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5pt" fo:font-weight="bold" officeooo:paragraph-rsid="002d577c" style:font-size-asian="15pt" style:font-weight-asian="bold" style:font-size-complex="15pt" style:font-weight-complex="bold"/>
    </style:style>
    <style:style style:name="P3" style:family="paragraph" style:parent-style-name="Standard">
      <style:text-properties fo:font-size="15pt" fo:font-weight="bold" officeooo:paragraph-rsid="004f46eb" style:font-size-asian="15pt" style:font-weight-asian="bold" style:font-size-complex="15pt" style:font-weight-complex="bold"/>
    </style:style>
    <style:style style:name="P4" style:family="paragraph" style:parent-style-name="Standard">
      <style:text-properties fo:font-size="15pt" fo:font-weight="bold" officeooo:paragraph-rsid="0068cb42" style:font-size-asian="15pt" style:font-weight-asian="bold" style:font-size-complex="15pt" style:font-weight-complex="bold"/>
    </style:style>
    <style:style style:name="P5" style:family="paragraph" style:parent-style-name="Standard">
      <style:text-properties officeooo:paragraph-rsid="0008b35c"/>
    </style:style>
    <style:style style:name="P6" style:family="paragraph" style:parent-style-name="Standard">
      <style:text-properties officeooo:paragraph-rsid="0009a28d"/>
    </style:style>
    <style:style style:name="P7" style:family="paragraph" style:parent-style-name="Standard">
      <style:text-properties officeooo:paragraph-rsid="000d5eb5"/>
    </style:style>
    <style:style style:name="P8" style:family="paragraph" style:parent-style-name="Standard">
      <style:text-properties officeooo:rsid="000e4f4b" officeooo:paragraph-rsid="000e4f4b"/>
    </style:style>
    <style:style style:name="P9" style:family="paragraph" style:parent-style-name="Standard">
      <style:text-properties officeooo:paragraph-rsid="002d577c"/>
    </style:style>
    <style:style style:name="P10" style:family="paragraph" style:parent-style-name="Standard">
      <style:text-properties fo:font-size="12pt" fo:font-weight="bold" officeooo:rsid="0009af5a" officeooo:paragraph-rsid="000d5eb5" style:font-size-asian="10.5pt" style:font-weight-asian="bold" style:font-size-complex="12pt" style:font-weight-complex="bold"/>
    </style:style>
    <style:style style:name="P11" style:family="paragraph" style:parent-style-name="Standard">
      <style:text-properties fo:font-size="11pt" officeooo:rsid="0009a28d" officeooo:paragraph-rsid="0009a28d" style:font-size-asian="11pt" style:font-size-complex="11pt"/>
    </style:style>
    <style:style style:name="P12" style:family="paragraph" style:parent-style-name="Standard">
      <style:text-properties fo:font-size="11pt" fo:font-weight="normal" officeooo:rsid="0009af5a" officeooo:paragraph-rsid="0009af5a" style:font-size-asian="11pt" style:font-weight-asian="normal" style:font-size-complex="11pt" style:font-weight-complex="normal"/>
    </style:style>
    <style:style style:name="P13" style:family="paragraph" style:parent-style-name="Standard">
      <style:text-properties officeooo:paragraph-rsid="004f46eb"/>
    </style:style>
    <style:style style:name="P14" style:family="paragraph" style:parent-style-name="Standard">
      <style:text-properties officeooo:paragraph-rsid="0068cb42"/>
    </style:style>
    <style:style style:name="P1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9af5a" officeooo:paragraph-rsid="0009af5a"/>
    </style:style>
    <style:style style:name="P16"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fo:font-weight="bold" officeooo:rsid="002a05b6" officeooo:paragraph-rsid="002a05b6" style:font-style-asian="normal" style:font-weight-asian="bold" style:font-style-complex="normal" style:font-weight-complex="bold"/>
    </style:style>
    <style:style style:name="P17"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italic" fo:font-weight="bold" officeooo:rsid="0020e4a8" officeooo:paragraph-rsid="0020e4a8" style:font-style-asian="italic" style:font-weight-asian="bold" style:font-style-complex="italic" style:font-weight-complex="bold"/>
    </style:style>
    <style:style style:name="P18"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italic" fo:font-weight="bold" officeooo:rsid="003f0bdb" officeooo:paragraph-rsid="003f0bdb" style:font-style-asian="italic" style:font-weight-asian="bold" style:font-style-complex="italic" style:font-weight-complex="bold"/>
    </style:style>
    <style:style style:name="P19"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ize="11pt" fo:font-style="normal" fo:font-weight="normal" officeooo:rsid="000d5eb5" officeooo:paragraph-rsid="000d5eb5" style:font-size-asian="11pt" style:font-style-asian="normal" style:font-weight-asian="normal" style:font-size-complex="11pt" style:font-style-complex="normal" style:font-weight-complex="normal"/>
    </style:style>
    <style:style style:name="P20"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ize="11pt" fo:font-style="normal" fo:font-weight="normal" officeooo:rsid="0025cb8a" officeooo:paragraph-rsid="0025cb8a" style:font-size-asian="11pt" style:font-style-asian="normal" style:font-weight-asian="normal" style:font-size-complex="11pt" style:font-style-complex="normal" style:font-weight-complex="normal"/>
    </style:style>
    <style:style style:name="P21" style:family="paragraph" style:parent-style-name="Standard">
      <loext:graphic-properties draw:fill="none"/>
      <style:paragraph-properties fo:margin-left="0.5in" fo:margin-right="0in" fo:text-indent="0in" style:auto-text-indent="false" fo:background-color="transparent"/>
      <style:text-properties officeooo:rsid="0009af5a" officeooo:paragraph-rsid="0009af5a"/>
    </style:style>
    <style:style style:name="P22" style:family="paragraph" style:parent-style-name="Standard">
      <loext:graphic-properties draw:fill="none"/>
      <style:paragraph-properties fo:margin-left="0.5in" fo:margin-right="0in" fo:text-indent="0in" style:auto-text-indent="false" fo:background-color="transparent"/>
      <style:text-properties fo:font-weight="bold" officeooo:rsid="000b27b9" officeooo:paragraph-rsid="000b27b9" style:font-weight-asian="bold" style:font-weight-complex="bold"/>
    </style:style>
    <style:style style:name="P23" style:family="paragraph" style:parent-style-name="Standard">
      <loext:graphic-properties draw:fill="none"/>
      <style:paragraph-properties fo:margin-left="0.5in" fo:margin-right="0in" fo:text-indent="0in" style:auto-text-indent="false" fo:background-color="transparent"/>
      <style:text-properties fo:font-weight="bold" officeooo:rsid="000d0856" officeooo:paragraph-rsid="000d0856" style:font-weight-asian="bold" style:font-weight-complex="bold"/>
    </style:style>
    <style:style style:name="P24" style:family="paragraph" style:parent-style-name="Standard">
      <loext:graphic-properties draw:fill="none"/>
      <style:paragraph-properties fo:margin-left="0.5in" fo:margin-right="0in" fo:text-indent="0in" style:auto-text-indent="false" fo:background-color="transparent"/>
      <style:text-properties fo:font-weight="bold" officeooo:rsid="000d5eb5" officeooo:paragraph-rsid="000d5eb5" style:font-weight-asian="bold" style:font-weight-complex="bold"/>
    </style:style>
    <style:style style:name="P25" style:family="paragraph" style:parent-style-name="Standard">
      <loext:graphic-properties draw:fill="none"/>
      <style:paragraph-properties fo:margin-left="0.5in" fo:margin-right="0in" fo:text-indent="0in" style:auto-text-indent="false" fo:background-color="transparent"/>
      <style:text-properties fo:font-weight="bold" officeooo:rsid="000e4f4b" officeooo:paragraph-rsid="000e4f4b" style:font-weight-asian="bold" style:font-weight-complex="bold"/>
    </style:style>
    <style:style style:name="P26" style:family="paragraph" style:parent-style-name="Standard">
      <loext:graphic-properties draw:fill="none"/>
      <style:paragraph-properties fo:margin-left="0.5in" fo:margin-right="0in" fo:text-indent="0in" style:auto-text-indent="false" fo:background-color="transparent"/>
      <style:text-properties fo:font-style="italic" fo:font-weight="bold" officeooo:rsid="000d0856" officeooo:paragraph-rsid="000d0856" style:font-style-asian="italic" style:font-weight-asian="bold" style:font-style-complex="italic" style:font-weight-complex="bold"/>
    </style:style>
    <style:style style:name="P27" style:family="paragraph" style:parent-style-name="Standard">
      <loext:graphic-properties draw:fill="none"/>
      <style:paragraph-properties fo:margin-left="0.5in" fo:margin-right="0in" fo:text-indent="0in" style:auto-text-indent="false" fo:background-color="transparent"/>
      <style:text-properties fo:font-style="italic" fo:font-weight="bold" officeooo:rsid="002aeae2" officeooo:paragraph-rsid="002aeae2" style:font-style-asian="italic" style:font-weight-asian="bold" style:font-style-complex="italic" style:font-weight-complex="bold"/>
    </style:style>
    <style:style style:name="P28" style:family="paragraph" style:parent-style-name="Standard">
      <loext:graphic-properties draw:fill="none"/>
      <style:paragraph-properties fo:margin-left="0.5in" fo:margin-right="0in" fo:text-indent="0in" style:auto-text-indent="false" fo:background-color="transparent"/>
      <style:text-properties fo:font-style="italic" fo:font-weight="bold" officeooo:rsid="002aeae2" officeooo:paragraph-rsid="002d577c" style:font-style-asian="italic" style:font-weight-asian="bold" style:font-style-complex="italic" style:font-weight-complex="bold"/>
    </style:style>
    <style:style style:name="P29"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25cb8a" officeooo:paragraph-rsid="0025cb8a" style:font-style-asian="normal" style:font-weight-asian="bold" style:font-style-complex="normal" style:font-weight-complex="bold"/>
    </style:style>
    <style:style style:name="P30"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27bc52" officeooo:paragraph-rsid="002955d1" style:font-style-asian="normal" style:font-weight-asian="bold" style:font-style-complex="normal" style:font-weight-complex="bold"/>
    </style:style>
    <style:style style:name="P31"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0e4f4b" officeooo:paragraph-rsid="000e4f4b" style:font-style-asian="normal" style:font-weight-asian="bold" style:font-style-complex="normal" style:font-weight-complex="bold"/>
    </style:style>
    <style:style style:name="P32"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0ff63e" officeooo:paragraph-rsid="000ff63e" style:font-style-asian="normal" style:font-weight-asian="bold" style:font-style-complex="normal" style:font-weight-complex="bold"/>
    </style:style>
    <style:style style:name="P33"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10aaaa" officeooo:paragraph-rsid="0010aaaa" style:font-style-asian="normal" style:font-weight-asian="bold" style:font-style-complex="normal" style:font-weight-complex="bold"/>
    </style:style>
    <style:style style:name="P34"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10fd43" officeooo:paragraph-rsid="0010fd43" style:font-style-asian="normal" style:font-weight-asian="bold" style:font-style-complex="normal" style:font-weight-complex="bold"/>
    </style:style>
    <style:style style:name="P35"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121234" officeooo:paragraph-rsid="00121234" style:font-style-asian="normal" style:font-weight-asian="bold" style:font-style-complex="normal" style:font-weight-complex="bold"/>
    </style:style>
    <style:style style:name="P36"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130f1f" officeooo:paragraph-rsid="00130f1f" style:font-style-asian="normal" style:font-weight-asian="bold" style:font-style-complex="normal" style:font-weight-complex="bold"/>
    </style:style>
    <style:style style:name="P37"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130f1f" officeooo:paragraph-rsid="0013e740" style:font-style-asian="normal" style:font-weight-asian="bold" style:font-style-complex="normal" style:font-weight-complex="bold"/>
    </style:style>
    <style:style style:name="P38"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130f1f" officeooo:paragraph-rsid="00149ffd" style:font-style-asian="normal" style:font-weight-asian="bold" style:font-style-complex="normal" style:font-weight-complex="bold"/>
    </style:style>
    <style:style style:name="P39"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130f1f" officeooo:paragraph-rsid="001598af" style:font-style-asian="normal" style:font-weight-asian="bold" style:font-style-complex="normal" style:font-weight-complex="bold"/>
    </style:style>
    <style:style style:name="P40"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130f1f" officeooo:paragraph-rsid="00174376" style:font-style-asian="normal" style:font-weight-asian="bold" style:font-style-complex="normal" style:font-weight-complex="bold"/>
    </style:style>
    <style:style style:name="P41"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130f1f" officeooo:paragraph-rsid="001797a8" style:font-style-asian="normal" style:font-weight-asian="bold" style:font-style-complex="normal" style:font-weight-complex="bold"/>
    </style:style>
    <style:style style:name="P42"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130f1f" officeooo:paragraph-rsid="0018606c" style:font-style-asian="normal" style:font-weight-asian="bold" style:font-style-complex="normal" style:font-weight-complex="bold"/>
    </style:style>
    <style:style style:name="P43"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130f1f" officeooo:paragraph-rsid="001878e0" style:font-style-asian="normal" style:font-weight-asian="bold" style:font-style-complex="normal" style:font-weight-complex="bold"/>
    </style:style>
    <style:style style:name="P44"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130f1f" officeooo:paragraph-rsid="001a587f" style:font-style-asian="normal" style:font-weight-asian="bold" style:font-style-complex="normal" style:font-weight-complex="bold"/>
    </style:style>
    <style:style style:name="P45"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130f1f" officeooo:paragraph-rsid="001ab89e" style:font-style-asian="normal" style:font-weight-asian="bold" style:font-style-complex="normal" style:font-weight-complex="bold"/>
    </style:style>
    <style:style style:name="P46"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130f1f" officeooo:paragraph-rsid="001ae8e6" style:font-style-asian="normal" style:font-weight-asian="bold" style:font-style-complex="normal" style:font-weight-complex="bold"/>
    </style:style>
    <style:style style:name="P47"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1ae8e6" officeooo:paragraph-rsid="001ae8e6" style:font-style-asian="normal" style:font-weight-asian="bold" style:font-style-complex="normal" style:font-weight-complex="bold"/>
    </style:style>
    <style:style style:name="P48"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1d9701" officeooo:paragraph-rsid="001d9701" style:font-style-asian="normal" style:font-weight-asian="bold" style:font-style-complex="normal" style:font-weight-complex="bold"/>
    </style:style>
    <style:style style:name="P49"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20e4a8" officeooo:paragraph-rsid="0020e4a8" style:font-style-asian="normal" style:font-weight-asian="bold" style:font-style-complex="normal" style:font-weight-complex="bold"/>
    </style:style>
    <style:style style:name="P50"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22e0a0" officeooo:paragraph-rsid="0022e0a0" style:font-style-asian="normal" style:font-weight-asian="bold" style:font-style-complex="normal" style:font-weight-complex="bold"/>
    </style:style>
    <style:style style:name="P51"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2455d2" officeooo:paragraph-rsid="002455d2" style:font-style-asian="normal" style:font-weight-asian="bold" style:font-style-complex="normal" style:font-weight-complex="bold"/>
    </style:style>
    <style:style style:name="P52"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307539" officeooo:paragraph-rsid="00307539" style:font-style-asian="normal" style:font-weight-asian="bold" style:font-style-complex="normal" style:font-weight-complex="bold"/>
    </style:style>
    <style:style style:name="P53"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309520" officeooo:paragraph-rsid="00309520" style:font-style-asian="normal" style:font-weight-asian="bold" style:font-style-complex="normal" style:font-weight-complex="bold"/>
    </style:style>
    <style:style style:name="P54"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32b755" officeooo:paragraph-rsid="0032b755" style:font-style-asian="normal" style:font-weight-asian="bold" style:font-style-complex="normal" style:font-weight-complex="bold"/>
    </style:style>
    <style:style style:name="P55"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34763f" officeooo:paragraph-rsid="0034763f" style:font-style-asian="normal" style:font-weight-asian="bold" style:font-style-complex="normal" style:font-weight-complex="bold"/>
    </style:style>
    <style:style style:name="P56"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34763f" officeooo:paragraph-rsid="003b543a" style:font-style-asian="normal" style:font-weight-asian="bold" style:font-style-complex="normal" style:font-weight-complex="bold"/>
    </style:style>
    <style:style style:name="P57"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3669b4" officeooo:paragraph-rsid="003669b4" style:font-style-asian="normal" style:font-weight-asian="bold" style:font-style-complex="normal" style:font-weight-complex="bold"/>
    </style:style>
    <style:style style:name="P58" style:family="paragraph" style:parent-style-name="Standard">
      <loext:graphic-properties draw:fill="none"/>
      <style:paragraph-properties fo:margin-left="0.5in" fo:margin-right="0in" fo:text-indent="0in" style:auto-text-indent="false" fo:background-color="transparent"/>
      <style:text-properties fo:font-style="normal" fo:font-weight="bold" officeooo:rsid="003f0bdb" officeooo:paragraph-rsid="003f0bdb" style:font-style-asian="normal" style:font-weight-asian="bold" style:font-style-complex="normal" style:font-weight-complex="bold"/>
    </style:style>
    <style:style style:name="P59" style:family="paragraph" style:parent-style-name="Standard">
      <loext:graphic-properties draw:fill="none"/>
      <style:paragraph-properties fo:margin-left="0.5in" fo:margin-right="0in" fo:text-indent="0in" style:auto-text-indent="false" fo:background-color="transparent"/>
      <style:text-properties fo:font-size="11pt" fo:font-weight="normal" officeooo:rsid="0009af5a" officeooo:paragraph-rsid="0009af5a" style:font-size-asian="11pt" style:font-weight-asian="normal" style:font-size-complex="11pt" style:font-weight-complex="normal"/>
    </style:style>
    <style:style style:name="P60" style:family="paragraph" style:parent-style-name="Standard">
      <loext:graphic-properties draw:fill="none"/>
      <style:paragraph-properties fo:margin-left="0.5in" fo:margin-right="0in" fo:text-indent="0in" style:auto-text-indent="false" fo:background-color="transparent"/>
      <style:text-properties fo:font-size="11pt" fo:font-weight="normal" officeooo:rsid="000b27b9" officeooo:paragraph-rsid="000b27b9" style:font-size-asian="11pt" style:font-weight-asian="normal" style:font-size-complex="11pt" style:font-weight-complex="normal"/>
    </style:style>
    <style:style style:name="P61" style:family="paragraph" style:parent-style-name="Standard">
      <loext:graphic-properties draw:fill="none"/>
      <style:paragraph-properties fo:margin-left="0.5in" fo:margin-right="0in" fo:text-indent="0in" style:auto-text-indent="false" fo:background-color="transparent"/>
      <style:text-properties fo:font-size="11pt" fo:font-weight="normal" officeooo:rsid="000d0856" officeooo:paragraph-rsid="000d0856" style:font-size-asian="11pt" style:font-weight-asian="normal" style:font-size-complex="11pt" style:font-weight-complex="normal"/>
    </style:style>
    <style:style style:name="P62" style:family="paragraph" style:parent-style-name="Standard">
      <loext:graphic-properties draw:fill="none"/>
      <style:paragraph-properties fo:margin-left="0.5in" fo:margin-right="0in" fo:text-indent="0in" style:auto-text-indent="false" fo:background-color="transparent"/>
      <style:text-properties fo:font-size="11pt" fo:font-weight="normal" officeooo:rsid="000d5eb5" officeooo:paragraph-rsid="000d5eb5" style:font-size-asian="11pt" style:font-weight-asian="normal" style:font-size-complex="11pt" style:font-weight-complex="normal"/>
    </style:style>
    <style:style style:name="P63" style:family="paragraph" style:parent-style-name="Standard">
      <loext:graphic-properties draw:fill="none"/>
      <style:paragraph-properties fo:margin-left="0.5in" fo:margin-right="0in" fo:text-indent="0in" style:auto-text-indent="false" fo:background-color="transparent"/>
      <style:text-properties fo:font-size="11pt" fo:font-weight="normal" officeooo:rsid="000e4f4b" officeooo:paragraph-rsid="000d5eb5" style:font-size-asian="11pt" style:font-weight-asian="normal" style:font-size-complex="11pt" style:font-weight-complex="normal"/>
    </style:style>
    <style:style style:name="P64" style:family="paragraph" style:parent-style-name="Standard">
      <loext:graphic-properties draw:fill="none"/>
      <style:paragraph-properties fo:margin-left="0.5in" fo:margin-right="0in" fo:text-indent="0in" style:auto-text-indent="false" fo:background-color="transparent"/>
      <style:text-properties fo:font-size="11pt" fo:font-style="italic" fo:font-weight="normal" officeooo:rsid="000d0856" officeooo:paragraph-rsid="000d0856" style:font-size-asian="11pt" style:font-style-asian="italic" style:font-weight-asian="normal" style:font-size-complex="11pt" style:font-style-complex="italic" style:font-weight-complex="normal"/>
    </style:style>
    <style:style style:name="P65" style:family="paragraph" style:parent-style-name="Standard">
      <loext:graphic-properties draw:fill="none"/>
      <style:paragraph-properties fo:margin-left="0.5in" fo:margin-right="0in" fo:text-indent="0in" style:auto-text-indent="false" fo:background-color="transparent"/>
      <style:text-properties fo:font-size="11pt" fo:font-style="italic" fo:font-weight="normal" officeooo:rsid="000d5eb5" officeooo:paragraph-rsid="000d5eb5" style:font-size-asian="11pt" style:font-style-asian="italic" style:font-weight-asian="normal" style:font-size-complex="11pt" style:font-style-complex="italic" style:font-weight-complex="normal"/>
    </style:style>
    <style:style style:name="P66" style:family="paragraph" style:parent-style-name="Standard">
      <loext:graphic-properties draw:fill="none"/>
      <style:paragraph-properties fo:margin-left="0.5in" fo:margin-right="0in" fo:text-indent="0in" style:auto-text-indent="false" fo:background-color="transparent"/>
      <style:text-properties fo:font-size="11pt" fo:font-style="italic" fo:font-weight="normal" officeooo:rsid="0020e4a8" officeooo:paragraph-rsid="0020e4a8" style:font-size-asian="11pt" style:font-style-asian="italic" style:font-weight-asian="normal" style:font-size-complex="11pt" style:font-style-complex="italic" style:font-weight-complex="normal"/>
    </style:style>
    <style:style style:name="P67" style:family="paragraph" style:parent-style-name="Standard">
      <loext:graphic-properties draw:fill="none"/>
      <style:paragraph-properties fo:margin-left="0.5in" fo:margin-right="0in" fo:text-indent="0in" style:auto-text-indent="false" fo:background-color="transparent"/>
      <style:text-properties fo:font-size="11pt" fo:font-style="italic" fo:font-weight="normal" officeooo:rsid="0020e4a8" officeooo:paragraph-rsid="0024bf4b" style:font-size-asian="11pt" style:font-style-asian="italic" style:font-weight-asian="normal" style:font-size-complex="11pt" style:font-style-complex="italic" style:font-weight-complex="normal"/>
    </style:style>
    <style:style style:name="P68" style:family="paragraph" style:parent-style-name="Standard">
      <loext:graphic-properties draw:fill="none"/>
      <style:paragraph-properties fo:margin-left="0.5in" fo:margin-right="0in" fo:text-indent="0in" style:auto-text-indent="false" fo:background-color="transparent"/>
      <style:text-properties fo:font-size="11pt" fo:font-style="italic" fo:font-weight="normal" officeooo:rsid="002aeae2" officeooo:paragraph-rsid="002aeae2" style:font-size-asian="11pt" style:font-style-asian="italic" style:font-weight-asian="normal" style:font-size-complex="11pt" style:font-style-complex="italic" style:font-weight-complex="normal"/>
    </style:style>
    <style:style style:name="P69" style:family="paragraph" style:parent-style-name="Standard">
      <loext:graphic-properties draw:fill="none"/>
      <style:paragraph-properties fo:margin-left="0.5in" fo:margin-right="0in" fo:text-indent="0in" style:auto-text-indent="false" fo:background-color="transparent"/>
      <style:text-properties fo:font-size="11pt" fo:font-style="italic" fo:font-weight="normal" officeooo:rsid="00307539" officeooo:paragraph-rsid="002d577c" style:font-size-asian="11pt" style:font-style-asian="italic" style:font-weight-asian="normal" style:font-size-complex="11pt" style:font-style-complex="italic" style:font-weight-complex="normal"/>
    </style:style>
    <style:style style:name="P70" style:family="paragraph" style:parent-style-name="Standard">
      <loext:graphic-properties draw:fill="none"/>
      <style:paragraph-properties fo:margin-left="0.5in" fo:margin-right="0in" fo:text-indent="0in" style:auto-text-indent="false" fo:background-color="transparent"/>
      <style:text-properties fo:font-size="11pt" fo:font-style="italic" fo:font-weight="normal" officeooo:rsid="00307539" officeooo:paragraph-rsid="00307539" style:font-size-asian="11pt" style:font-style-asian="italic" style:font-weight-asian="normal" style:font-size-complex="11pt" style:font-style-complex="italic" style:font-weight-complex="normal"/>
    </style:style>
    <style:style style:name="P71" style:family="paragraph" style:parent-style-name="Standard">
      <loext:graphic-properties draw:fill="none"/>
      <style:paragraph-properties fo:margin-left="0.5in" fo:margin-right="0in" fo:text-indent="0in" style:auto-text-indent="false" fo:background-color="transparent"/>
      <style:text-properties fo:font-size="11pt" fo:font-style="italic" fo:font-weight="normal" officeooo:rsid="00309520" officeooo:paragraph-rsid="00309520" style:font-size-asian="11pt" style:font-style-asian="italic" style:font-weight-asian="normal" style:font-size-complex="11pt" style:font-style-complex="italic" style:font-weight-complex="normal"/>
    </style:style>
    <style:style style:name="P72" style:family="paragraph" style:parent-style-name="Standard">
      <loext:graphic-properties draw:fill="none"/>
      <style:paragraph-properties fo:margin-left="0.5in" fo:margin-right="0in" fo:text-indent="0in" style:auto-text-indent="false" fo:background-color="transparent"/>
      <style:text-properties fo:font-size="11pt" fo:font-style="italic" fo:font-weight="normal" officeooo:rsid="003c4d63" officeooo:paragraph-rsid="003c4d63" style:font-size-asian="11pt" style:font-style-asian="italic" style:font-weight-asian="normal" style:font-size-complex="11pt" style:font-style-complex="italic" style:font-weight-complex="normal"/>
    </style:style>
    <style:style style:name="P73" style:family="paragraph" style:parent-style-name="Standard">
      <loext:graphic-properties draw:fill="none"/>
      <style:paragraph-properties fo:margin-left="0.5in" fo:margin-right="0in" fo:text-indent="0in" style:auto-text-indent="false" fo:background-color="transparent"/>
      <style:text-properties fo:font-size="11pt" fo:font-style="italic" fo:font-weight="normal" officeooo:rsid="001d9701" officeooo:paragraph-rsid="003e14a1" style:font-size-asian="11pt" style:font-style-asian="italic" style:font-weight-asian="normal" style:font-size-complex="11pt" style:font-style-complex="italic" style:font-weight-complex="normal"/>
    </style:style>
    <style:style style:name="P74" style:family="paragraph" style:parent-style-name="Standard">
      <loext:graphic-properties draw:fill="none"/>
      <style:paragraph-properties fo:margin-left="0.5in" fo:margin-right="0in" fo:text-indent="0in" style:auto-text-indent="false" fo:background-color="transparent"/>
      <style:text-properties fo:font-size="11pt" fo:font-style="italic" fo:font-weight="normal" officeooo:rsid="001d9701" officeooo:paragraph-rsid="00403055" style:font-size-asian="11pt" style:font-style-asian="italic" style:font-weight-asian="normal" style:font-size-complex="11pt" style:font-style-complex="italic" style:font-weight-complex="normal"/>
    </style:style>
    <style:style style:name="P75"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bold" officeooo:rsid="002aeae2" officeooo:paragraph-rsid="004f46eb" style:font-size-asian="11pt" style:font-style-asian="italic" style:font-weight-asian="bold" style:font-size-complex="11pt" style:font-style-complex="italic" style:font-weight-complex="bold"/>
    </style:style>
    <style:style style:name="P76"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bold" officeooo:rsid="002aeae2" officeooo:paragraph-rsid="0068cb42" style:font-size-asian="11pt" style:font-style-asian="italic" style:font-weight-asian="bold" style:font-size-complex="11pt" style:font-style-complex="italic" style:font-weight-complex="bold"/>
    </style:style>
    <style:style style:name="P77"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bold" officeooo:rsid="0062fe26" officeooo:paragraph-rsid="0062fe26" style:font-size-asian="11pt" style:font-style-asian="italic" style:font-weight-asian="bold" style:font-size-complex="11pt" style:font-style-complex="italic" style:font-weight-complex="bold"/>
    </style:style>
    <style:style style:name="P78"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bold" officeooo:rsid="00630660" officeooo:paragraph-rsid="00630660" style:font-size-asian="11pt" style:font-style-asian="italic" style:font-weight-asian="bold" style:font-size-complex="11pt" style:font-style-complex="italic" style:font-weight-complex="bold"/>
    </style:style>
    <style:style style:name="P79"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bold" officeooo:rsid="00655f4e" officeooo:paragraph-rsid="00655f4e" style:font-size-asian="11pt" style:font-style-asian="italic" style:font-weight-asian="bold" style:font-size-complex="11pt" style:font-style-complex="italic" style:font-weight-complex="bold"/>
    </style:style>
    <style:style style:name="P80"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40e759" officeooo:paragraph-rsid="0040e759" style:font-size-asian="11pt" style:font-style-asian="italic" style:font-weight-asian="normal" style:font-size-complex="11pt" style:font-style-complex="italic" style:font-weight-complex="normal"/>
    </style:style>
    <style:style style:name="P81"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40e759" officeooo:paragraph-rsid="0042147a" style:font-size-asian="11pt" style:font-style-asian="italic" style:font-weight-asian="normal" style:font-size-complex="11pt" style:font-style-complex="italic" style:font-weight-complex="normal"/>
    </style:style>
    <style:style style:name="P82"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43d316" officeooo:paragraph-rsid="0043d316" style:font-size-asian="11pt" style:font-style-asian="italic" style:font-weight-asian="normal" style:font-size-complex="11pt" style:font-style-complex="italic" style:font-weight-complex="normal"/>
    </style:style>
    <style:style style:name="P83"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43d316" officeooo:paragraph-rsid="004a9cd6" style:font-size-asian="11pt" style:font-style-asian="italic" style:font-weight-asian="normal" style:font-size-complex="11pt" style:font-style-complex="italic" style:font-weight-complex="normal"/>
    </style:style>
    <style:style style:name="P84"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43d316" officeooo:paragraph-rsid="004cf54f" style:font-size-asian="11pt" style:font-style-asian="italic" style:font-weight-asian="normal" style:font-size-complex="11pt" style:font-style-complex="italic" style:font-weight-complex="normal"/>
    </style:style>
    <style:style style:name="P85"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43d316" officeooo:paragraph-rsid="004e5c61" style:font-size-asian="11pt" style:font-style-asian="italic" style:font-weight-asian="normal" style:font-size-complex="11pt" style:font-style-complex="italic" style:font-weight-complex="normal"/>
    </style:style>
    <style:style style:name="P86"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4e5c61" officeooo:paragraph-rsid="004e5c61" style:font-size-asian="11pt" style:font-style-asian="italic" style:font-weight-asian="normal" style:font-size-complex="11pt" style:font-style-complex="italic" style:font-weight-complex="normal"/>
    </style:style>
    <style:style style:name="P87"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60d8cb" officeooo:paragraph-rsid="0060d8cb" style:font-size-asian="11pt" style:font-style-asian="italic" style:font-weight-asian="normal" style:font-size-complex="11pt" style:font-style-complex="italic" style:font-weight-complex="normal"/>
    </style:style>
    <style:style style:name="P88"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60d8cb" officeooo:paragraph-rsid="0062fe26" style:font-size-asian="11pt" style:font-style-asian="italic" style:font-weight-asian="normal" style:font-size-complex="11pt" style:font-style-complex="italic" style:font-weight-complex="normal"/>
    </style:style>
    <style:style style:name="P89"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60d8cb" officeooo:paragraph-rsid="00630660" style:font-size-asian="11pt" style:font-style-asian="italic" style:font-weight-asian="normal" style:font-size-complex="11pt" style:font-style-complex="italic" style:font-weight-complex="normal"/>
    </style:style>
    <style:style style:name="P90"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63c1a0" officeooo:paragraph-rsid="0063c1a0" style:font-size-asian="11pt" style:font-style-asian="italic" style:font-weight-asian="normal" style:font-size-complex="11pt" style:font-style-complex="italic" style:font-weight-complex="normal"/>
    </style:style>
    <style:style style:name="P91"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655f4e" officeooo:paragraph-rsid="00655f4e" style:font-size-asian="11pt" style:font-style-asian="italic" style:font-weight-asian="normal" style:font-size-complex="11pt" style:font-style-complex="italic" style:font-weight-complex="normal"/>
    </style:style>
    <style:style style:name="P92"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66bbdf" officeooo:paragraph-rsid="0066bbdf" style:font-size-asian="11pt" style:font-style-asian="italic" style:font-weight-asian="normal" style:font-size-complex="11pt" style:font-style-complex="italic" style:font-weight-complex="normal"/>
    </style:style>
    <style:style style:name="P93"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0d5eb5" officeooo:paragraph-rsid="000d5eb5" style:font-size-asian="11pt" style:font-style-asian="normal" style:font-weight-asian="normal" style:font-size-complex="11pt" style:font-style-complex="normal" style:font-weight-complex="normal"/>
    </style:style>
    <style:style style:name="P94"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0d5eb5" officeooo:paragraph-rsid="00130f1f" style:font-size-asian="11pt" style:font-style-asian="normal" style:font-weight-asian="normal" style:font-size-complex="11pt" style:font-style-complex="normal" style:font-weight-complex="normal"/>
    </style:style>
    <style:style style:name="P95"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0e4f4b" officeooo:paragraph-rsid="000e4f4b" style:font-size-asian="11pt" style:font-style-asian="normal" style:font-weight-asian="normal" style:font-size-complex="11pt" style:font-style-complex="normal" style:font-weight-complex="normal"/>
    </style:style>
    <style:style style:name="P96"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0ff63e" officeooo:paragraph-rsid="000ff63e" style:font-size-asian="11pt" style:font-style-asian="normal" style:font-weight-asian="normal" style:font-size-complex="11pt" style:font-style-complex="normal" style:font-weight-complex="normal"/>
    </style:style>
    <style:style style:name="P97"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0aaaa" officeooo:paragraph-rsid="0010aaaa" style:font-size-asian="11pt" style:font-style-asian="normal" style:font-weight-asian="normal" style:font-size-complex="11pt" style:font-style-complex="normal" style:font-weight-complex="normal"/>
    </style:style>
    <style:style style:name="P98"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0fd43" officeooo:paragraph-rsid="0010fd43" style:font-size-asian="11pt" style:font-style-asian="normal" style:font-weight-asian="normal" style:font-size-complex="11pt" style:font-style-complex="normal" style:font-weight-complex="normal"/>
    </style:style>
    <style:style style:name="P99"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21234" officeooo:paragraph-rsid="0010fd43" style:font-size-asian="11pt" style:font-style-asian="normal" style:font-weight-asian="normal" style:font-size-complex="11pt" style:font-style-complex="normal" style:font-weight-complex="normal"/>
    </style:style>
    <style:style style:name="P100"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21234" officeooo:paragraph-rsid="00121234" style:font-size-asian="11pt" style:font-style-asian="normal" style:font-weight-asian="normal" style:font-size-complex="11pt" style:font-style-complex="normal" style:font-weight-complex="normal"/>
    </style:style>
    <style:style style:name="P101"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30f1f" officeooo:paragraph-rsid="00130f1f" style:font-size-asian="11pt" style:font-style-asian="normal" style:font-weight-asian="normal" style:font-size-complex="11pt" style:font-style-complex="normal" style:font-weight-complex="normal"/>
    </style:style>
    <style:style style:name="P102"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3e740" officeooo:paragraph-rsid="0013e740" style:font-size-asian="11pt" style:font-style-asian="normal" style:font-weight-asian="normal" style:font-size-complex="11pt" style:font-style-complex="normal" style:font-weight-complex="normal"/>
    </style:style>
    <style:style style:name="P103"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49ffd" officeooo:paragraph-rsid="0013e740" style:font-size-asian="11pt" style:font-style-asian="normal" style:font-weight-asian="normal" style:font-size-complex="11pt" style:font-style-complex="normal" style:font-weight-complex="normal"/>
    </style:style>
    <style:style style:name="P104"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49ffd" officeooo:paragraph-rsid="00149ffd" style:font-size-asian="11pt" style:font-style-asian="normal" style:font-weight-asian="normal" style:font-size-complex="11pt" style:font-style-complex="normal" style:font-weight-complex="normal"/>
    </style:style>
    <style:style style:name="P105"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598af" officeooo:paragraph-rsid="00149ffd" style:font-size-asian="11pt" style:font-style-asian="normal" style:font-weight-asian="normal" style:font-size-complex="11pt" style:font-style-complex="normal" style:font-weight-complex="normal"/>
    </style:style>
    <style:style style:name="P106"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598af" officeooo:paragraph-rsid="001598af" style:font-size-asian="11pt" style:font-style-asian="normal" style:font-weight-asian="normal" style:font-size-complex="11pt" style:font-style-complex="normal" style:font-weight-complex="normal"/>
    </style:style>
    <style:style style:name="P107"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74376" officeooo:paragraph-rsid="001598af" style:font-size-asian="11pt" style:font-style-asian="normal" style:font-weight-asian="normal" style:font-size-complex="11pt" style:font-style-complex="normal" style:font-weight-complex="normal"/>
    </style:style>
    <style:style style:name="P108"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74376" officeooo:paragraph-rsid="00174376" style:font-size-asian="11pt" style:font-style-asian="normal" style:font-weight-asian="normal" style:font-size-complex="11pt" style:font-style-complex="normal" style:font-weight-complex="normal"/>
    </style:style>
    <style:style style:name="P109"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8606c" officeooo:paragraph-rsid="001797a8" style:font-size-asian="11pt" style:font-style-asian="normal" style:font-weight-asian="normal" style:font-size-complex="11pt" style:font-style-complex="normal" style:font-weight-complex="normal"/>
    </style:style>
    <style:style style:name="P110"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8606c" officeooo:paragraph-rsid="0018606c" style:font-size-asian="11pt" style:font-style-asian="normal" style:font-weight-asian="normal" style:font-size-complex="11pt" style:font-style-complex="normal" style:font-weight-complex="normal"/>
    </style:style>
    <style:style style:name="P111"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878e0" officeooo:paragraph-rsid="001878e0" style:font-size-asian="11pt" style:font-style-asian="normal" style:font-weight-asian="normal" style:font-size-complex="11pt" style:font-style-complex="normal" style:font-weight-complex="normal"/>
    </style:style>
    <style:style style:name="P112"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9efc8" officeooo:paragraph-rsid="001878e0" style:font-size-asian="11pt" style:font-style-asian="normal" style:font-weight-asian="normal" style:font-size-complex="11pt" style:font-style-complex="normal" style:font-weight-complex="normal"/>
    </style:style>
    <style:style style:name="P113"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a587f" officeooo:paragraph-rsid="001a587f" style:font-size-asian="11pt" style:font-style-asian="normal" style:font-weight-asian="normal" style:font-size-complex="11pt" style:font-style-complex="normal" style:font-weight-complex="normal"/>
    </style:style>
    <style:style style:name="P114"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ab89e" officeooo:paragraph-rsid="001ab89e" style:font-size-asian="11pt" style:font-style-asian="normal" style:font-weight-asian="normal" style:font-size-complex="11pt" style:font-style-complex="normal" style:font-weight-complex="normal"/>
    </style:style>
    <style:style style:name="P115"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ae8e6" officeooo:paragraph-rsid="001ab89e" style:font-size-asian="11pt" style:font-style-asian="normal" style:font-weight-asian="normal" style:font-size-complex="11pt" style:font-style-complex="normal" style:font-weight-complex="normal"/>
    </style:style>
    <style:style style:name="P116"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ae8e6" officeooo:paragraph-rsid="001ae8e6" style:font-size-asian="11pt" style:font-style-asian="normal" style:font-weight-asian="normal" style:font-size-complex="11pt" style:font-style-complex="normal" style:font-weight-complex="normal"/>
    </style:style>
    <style:style style:name="P117"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ce640" officeooo:paragraph-rsid="001ae8e6" style:font-size-asian="11pt" style:font-style-asian="normal" style:font-weight-asian="normal" style:font-size-complex="11pt" style:font-style-complex="normal" style:font-weight-complex="normal"/>
    </style:style>
    <style:style style:name="P118"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ce640" officeooo:paragraph-rsid="001d9701" style:font-size-asian="11pt" style:font-style-asian="normal" style:font-weight-asian="normal" style:font-size-complex="11pt" style:font-style-complex="normal" style:font-weight-complex="normal"/>
    </style:style>
    <style:style style:name="P119"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ce640" officeooo:paragraph-rsid="0020e4a8" style:font-size-asian="11pt" style:font-style-asian="normal" style:font-weight-asian="normal" style:font-size-complex="11pt" style:font-style-complex="normal" style:font-weight-complex="normal"/>
    </style:style>
    <style:style style:name="P120"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1d9701" officeooo:paragraph-rsid="001d9701" style:font-size-asian="11pt" style:font-style-asian="normal" style:font-weight-asian="normal" style:font-size-complex="11pt" style:font-style-complex="normal" style:font-weight-complex="normal"/>
    </style:style>
    <style:style style:name="P121"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20e4a8" officeooo:paragraph-rsid="001d9701" style:font-size-asian="11pt" style:font-style-asian="normal" style:font-weight-asian="normal" style:font-size-complex="11pt" style:font-style-complex="normal" style:font-weight-complex="normal"/>
    </style:style>
    <style:style style:name="P122"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20e4a8" officeooo:paragraph-rsid="0020e4a8" style:font-size-asian="11pt" style:font-style-asian="normal" style:font-weight-asian="normal" style:font-size-complex="11pt" style:font-style-complex="normal" style:font-weight-complex="normal"/>
    </style:style>
    <style:style style:name="P123"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22e0a0" officeooo:paragraph-rsid="0022e0a0" style:font-size-asian="11pt" style:font-style-asian="normal" style:font-weight-asian="normal" style:font-size-complex="11pt" style:font-style-complex="normal" style:font-weight-complex="normal"/>
    </style:style>
    <style:style style:name="P124"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2455d2" officeooo:paragraph-rsid="002455d2" style:font-size-asian="11pt" style:font-style-asian="normal" style:font-weight-asian="normal" style:font-size-complex="11pt" style:font-style-complex="normal" style:font-weight-complex="normal"/>
    </style:style>
    <style:style style:name="P125"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25cb8a" officeooo:paragraph-rsid="0025cb8a" style:font-size-asian="11pt" style:font-style-asian="normal" style:font-weight-asian="normal" style:font-size-complex="11pt" style:font-style-complex="normal" style:font-weight-complex="normal"/>
    </style:style>
    <style:style style:name="P126"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2a05b6" officeooo:paragraph-rsid="002a05b6"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309520" officeooo:paragraph-rsid="00307539" style:font-size-asian="11pt" style:font-style-asian="normal" style:font-weight-asian="normal" style:font-size-complex="11pt" style:font-style-complex="normal" style:font-weight-complex="normal"/>
    </style:style>
    <style:style style:name="P128"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309520" officeooo:paragraph-rsid="00309520"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32b755" officeooo:paragraph-rsid="00309520"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32b755" officeooo:paragraph-rsid="0032b755"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34763f" officeooo:paragraph-rsid="0032b755"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34763f" officeooo:paragraph-rsid="0034763f"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38df74" officeooo:paragraph-rsid="0034763f"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39b636" officeooo:paragraph-rsid="0034763f"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3a0d5c" officeooo:paragraph-rsid="0034763f"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3a0d5c" officeooo:paragraph-rsid="003b543a" style:font-size-asian="11pt" style:font-style-asian="normal" style:font-weight-asian="normal" style:font-size-complex="11pt" style:font-style-complex="normal" style:font-weight-complex="normal"/>
    </style:style>
    <style:style style:name="P137"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3b543a" officeooo:paragraph-rsid="0034763f" style:font-size-asian="11pt" style:font-style-asian="normal" style:font-weight-asian="normal" style:font-size-complex="11pt" style:font-style-complex="normal" style:font-weight-complex="normal"/>
    </style:style>
    <style:style style:name="P138"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bold" officeooo:rsid="00307539" officeooo:paragraph-rsid="0034763f" style:font-size-asian="11pt" style:font-style-asian="normal" style:font-weight-asian="bold" style:font-size-complex="11pt" style:font-style-complex="normal" style:font-weight-complex="bold"/>
    </style:style>
    <style:style style:name="P139"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bold" officeooo:rsid="00307539" officeooo:paragraph-rsid="003c4d63" style:font-size-asian="11pt" style:font-style-asian="normal" style:font-weight-asian="bold" style:font-size-complex="11pt" style:font-style-complex="normal" style:font-weight-complex="bold"/>
    </style:style>
    <style:style style:name="P140"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bold" officeooo:rsid="003f0bdb" officeooo:paragraph-rsid="003f0bdb" style:font-size-asian="11pt" style:font-style-asian="normal" style:font-weight-asian="bold" style:font-size-complex="11pt" style:font-style-complex="normal" style:font-weight-complex="bold"/>
    </style:style>
    <style:style style:name="P141"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bold" officeooo:rsid="00403055" officeooo:paragraph-rsid="00403055" style:font-size-asian="11pt" style:font-style-asian="normal" style:font-weight-asian="bold" style:font-size-complex="11pt" style:font-style-complex="normal" style:font-weight-complex="bold"/>
    </style:style>
    <style:style style:name="P142"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03055" officeooo:paragraph-rsid="00403055" style:font-size-asian="11pt" style:font-style-asian="normal" style:font-weight-asian="bold" style:font-size-complex="11pt" style:font-style-complex="normal" style:font-weight-complex="bold"/>
    </style:style>
    <style:style style:name="P143"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0e759" officeooo:paragraph-rsid="0040e759" style:font-size-asian="11pt" style:font-style-asian="normal" style:font-weight-asian="bold" style:font-size-complex="11pt" style:font-style-complex="normal" style:font-weight-complex="bold"/>
    </style:style>
    <style:style style:name="P144"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2147a" officeooo:paragraph-rsid="0042147a" style:font-size-asian="11pt" style:font-style-asian="normal" style:font-weight-asian="bold" style:font-size-complex="11pt" style:font-style-complex="normal" style:font-weight-complex="bold"/>
    </style:style>
    <style:style style:name="P145"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3d316" officeooo:paragraph-rsid="0043d316" style:font-size-asian="11pt" style:font-style-asian="normal" style:font-weight-asian="bold" style:font-size-complex="11pt" style:font-style-complex="normal" style:font-weight-complex="bold"/>
    </style:style>
    <style:style style:name="P146"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3d316" officeooo:paragraph-rsid="004a9cd6" style:font-size-asian="11pt" style:font-style-asian="normal" style:font-weight-asian="bold" style:font-size-complex="11pt" style:font-style-complex="normal" style:font-weight-complex="bold"/>
    </style:style>
    <style:style style:name="P147"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3d316" officeooo:paragraph-rsid="004cf54f" style:font-size-asian="11pt" style:font-style-asian="normal" style:font-weight-asian="bold" style:font-size-complex="11pt" style:font-style-complex="normal" style:font-weight-complex="bold"/>
    </style:style>
    <style:style style:name="P148"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3d316" officeooo:paragraph-rsid="004e5c61" style:font-size-asian="11pt" style:font-style-asian="normal" style:font-weight-asian="bold" style:font-size-complex="11pt" style:font-style-complex="normal" style:font-weight-complex="bold"/>
    </style:style>
    <style:style style:name="P149"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4037b" officeooo:paragraph-rsid="0044037b" style:font-size-asian="11pt" style:font-style-asian="normal" style:font-weight-asian="bold" style:font-size-complex="11pt" style:font-style-complex="normal" style:font-weight-complex="bold"/>
    </style:style>
    <style:style style:name="P150"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40559" officeooo:paragraph-rsid="00440559" style:font-size-asian="11pt" style:font-style-asian="normal" style:font-weight-asian="bold" style:font-size-complex="11pt" style:font-style-complex="normal" style:font-weight-complex="bold"/>
    </style:style>
    <style:style style:name="P151"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40559" officeooo:paragraph-rsid="0044f995" style:font-size-asian="11pt" style:font-style-asian="normal" style:font-weight-asian="bold" style:font-size-complex="11pt" style:font-style-complex="normal" style:font-weight-complex="bold"/>
    </style:style>
    <style:style style:name="P152"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4f995" officeooo:paragraph-rsid="0044f995" style:font-size-asian="11pt" style:font-style-asian="normal" style:font-weight-asian="bold" style:font-size-complex="11pt" style:font-style-complex="normal" style:font-weight-complex="bold"/>
    </style:style>
    <style:style style:name="P153"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5b4f6" officeooo:paragraph-rsid="0045b4f6" style:font-size-asian="11pt" style:font-style-asian="normal" style:font-weight-asian="bold" style:font-size-complex="11pt" style:font-style-complex="normal" style:font-weight-complex="bold"/>
    </style:style>
    <style:style style:name="P154"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71ca3" officeooo:paragraph-rsid="00471ca3" style:font-size-asian="11pt" style:font-style-asian="normal" style:font-weight-asian="bold" style:font-size-complex="11pt" style:font-style-complex="normal" style:font-weight-complex="bold"/>
    </style:style>
    <style:style style:name="P155"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7b7cf" officeooo:paragraph-rsid="0047b7cf" style:font-size-asian="11pt" style:font-style-asian="normal" style:font-weight-asian="bold" style:font-size-complex="11pt" style:font-style-complex="normal" style:font-weight-complex="bold"/>
    </style:style>
    <style:style style:name="P156"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7da8f" officeooo:paragraph-rsid="0047da8f" style:font-size-asian="11pt" style:font-style-asian="normal" style:font-weight-asian="bold" style:font-size-complex="11pt" style:font-style-complex="normal" style:font-weight-complex="bold"/>
    </style:style>
    <style:style style:name="P157"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93b74" officeooo:paragraph-rsid="00493b74" style:font-size-asian="11pt" style:font-style-asian="normal" style:font-weight-asian="bold" style:font-size-complex="11pt" style:font-style-complex="normal" style:font-weight-complex="bold"/>
    </style:style>
    <style:style style:name="P158"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a9cd6" officeooo:paragraph-rsid="004a9cd6" style:font-size-asian="11pt" style:font-style-asian="normal" style:font-weight-asian="bold" style:font-size-complex="11pt" style:font-style-complex="normal" style:font-weight-complex="bold"/>
    </style:style>
    <style:style style:name="P159"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b33f3" officeooo:paragraph-rsid="004b33f3" style:font-size-asian="11pt" style:font-style-asian="normal" style:font-weight-asian="bold" style:font-size-complex="11pt" style:font-style-complex="normal" style:font-weight-complex="bold"/>
    </style:style>
    <style:style style:name="P160"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cf54f" officeooo:paragraph-rsid="004cf54f" style:font-size-asian="11pt" style:font-style-asian="normal" style:font-weight-asian="bold" style:font-size-complex="11pt" style:font-style-complex="normal" style:font-weight-complex="bold"/>
    </style:style>
    <style:style style:name="P161"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e5c61" officeooo:paragraph-rsid="004e5c61" style:font-size-asian="11pt" style:font-style-asian="normal" style:font-weight-asian="bold" style:font-size-complex="11pt" style:font-style-complex="normal" style:font-weight-complex="bold"/>
    </style:style>
    <style:style style:name="P162"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4f46eb" officeooo:paragraph-rsid="004f46eb" style:font-size-asian="11pt" style:font-style-asian="normal" style:font-weight-asian="bold" style:font-size-complex="11pt" style:font-style-complex="normal" style:font-weight-complex="bold"/>
    </style:style>
    <style:style style:name="P163"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519e2c" officeooo:paragraph-rsid="00519e2c" style:font-size-asian="11pt" style:font-style-asian="normal" style:font-weight-asian="bold" style:font-size-complex="11pt" style:font-style-complex="normal" style:font-weight-complex="bold"/>
    </style:style>
    <style:style style:name="P164"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529d43" officeooo:paragraph-rsid="00529d43" style:font-size-asian="11pt" style:font-style-asian="normal" style:font-weight-asian="bold" style:font-size-complex="11pt" style:font-style-complex="normal" style:font-weight-complex="bold"/>
    </style:style>
    <style:style style:name="P165"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5301b2" officeooo:paragraph-rsid="005301b2" style:font-size-asian="11pt" style:font-style-asian="normal" style:font-weight-asian="bold" style:font-size-complex="11pt" style:font-style-complex="normal" style:font-weight-complex="bold"/>
    </style:style>
    <style:style style:name="P166"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532c8b" officeooo:paragraph-rsid="00532c8b" style:font-size-asian="11pt" style:font-style-asian="normal" style:font-weight-asian="bold" style:font-size-complex="11pt" style:font-style-complex="normal" style:font-weight-complex="bold"/>
    </style:style>
    <style:style style:name="P167"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54ae1e" officeooo:paragraph-rsid="0054ae1e" style:font-size-asian="11pt" style:font-style-asian="normal" style:font-weight-asian="bold" style:font-size-complex="11pt" style:font-style-complex="normal" style:font-weight-complex="bold"/>
    </style:style>
    <style:style style:name="P168"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5725db" officeooo:paragraph-rsid="005725db" style:font-size-asian="11pt" style:font-style-asian="normal" style:font-weight-asian="bold" style:font-size-complex="11pt" style:font-style-complex="normal" style:font-weight-complex="bold"/>
    </style:style>
    <style:style style:name="P169"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58eadc" officeooo:paragraph-rsid="0058eadc" style:font-size-asian="11pt" style:font-style-asian="normal" style:font-weight-asian="bold" style:font-size-complex="11pt" style:font-style-complex="normal" style:font-weight-complex="bold"/>
    </style:style>
    <style:style style:name="P170"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597604" officeooo:paragraph-rsid="00597604" style:font-size-asian="11pt" style:font-style-asian="normal" style:font-weight-asian="bold" style:font-size-complex="11pt" style:font-style-complex="normal" style:font-weight-complex="bold"/>
    </style:style>
    <style:style style:name="P171"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5a5057" officeooo:paragraph-rsid="005a5057" style:font-size-asian="11pt" style:font-style-asian="normal" style:font-weight-asian="bold" style:font-size-complex="11pt" style:font-style-complex="normal" style:font-weight-complex="bold"/>
    </style:style>
    <style:style style:name="P172"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5bdd26" officeooo:paragraph-rsid="005bdd26" style:font-size-asian="11pt" style:font-style-asian="normal" style:font-weight-asian="bold" style:font-size-complex="11pt" style:font-style-complex="normal" style:font-weight-complex="bold"/>
    </style:style>
    <style:style style:name="P173"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5bdd26" officeooo:paragraph-rsid="0060d8cb" style:font-size-asian="11pt" style:font-style-asian="normal" style:font-weight-asian="bold" style:font-size-complex="11pt" style:font-style-complex="normal" style:font-weight-complex="bold"/>
    </style:style>
    <style:style style:name="P174"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62d3ba" officeooo:paragraph-rsid="0062d3ba" style:font-size-asian="11pt" style:font-style-asian="normal" style:font-weight-asian="bold" style:font-size-complex="11pt" style:font-style-complex="normal" style:font-weight-complex="bold"/>
    </style:style>
    <style:style style:name="P175"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62fe26" officeooo:paragraph-rsid="0062fe26" style:font-size-asian="11pt" style:font-style-asian="normal" style:font-weight-asian="bold" style:font-size-complex="11pt" style:font-style-complex="normal" style:font-weight-complex="bold"/>
    </style:style>
    <style:style style:name="P176"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630660" officeooo:paragraph-rsid="00630660" style:font-size-asian="11pt" style:font-style-asian="normal" style:font-weight-asian="bold" style:font-size-complex="11pt" style:font-style-complex="normal" style:font-weight-complex="bold"/>
    </style:style>
    <style:style style:name="P177"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630660" officeooo:paragraph-rsid="0063c1a0" style:font-size-asian="11pt" style:font-style-asian="normal" style:font-weight-asian="bold" style:font-size-complex="11pt" style:font-style-complex="normal" style:font-weight-complex="bold"/>
    </style:style>
    <style:style style:name="P178"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630660" officeooo:paragraph-rsid="00655f4e" style:font-size-asian="11pt" style:font-style-asian="normal" style:font-weight-asian="bold" style:font-size-complex="11pt" style:font-style-complex="normal" style:font-weight-complex="bold"/>
    </style:style>
    <style:style style:name="P179"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bold" officeooo:rsid="0066bbdf" officeooo:paragraph-rsid="0066bbdf" style:font-size-asian="11pt" style:font-style-asian="normal" style:font-weight-asian="bold" style:font-size-complex="11pt" style:font-style-complex="normal" style:font-weight-complex="bold"/>
    </style:style>
    <style:style style:name="P180"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0d5eb5" style:font-style-asian="normal" style:font-weight-asian="bold" style:font-style-complex="normal" style:font-weight-complex="bold"/>
    </style:style>
    <style:style style:name="P181"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3c4d63" style:font-style-asian="normal" style:font-weight-asian="bold" style:font-style-complex="normal" style:font-weight-complex="bold"/>
    </style:style>
    <style:style style:name="P182"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130f1f" style:font-style-asian="normal" style:font-weight-asian="bold" style:font-style-complex="normal" style:font-weight-complex="bold"/>
    </style:style>
    <style:style style:name="P183"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1d9701" style:font-style-asian="normal" style:font-weight-asian="bold" style:font-style-complex="normal" style:font-weight-complex="bold"/>
    </style:style>
    <style:style style:name="P184"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20e4a8" style:font-style-asian="normal" style:font-weight-asian="bold" style:font-style-complex="normal" style:font-weight-complex="bold"/>
    </style:style>
    <style:style style:name="P185"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24bf4b" style:font-style-asian="normal" style:font-weight-asian="bold" style:font-style-complex="normal" style:font-weight-complex="bold"/>
    </style:style>
    <style:style style:name="P186"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2955d1" style:font-style-asian="normal" style:font-weight-asian="bold" style:font-style-complex="normal" style:font-weight-complex="bold"/>
    </style:style>
    <style:style style:name="P187"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2aeae2" style:font-style-asian="normal" style:font-weight-asian="bold" style:font-style-complex="normal" style:font-weight-complex="bold"/>
    </style:style>
    <style:style style:name="P188"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307539" style:font-style-asian="normal" style:font-weight-asian="bold" style:font-style-complex="normal" style:font-weight-complex="bold"/>
    </style:style>
    <style:style style:name="P189"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34763f" style:font-style-asian="normal" style:font-weight-asian="bold" style:font-style-complex="normal" style:font-weight-complex="bold"/>
    </style:style>
    <style:style style:name="P190"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3e14a1" style:font-style-asian="normal" style:font-weight-asian="bold" style:font-style-complex="normal" style:font-weight-complex="bold"/>
    </style:style>
    <style:style style:name="P191"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655f4e" style:font-style-asian="normal" style:font-weight-asian="bold" style:font-style-complex="normal" style:font-weight-complex="bold"/>
    </style:style>
    <style:style style:name="P192"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403055" style:font-style-asian="normal" style:font-weight-asian="bold" style:font-style-complex="normal" style:font-weight-complex="bold"/>
    </style:style>
    <style:style style:name="P193"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42147a" style:font-style-asian="normal" style:font-weight-asian="bold" style:font-style-complex="normal" style:font-weight-complex="bold"/>
    </style:style>
    <style:style style:name="P194"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4a9cd6" style:font-style-asian="normal" style:font-weight-asian="bold" style:font-style-complex="normal" style:font-weight-complex="bold"/>
    </style:style>
    <style:style style:name="P195"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4cf54f" style:font-style-asian="normal" style:font-weight-asian="bold" style:font-style-complex="normal" style:font-weight-complex="bold"/>
    </style:style>
    <style:style style:name="P196"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4e5c61" style:font-style-asian="normal" style:font-weight-asian="bold" style:font-style-complex="normal" style:font-weight-complex="bold"/>
    </style:style>
    <style:style style:name="P197"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4f46eb" style:font-style-asian="normal" style:font-weight-asian="bold" style:font-style-complex="normal" style:font-weight-complex="bold"/>
    </style:style>
    <style:style style:name="P198"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5dadd7" style:font-style-asian="normal" style:font-weight-asian="bold" style:font-style-complex="normal" style:font-weight-complex="bold"/>
    </style:style>
    <style:style style:name="P199"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5ee3ad" style:font-style-asian="normal" style:font-weight-asian="bold" style:font-style-complex="normal" style:font-weight-complex="bold"/>
    </style:style>
    <style:style style:name="P200"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62fe26" style:font-style-asian="normal" style:font-weight-asian="bold" style:font-style-complex="normal" style:font-weight-complex="bold"/>
    </style:style>
    <style:style style:name="P201"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630660" style:font-style-asian="normal" style:font-weight-asian="bold" style:font-style-complex="normal" style:font-weight-complex="bold"/>
    </style:style>
    <style:style style:name="P202"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fo:font-weight="bold" officeooo:rsid="000d5eb5" officeooo:paragraph-rsid="0063c1a0" style:font-style-asian="normal" style:font-weight-asian="bold" style:font-style-complex="normal" style:font-weight-complex="bold"/>
    </style:style>
    <style:style style:name="P203"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0d5eb5" style:font-style-asian="normal" style:font-weight-asian="bold" style:font-style-complex="normal" style:font-weight-complex="bold"/>
    </style:style>
    <style:style style:name="P204"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130f1f" style:font-style-asian="normal" style:font-weight-asian="bold" style:font-style-complex="normal" style:font-weight-complex="bold"/>
    </style:style>
    <style:style style:name="P205"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1d9701" style:font-style-asian="normal" style:font-weight-asian="bold" style:font-style-complex="normal" style:font-weight-complex="bold"/>
    </style:style>
    <style:style style:name="P206"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20e4a8" style:font-style-asian="normal" style:font-weight-asian="bold" style:font-style-complex="normal" style:font-weight-complex="bold"/>
    </style:style>
    <style:style style:name="P207"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24bf4b" style:font-style-asian="normal" style:font-weight-asian="bold" style:font-style-complex="normal" style:font-weight-complex="bold"/>
    </style:style>
    <style:style style:name="P208"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2955d1" style:font-style-asian="normal" style:font-weight-asian="bold" style:font-style-complex="normal" style:font-weight-complex="bold"/>
    </style:style>
    <style:style style:name="P209"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2aeae2" style:font-style-asian="normal" style:font-weight-asian="bold" style:font-style-complex="normal" style:font-weight-complex="bold"/>
    </style:style>
    <style:style style:name="P210"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307539" style:font-style-asian="normal" style:font-weight-asian="bold" style:font-style-complex="normal" style:font-weight-complex="bold"/>
    </style:style>
    <style:style style:name="P211"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34763f" style:font-style-asian="normal" style:font-weight-asian="bold" style:font-style-complex="normal" style:font-weight-complex="bold"/>
    </style:style>
    <style:style style:name="P212"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3c4d63" style:font-style-asian="normal" style:font-weight-asian="bold" style:font-style-complex="normal" style:font-weight-complex="bold"/>
    </style:style>
    <style:style style:name="P213"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3e14a1" style:font-style-asian="normal" style:font-weight-asian="bold" style:font-style-complex="normal" style:font-weight-complex="bold"/>
    </style:style>
    <style:style style:name="P214"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403055" style:font-style-asian="normal" style:font-weight-asian="bold" style:font-style-complex="normal" style:font-weight-complex="bold"/>
    </style:style>
    <style:style style:name="P215"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42147a" style:font-style-asian="normal" style:font-weight-asian="bold" style:font-style-complex="normal" style:font-weight-complex="bold"/>
    </style:style>
    <style:style style:name="P216"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4a9cd6" style:font-style-asian="normal" style:font-weight-asian="bold" style:font-style-complex="normal" style:font-weight-complex="bold"/>
    </style:style>
    <style:style style:name="P217"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4cf54f" style:font-style-asian="normal" style:font-weight-asian="bold" style:font-style-complex="normal" style:font-weight-complex="bold"/>
    </style:style>
    <style:style style:name="P218"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4e5c61" style:font-style-asian="normal" style:font-weight-asian="bold" style:font-style-complex="normal" style:font-weight-complex="bold"/>
    </style:style>
    <style:style style:name="P219"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4f46eb" style:font-style-asian="normal" style:font-weight-asian="bold" style:font-style-complex="normal" style:font-weight-complex="bold"/>
    </style:style>
    <style:style style:name="P220"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5dadd7" style:font-style-asian="normal" style:font-weight-asian="bold" style:font-style-complex="normal" style:font-weight-complex="bold"/>
    </style:style>
    <style:style style:name="P221"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5ee3ad" style:font-style-asian="normal" style:font-weight-asian="bold" style:font-style-complex="normal" style:font-weight-complex="bold"/>
    </style:style>
    <style:style style:name="P222"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62fe26" style:font-style-asian="normal" style:font-weight-asian="bold" style:font-style-complex="normal" style:font-weight-complex="bold"/>
    </style:style>
    <style:style style:name="P223"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630660" style:font-style-asian="normal" style:font-weight-asian="bold" style:font-style-complex="normal" style:font-weight-complex="bold"/>
    </style:style>
    <style:style style:name="P224"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63c1a0" style:font-style-asian="normal" style:font-weight-asian="bold" style:font-style-complex="normal" style:font-weight-complex="bold"/>
    </style:style>
    <style:style style:name="P225" style:family="paragraph" style:parent-style-name="Standard">
      <loext:graphic-properties draw:fill="none"/>
      <style:paragraph-properties fo:margin-left="0in" fo:margin-right="0in" fo:text-indent="0in" style:auto-text-indent="false" fo:background-color="transparent"/>
      <style:text-properties fo:font-style="normal" fo:font-weight="bold" officeooo:rsid="000d5eb5" officeooo:paragraph-rsid="00655f4e" style:font-style-asian="normal" style:font-weight-asian="bold" style:font-style-complex="normal" style:font-weight-complex="bold"/>
    </style:style>
    <style:style style:name="P226" style:family="paragraph" style:parent-style-name="Standard">
      <loext:graphic-properties draw:fill="none"/>
      <style:paragraph-properties fo:margin-left="0in" fo:margin-right="0in" fo:text-indent="0in" style:auto-text-indent="false" fo:background-color="transparent"/>
      <style:text-properties fo:font-size="11pt" fo:font-style="normal" fo:font-weight="normal" officeooo:rsid="001d9701" officeooo:paragraph-rsid="0020e4a8" style:font-size-asian="11pt" style:font-style-asian="normal" style:font-weight-asian="normal" style:font-size-complex="11pt" style:font-style-complex="normal" style:font-weight-complex="normal"/>
    </style:style>
    <style:style style:name="P227" style:family="paragraph" style:parent-style-name="Standard">
      <loext:graphic-properties draw:fill="none"/>
      <style:paragraph-properties fo:margin-left="0in" fo:margin-right="0in" fo:text-indent="0in" style:auto-text-indent="false" fo:background-color="transparent"/>
      <style:text-properties fo:font-size="11pt" fo:font-style="normal" fo:font-weight="normal" officeooo:rsid="001d9701" officeooo:paragraph-rsid="002955d1" style:font-size-asian="11pt" style:font-style-asian="normal" style:font-weight-asian="normal" style:font-size-complex="11pt" style:font-style-complex="normal" style:font-weight-complex="normal"/>
    </style:style>
    <style:style style:name="P228" style:family="paragraph" style:parent-style-name="Standard">
      <loext:graphic-properties draw:fill="none"/>
      <style:paragraph-properties fo:margin-left="0in" fo:margin-right="0in" fo:text-indent="0in" style:auto-text-indent="false" fo:background-color="transparent"/>
      <style:text-properties fo:font-size="11pt" fo:font-style="normal" fo:font-weight="normal" officeooo:rsid="001d9701" officeooo:paragraph-rsid="002aeae2" style:font-size-asian="11pt" style:font-style-asian="normal" style:font-weight-asian="normal" style:font-size-complex="11pt" style:font-style-complex="normal" style:font-weight-complex="normal"/>
    </style:style>
    <style:style style:name="P229" style:family="paragraph" style:parent-style-name="Standard">
      <loext:graphic-properties draw:fill="none"/>
      <style:paragraph-properties fo:margin-left="0in" fo:margin-right="0in" fo:text-indent="0in" style:auto-text-indent="false" fo:background-color="transparent"/>
      <style:text-properties fo:font-size="11pt" fo:font-style="normal" fo:font-weight="normal" officeooo:rsid="001d9701" officeooo:paragraph-rsid="00307539" style:font-size-asian="11pt" style:font-style-asian="normal" style:font-weight-asian="normal" style:font-size-complex="11pt" style:font-style-complex="normal" style:font-weight-complex="normal"/>
    </style:style>
    <style:style style:name="P230" style:family="paragraph" style:parent-style-name="Standard">
      <loext:graphic-properties draw:fill="none"/>
      <style:paragraph-properties fo:margin-left="0in" fo:margin-right="0in" fo:text-indent="0in" style:auto-text-indent="false" fo:background-color="transparent"/>
      <style:text-properties fo:font-size="11pt" fo:font-style="normal" fo:font-weight="normal" officeooo:rsid="001d9701" officeooo:paragraph-rsid="0034763f" style:font-size-asian="11pt" style:font-style-asian="normal" style:font-weight-asian="normal" style:font-size-complex="11pt" style:font-style-complex="normal" style:font-weight-complex="normal"/>
    </style:style>
    <style:style style:name="P231" style:family="paragraph" style:parent-style-name="Standard">
      <loext:graphic-properties draw:fill="none"/>
      <style:paragraph-properties fo:margin-left="0in" fo:margin-right="0in" fo:text-indent="0in" style:auto-text-indent="false" fo:background-color="transparent"/>
      <style:text-properties fo:font-size="11pt" fo:font-style="normal" fo:font-weight="normal" officeooo:rsid="001d9701" officeooo:paragraph-rsid="003c4d63" style:font-size-asian="11pt" style:font-style-asian="normal" style:font-weight-asian="normal" style:font-size-complex="11pt" style:font-style-complex="normal" style:font-weight-complex="normal"/>
    </style:style>
    <style:style style:name="P232" style:family="paragraph" style:parent-style-name="Standard">
      <loext:graphic-properties draw:fill="none"/>
      <style:paragraph-properties fo:margin-left="0in" fo:margin-right="0in" fo:text-indent="0in" style:auto-text-indent="false" fo:background-color="transparent"/>
      <style:text-properties fo:font-size="11pt" fo:font-style="normal" fo:font-weight="normal" officeooo:rsid="001d9701" officeooo:paragraph-rsid="003e14a1" style:font-size-asian="11pt" style:font-style-asian="normal" style:font-weight-asian="normal" style:font-size-complex="11pt" style:font-style-complex="normal" style:font-weight-complex="normal"/>
    </style:style>
    <style:style style:name="P233" style:family="paragraph" style:parent-style-name="Standard">
      <loext:graphic-properties draw:fill="none"/>
      <style:paragraph-properties fo:margin-left="0in" fo:margin-right="0in" fo:text-indent="0in" style:auto-text-indent="false" fo:background-color="transparent"/>
      <style:text-properties fo:font-size="11pt" fo:font-style="normal" fo:font-weight="normal" officeooo:rsid="001d9701" officeooo:paragraph-rsid="00403055" style:font-size-asian="11pt" style:font-style-asian="normal" style:font-weight-asian="normal" style:font-size-complex="11pt" style:font-style-complex="normal" style:font-weight-complex="normal"/>
    </style:style>
    <style:style style:name="P234" style:family="paragraph" style:parent-style-name="Standard">
      <loext:graphic-properties draw:fill="none"/>
      <style:paragraph-properties fo:margin-left="0in" fo:margin-right="0in" fo:text-indent="0in" style:auto-text-indent="false" fo:background-color="transparent"/>
      <style:text-properties fo:font-size="11pt" fo:font-style="normal" fo:font-weight="normal" officeooo:rsid="001d9701" officeooo:paragraph-rsid="0042147a" style:font-size-asian="11pt" style:font-style-asian="normal" style:font-weight-asian="normal" style:font-size-complex="11pt" style:font-style-complex="normal" style:font-weight-complex="normal"/>
    </style:style>
    <style:style style:name="P235" style:family="paragraph" style:parent-style-name="Standard">
      <loext:graphic-properties draw:fill="none"/>
      <style:paragraph-properties fo:margin-left="0in" fo:margin-right="0in" fo:text-indent="0in" style:auto-text-indent="false" fo:background-color="transparent"/>
      <style:text-properties fo:font-size="11pt" fo:font-style="normal" fo:font-weight="normal" officeooo:rsid="001d9701" officeooo:paragraph-rsid="004a9cd6" style:font-size-asian="11pt" style:font-style-asian="normal" style:font-weight-asian="normal" style:font-size-complex="11pt" style:font-style-complex="normal" style:font-weight-complex="normal"/>
    </style:style>
    <style:style style:name="P236" style:family="paragraph" style:parent-style-name="Standard">
      <loext:graphic-properties draw:fill="none"/>
      <style:paragraph-properties fo:margin-left="0in" fo:margin-right="0in" fo:text-indent="0in" style:auto-text-indent="false" fo:background-color="transparent"/>
      <style:text-properties fo:font-size="11pt" fo:font-style="normal" fo:font-weight="normal" officeooo:rsid="001d9701" officeooo:paragraph-rsid="004cf54f" style:font-size-asian="11pt" style:font-style-asian="normal" style:font-weight-asian="normal" style:font-size-complex="11pt" style:font-style-complex="normal" style:font-weight-complex="normal"/>
    </style:style>
    <style:style style:name="P237" style:family="paragraph" style:parent-style-name="Standard">
      <loext:graphic-properties draw:fill="none"/>
      <style:paragraph-properties fo:margin-left="0in" fo:margin-right="0in" fo:text-indent="0in" style:auto-text-indent="false" fo:background-color="transparent"/>
      <style:text-properties fo:font-size="11pt" fo:font-style="normal" fo:font-weight="normal" officeooo:rsid="001d9701" officeooo:paragraph-rsid="004e5c61" style:font-size-asian="11pt" style:font-style-asian="normal" style:font-weight-asian="normal" style:font-size-complex="11pt" style:font-style-complex="normal" style:font-weight-complex="normal"/>
    </style:style>
    <style:style style:name="P238" style:family="paragraph" style:parent-style-name="Standard">
      <loext:graphic-properties draw:fill="none"/>
      <style:paragraph-properties fo:margin-left="0in" fo:margin-right="0in" fo:text-indent="0in" style:auto-text-indent="false" fo:background-color="transparent"/>
      <style:text-properties fo:font-size="11pt" fo:font-style="normal" fo:font-weight="normal" officeooo:rsid="0025cb8a" officeooo:paragraph-rsid="0024bf4b" style:font-size-asian="11pt" style:font-style-asian="normal" style:font-weight-asian="normal" style:font-size-complex="11pt" style:font-style-complex="normal" style:font-weight-complex="normal"/>
    </style:style>
    <style:style style:name="P239" style:family="paragraph" style:parent-style-name="Standard">
      <loext:graphic-properties draw:fill="none"/>
      <style:paragraph-properties fo:margin-left="0in" fo:margin-right="0in" fo:text-indent="0in" style:auto-text-indent="false" fo:background-color="transparent"/>
      <style:text-properties fo:font-size="11pt" fo:font-style="normal" fo:font-weight="normal" officeooo:rsid="0025cb8a" officeooo:paragraph-rsid="002955d1" style:font-size-asian="11pt" style:font-style-asian="normal" style:font-weight-asian="normal" style:font-size-complex="11pt" style:font-style-complex="normal" style:font-weight-complex="normal"/>
    </style:style>
    <style:style style:name="P240" style:family="paragraph" style:parent-style-name="Standard">
      <loext:graphic-properties draw:fill="none"/>
      <style:paragraph-properties fo:margin-left="0in" fo:margin-right="0in" fo:text-indent="0in" style:auto-text-indent="false" fo:background-color="transparent"/>
      <style:text-properties fo:font-size="11pt" fo:font-style="normal" style:text-underline-style="none" fo:font-weight="bold" officeooo:rsid="000d5eb5" officeooo:paragraph-rsid="004f46eb" style:font-size-asian="11pt" style:font-style-asian="normal" style:font-weight-asian="bold" style:font-size-complex="11pt" style:font-style-complex="normal" style:font-weight-complex="bold"/>
    </style:style>
    <style:style style:name="P241" style:family="paragraph" style:parent-style-name="Standard">
      <loext:graphic-properties draw:fill="none"/>
      <style:paragraph-properties fo:margin-left="0in" fo:margin-right="0in" fo:text-indent="0in" style:auto-text-indent="false" fo:background-color="transparent"/>
      <style:text-properties fo:font-size="11pt" fo:font-style="normal" style:text-underline-style="none" fo:font-weight="bold" officeooo:rsid="000d5eb5" officeooo:paragraph-rsid="005dadd7" style:font-size-asian="11pt" style:font-style-asian="normal" style:font-weight-asian="bold" style:font-size-complex="11pt" style:font-style-complex="normal" style:font-weight-complex="bold"/>
    </style:style>
    <style:style style:name="P242" style:family="paragraph" style:parent-style-name="Standard">
      <loext:graphic-properties draw:fill="none"/>
      <style:paragraph-properties fo:margin-left="0in" fo:margin-right="0in" fo:text-indent="0in" style:auto-text-indent="false" fo:background-color="transparent"/>
      <style:text-properties fo:font-size="11pt" fo:font-style="normal" style:text-underline-style="none" fo:font-weight="bold" officeooo:rsid="000d5eb5" officeooo:paragraph-rsid="0060d8cb" style:font-size-asian="11pt" style:font-style-asian="normal" style:font-weight-asian="bold" style:font-size-complex="11pt" style:font-style-complex="normal" style:font-weight-complex="bold"/>
    </style:style>
    <style:style style:name="P243" style:family="paragraph" style:parent-style-name="Standard">
      <loext:graphic-properties draw:fill="none"/>
      <style:paragraph-properties fo:margin-left="0in" fo:margin-right="0in" fo:text-indent="0in" style:auto-text-indent="false" fo:background-color="transparent"/>
      <style:text-properties fo:font-size="11pt" fo:font-style="normal" style:text-underline-style="none" fo:font-weight="bold" officeooo:rsid="000d5eb5" officeooo:paragraph-rsid="0062fe26" style:font-size-asian="11pt" style:font-style-asian="normal" style:font-weight-asian="bold" style:font-size-complex="11pt" style:font-style-complex="normal" style:font-weight-complex="bold"/>
    </style:style>
    <style:style style:name="P244" style:family="paragraph" style:parent-style-name="Standard">
      <loext:graphic-properties draw:fill="none"/>
      <style:paragraph-properties fo:margin-left="0in" fo:margin-right="0in" fo:text-indent="0in" style:auto-text-indent="false" fo:background-color="transparent"/>
      <style:text-properties fo:font-size="11pt" fo:font-style="normal" style:text-underline-style="none" fo:font-weight="bold" officeooo:rsid="000d5eb5" officeooo:paragraph-rsid="00630660" style:font-size-asian="11pt" style:font-style-asian="normal" style:font-weight-asian="bold" style:font-size-complex="11pt" style:font-style-complex="normal" style:font-weight-complex="bold"/>
    </style:style>
    <style:style style:name="P245" style:family="paragraph" style:parent-style-name="Standard">
      <loext:graphic-properties draw:fill="none"/>
      <style:paragraph-properties fo:margin-left="0in" fo:margin-right="0in" fo:text-indent="0in" style:auto-text-indent="false" fo:background-color="transparent"/>
      <style:text-properties fo:font-size="11pt" fo:font-style="normal" style:text-underline-style="none" fo:font-weight="bold" officeooo:rsid="000d5eb5" officeooo:paragraph-rsid="0063c1a0" style:font-size-asian="11pt" style:font-style-asian="normal" style:font-weight-asian="bold" style:font-size-complex="11pt" style:font-style-complex="normal" style:font-weight-complex="bold"/>
    </style:style>
    <style:style style:name="P246" style:family="paragraph" style:parent-style-name="Standard">
      <loext:graphic-properties draw:fill="none"/>
      <style:paragraph-properties fo:margin-left="0in" fo:margin-right="0in" fo:text-indent="0in" style:auto-text-indent="false" fo:background-color="transparent"/>
      <style:text-properties fo:font-size="11pt" fo:font-style="normal" style:text-underline-style="none" fo:font-weight="bold" officeooo:rsid="000d5eb5" officeooo:paragraph-rsid="00655f4e" style:font-size-asian="11pt" style:font-style-asian="normal" style:font-weight-asian="bold" style:font-size-complex="11pt" style:font-style-complex="normal" style:font-weight-complex="bold"/>
    </style:style>
    <style:style style:name="P247" style:family="paragraph" style:parent-style-name="Standard">
      <loext:graphic-properties draw:fill="none"/>
      <style:paragraph-properties fo:margin-left="0in" fo:margin-right="0in" fo:text-indent="0in" style:auto-text-indent="false" fo:background-color="transparent"/>
      <style:text-properties fo:font-size="11pt" fo:font-style="italic" style:text-underline-style="none" fo:font-weight="normal" officeooo:rsid="0060d8cb" officeooo:paragraph-rsid="0063c1a0" style:font-size-asian="11pt" style:font-style-asian="italic" style:font-weight-asian="normal" style:font-size-complex="11pt" style:font-style-complex="italic" style:font-weight-complex="normal"/>
    </style:style>
    <style:style style:name="P248" style:family="paragraph" style:parent-style-name="Standard">
      <loext:graphic-properties draw:fill="none"/>
      <style:paragraph-properties fo:margin-left="0in" fo:margin-right="0in" fo:text-indent="0in" style:auto-text-indent="false" fo:background-color="transparent"/>
      <style:text-properties fo:font-size="11pt" fo:font-style="italic" style:text-underline-style="none" fo:font-weight="normal" officeooo:rsid="0060d8cb" officeooo:paragraph-rsid="00655f4e" style:font-size-asian="11pt" style:font-style-asian="italic" style:font-weight-asian="normal" style:font-size-complex="11pt" style:font-style-complex="italic" style:font-weight-complex="normal"/>
    </style:style>
    <style:style style:name="P249" style:family="paragraph" style:parent-style-name="Standard" style:list-style-name="L1"/>
    <style:style style:name="P250" style:family="paragraph" style:parent-style-name="Standard" style:list-style-name="L1">
      <style:text-properties fo:font-weight="bold" officeooo:rsid="0009a28d" officeooo:paragraph-rsid="0009a28d" style:font-weight-asian="bold" style:font-weight-complex="bold"/>
    </style:style>
    <style:style style:name="P251" style:family="paragraph" style:parent-style-name="Standard" style:list-style-name="L4">
      <style:text-properties fo:font-weight="bold" officeooo:rsid="0009a28d" officeooo:paragraph-rsid="002d577c" style:font-weight-asian="bold" style:font-weight-complex="bold"/>
    </style:style>
    <style:style style:name="P252" style:family="paragraph" style:parent-style-name="Standard" style:list-style-name="L5">
      <style:text-properties fo:font-weight="bold" officeooo:rsid="0009a28d" officeooo:paragraph-rsid="004f46eb" style:font-weight-asian="bold" style:font-weight-complex="bold"/>
    </style:style>
    <style:style style:name="P253" style:family="paragraph" style:parent-style-name="Standard" style:list-style-name="L6">
      <style:text-properties fo:font-weight="bold" officeooo:rsid="0009a28d" officeooo:paragraph-rsid="0068cb42" style:font-weight-asian="bold" style:font-weight-complex="bold"/>
    </style:style>
    <style:style style:name="P254" style:family="paragraph" style:parent-style-name="Standard" style:list-style-name="L1">
      <style:text-properties fo:font-size="12pt" fo:font-weight="bold" officeooo:rsid="0009a28d" officeooo:paragraph-rsid="0009a28d" style:font-size-asian="12pt" style:font-weight-asian="bold" style:font-size-complex="12pt" style:font-weight-complex="bold"/>
    </style:style>
    <style:style style:name="P255" style:family="paragraph" style:parent-style-name="Standard" style:list-style-name="L4">
      <style:text-properties fo:font-size="12pt" fo:font-weight="bold" officeooo:rsid="0009a28d" officeooo:paragraph-rsid="002d577c" style:font-size-asian="12pt" style:font-weight-asian="bold" style:font-size-complex="12pt" style:font-weight-complex="bold"/>
    </style:style>
    <style:style style:name="P256" style:family="paragraph" style:parent-style-name="Standard" style:list-style-name="L5">
      <style:text-properties fo:font-size="12pt" fo:font-weight="bold" officeooo:rsid="0009a28d" officeooo:paragraph-rsid="004f46eb" style:font-size-asian="12pt" style:font-weight-asian="bold" style:font-size-complex="12pt" style:font-weight-complex="bold"/>
    </style:style>
    <style:style style:name="P257" style:family="paragraph" style:parent-style-name="Standard" style:list-style-name="L6">
      <style:text-properties fo:font-size="12pt" fo:font-weight="bold" officeooo:rsid="0009a28d" officeooo:paragraph-rsid="0068cb42" style:font-size-asian="12pt" style:font-weight-asian="bold" style:font-size-complex="12pt" style:font-weight-complex="bold"/>
    </style:style>
    <style:style style:name="P258" style:family="paragraph" style:parent-style-name="Standard" style:list-style-name="L1">
      <style:text-properties fo:font-size="12pt" fo:font-weight="bold" officeooo:rsid="001ce640" officeooo:paragraph-rsid="001ce640" style:font-size-asian="10.5pt" style:font-weight-asian="bold" style:font-size-complex="12pt" style:font-weight-complex="bold"/>
    </style:style>
    <style:style style:name="P259" style:family="paragraph" style:parent-style-name="Standard" style:list-style-name="L4">
      <style:text-properties fo:font-size="12pt" fo:font-weight="bold" officeooo:rsid="001ce640" officeooo:paragraph-rsid="002d577c" style:font-size-asian="10.5pt" style:font-weight-asian="bold" style:font-size-complex="12pt" style:font-weight-complex="bold"/>
    </style:style>
    <style:style style:name="P260" style:family="paragraph" style:parent-style-name="Standard" style:list-style-name="L5">
      <style:text-properties fo:font-size="12pt" fo:font-weight="bold" officeooo:rsid="001ce640" officeooo:paragraph-rsid="004f46eb" style:font-size-asian="10.5pt" style:font-weight-asian="bold" style:font-size-complex="12pt" style:font-weight-complex="bold"/>
    </style:style>
    <style:style style:name="P261" style:family="paragraph" style:parent-style-name="Standard" style:list-style-name="L6">
      <style:text-properties fo:font-size="12pt" fo:font-weight="bold" officeooo:rsid="001ce640" officeooo:paragraph-rsid="0068cb42" style:font-size-asian="10.5pt" style:font-weight-asian="bold" style:font-size-complex="12pt" style:font-weight-complex="bold"/>
    </style:style>
    <style:style style:name="P262" style:family="paragraph" style:parent-style-name="Standard" style:list-style-name="L2">
      <loext:graphic-properties draw:fill="none"/>
      <style:paragraph-properties fo:background-color="transparent"/>
      <style:text-properties fo:font-size="11pt" fo:font-style="normal" fo:font-weight="normal" officeooo:rsid="0022e0a0" officeooo:paragraph-rsid="0022e0a0" style:font-size-asian="11pt" style:font-style-asian="normal" style:font-weight-asian="normal" style:font-size-complex="11pt" style:font-style-complex="normal" style:font-weight-complex="normal"/>
    </style:style>
    <style:style style:name="P263" style:family="paragraph" style:parent-style-name="Standard" style:list-style-name="L2">
      <loext:graphic-properties draw:fill="none"/>
      <style:paragraph-properties fo:background-color="transparent"/>
      <style:text-properties fo:font-size="11pt" fo:font-style="normal" fo:font-weight="normal" officeooo:rsid="002455d2" officeooo:paragraph-rsid="002455d2" style:font-size-asian="11pt" style:font-style-asian="normal" style:font-weight-asian="normal" style:font-size-complex="11pt" style:font-style-complex="normal" style:font-weight-complex="normal"/>
    </style:style>
    <style:style style:name="P264" style:family="paragraph" style:parent-style-name="Standard" style:list-style-name="L3">
      <loext:graphic-properties draw:fill="none"/>
      <style:paragraph-properties fo:background-color="transparent"/>
      <style:text-properties fo:font-size="11pt" fo:font-style="normal" fo:font-weight="normal" officeooo:rsid="0025cb8a" officeooo:paragraph-rsid="0025cb8a" style:font-size-asian="11pt" style:font-style-asian="normal" style:font-weight-asian="normal" style:font-size-complex="11pt" style:font-style-complex="normal" style:font-weight-complex="normal"/>
    </style:style>
    <style:style style:name="P265" style:family="paragraph" style:parent-style-name="Standard" style:list-style-name="L4">
      <style:text-properties officeooo:paragraph-rsid="002d577c"/>
    </style:style>
    <style:style style:name="P266" style:family="paragraph" style:parent-style-name="Standard" style:list-style-name="L5">
      <style:text-properties officeooo:paragraph-rsid="004f46eb"/>
    </style:style>
    <style:style style:name="P267" style:family="paragraph" style:parent-style-name="Standard" style:list-style-name="L6">
      <style:text-properties officeooo:paragraph-rsid="0068cb42"/>
    </style:style>
    <style:style style:name="P268" style:family="paragraph" style:parent-style-name="Standard">
      <loext:graphic-properties draw:fill="none"/>
      <style:paragraph-properties fo:margin-left="0.5in" fo:margin-right="0in" fo:text-indent="0in" style:auto-text-indent="false" fo:background-color="transparent"/>
      <style:text-properties fo:font-size="11pt" fo:font-style="italic" fo:font-weight="normal" officeooo:rsid="003f0bdb" officeooo:paragraph-rsid="003f0bdb" style:font-size-asian="11pt" style:font-style-asian="italic" style:font-weight-asian="normal" style:font-size-complex="11pt" style:font-style-complex="italic" style:font-weight-complex="normal"/>
    </style:style>
    <style:style style:name="P269"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40e759" officeooo:paragraph-rsid="0040e759" style:font-size-asian="11pt" style:font-style-asian="italic" style:font-weight-asian="normal" style:font-size-complex="11pt" style:font-style-complex="italic" style:font-weight-complex="normal"/>
    </style:style>
    <style:style style:name="P270"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4e5c61" officeooo:paragraph-rsid="004e5c61" style:font-size-asian="11pt" style:font-style-asian="italic" style:font-weight-asian="normal" style:font-size-complex="11pt" style:font-style-complex="italic" style:font-weight-complex="normal"/>
    </style:style>
    <style:style style:name="P271"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519e2c" officeooo:paragraph-rsid="004f46eb" style:font-size-asian="11pt" style:font-style-asian="italic" style:font-weight-asian="normal" style:font-size-complex="11pt" style:font-style-complex="italic" style:font-weight-complex="normal"/>
    </style:style>
    <style:style style:name="P272"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519e2c" officeooo:paragraph-rsid="00519e2c" style:font-size-asian="11pt" style:font-style-asian="italic" style:font-weight-asian="normal" style:font-size-complex="11pt" style:font-style-complex="italic" style:font-weight-complex="normal"/>
    </style:style>
    <style:style style:name="P273"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307539" officeooo:paragraph-rsid="004f46eb" style:font-size-asian="11pt" style:font-style-asian="italic" style:font-weight-asian="normal" style:font-size-complex="11pt" style:font-style-complex="italic" style:font-weight-complex="normal"/>
    </style:style>
    <style:style style:name="P274"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532c8b" officeooo:paragraph-rsid="00532c8b" style:font-size-asian="11pt" style:font-style-asian="italic" style:font-weight-asian="normal" style:font-size-complex="11pt" style:font-style-complex="italic" style:font-weight-complex="normal"/>
    </style:style>
    <style:style style:name="P275"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54ae1e" officeooo:paragraph-rsid="0054ae1e" style:font-size-asian="11pt" style:font-style-asian="italic" style:font-weight-asian="normal" style:font-size-complex="11pt" style:font-style-complex="italic" style:font-weight-complex="normal"/>
    </style:style>
    <style:style style:name="P276"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5a5057" officeooo:paragraph-rsid="005a5057" style:font-size-asian="11pt" style:font-style-asian="italic" style:font-weight-asian="normal" style:font-size-complex="11pt" style:font-style-complex="italic" style:font-weight-complex="normal"/>
    </style:style>
    <style:style style:name="P277"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5bdd26" officeooo:paragraph-rsid="005bdd26" style:font-size-asian="11pt" style:font-style-asian="italic" style:font-weight-asian="normal" style:font-size-complex="11pt" style:font-style-complex="italic" style:font-weight-complex="normal"/>
    </style:style>
    <style:style style:name="P278"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5bdd26" officeooo:paragraph-rsid="0060d8cb" style:font-size-asian="11pt" style:font-style-asian="italic" style:font-weight-asian="normal" style:font-size-complex="11pt" style:font-style-complex="italic" style:font-weight-complex="normal"/>
    </style:style>
    <style:style style:name="P279"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62d3ba" officeooo:paragraph-rsid="0062d3ba" style:font-size-asian="11pt" style:font-style-asian="italic" style:font-weight-asian="normal" style:font-size-complex="11pt" style:font-style-complex="italic" style:font-weight-complex="normal"/>
    </style:style>
    <style:style style:name="P280"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62fe26" officeooo:paragraph-rsid="0062fe26" style:font-size-asian="11pt" style:font-style-asian="italic" style:font-weight-asian="normal" style:font-size-complex="11pt" style:font-style-complex="italic" style:font-weight-complex="normal"/>
    </style:style>
    <style:style style:name="P281"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4f46eb" officeooo:paragraph-rsid="0062fe26" style:font-size-asian="11pt" style:font-style-asian="italic" style:font-weight-asian="normal" style:font-size-complex="11pt" style:font-style-complex="italic" style:font-weight-complex="normal"/>
    </style:style>
    <style:style style:name="P282"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630660" officeooo:paragraph-rsid="00630660" style:font-size-asian="11pt" style:font-style-asian="italic" style:font-weight-asian="normal" style:font-size-complex="11pt" style:font-style-complex="italic" style:font-weight-complex="normal"/>
    </style:style>
    <style:style style:name="P283" style:family="paragraph" style:parent-style-name="Standard">
      <loext:graphic-properties draw:fill="none"/>
      <style:paragraph-properties fo:margin-left="0.5in" fo:margin-right="0in" fo:text-indent="0in" style:auto-text-indent="false" fo:background-color="transparent"/>
      <style:text-properties fo:font-size="11pt" fo:font-style="italic" style:text-underline-style="none" fo:font-weight="normal" officeooo:rsid="00655f4e" officeooo:paragraph-rsid="00655f4e" style:font-size-asian="11pt" style:font-style-asian="italic" style:font-weight-asian="normal" style:font-size-complex="11pt" style:font-style-complex="italic" style:font-weight-complex="normal"/>
    </style:style>
    <style:style style:name="P284" style:family="paragraph" style:parent-style-name="Standard">
      <loext:graphic-properties draw:fill="none"/>
      <style:paragraph-properties fo:margin-left="0.5in" fo:margin-right="0in" fo:text-indent="0in" style:auto-text-indent="false" fo:background-color="transparent"/>
      <style:text-properties fo:font-size="11pt" fo:font-style="normal" fo:font-weight="normal" officeooo:rsid="00403055" officeooo:paragraph-rsid="00403055" style:font-size-asian="11pt" style:font-style-asian="normal" style:font-weight-asian="normal" style:font-size-complex="11pt" style:font-style-complex="normal" style:font-weight-complex="normal"/>
    </style:style>
    <style:style style:name="P285"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0e759" officeooo:paragraph-rsid="00403055" style:font-size-asian="11pt" style:font-style-asian="normal" style:font-weight-asian="normal" style:font-size-complex="11pt" style:font-style-complex="normal" style:font-weight-complex="normal"/>
    </style:style>
    <style:style style:name="P286"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0e759" officeooo:paragraph-rsid="0040e759" style:font-size-asian="11pt" style:font-style-asian="normal" style:font-weight-asian="normal" style:font-size-complex="11pt" style:font-style-complex="normal" style:font-weight-complex="normal"/>
    </style:style>
    <style:style style:name="P287"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2147a" officeooo:paragraph-rsid="0040e759" style:font-size-asian="11pt" style:font-style-asian="normal" style:font-weight-asian="normal" style:font-size-complex="11pt" style:font-style-complex="normal" style:font-weight-complex="normal"/>
    </style:style>
    <style:style style:name="P288"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2147a" officeooo:paragraph-rsid="0042147a" style:font-size-asian="11pt" style:font-style-asian="normal" style:font-weight-asian="normal" style:font-size-complex="11pt" style:font-style-complex="normal" style:font-weight-complex="normal"/>
    </style:style>
    <style:style style:name="P289"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3d316" officeooo:paragraph-rsid="0043d316" style:font-size-asian="11pt" style:font-style-asian="normal" style:font-weight-asian="normal" style:font-size-complex="11pt" style:font-style-complex="normal" style:font-weight-complex="normal"/>
    </style:style>
    <style:style style:name="P290"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3d316" officeooo:paragraph-rsid="004a9cd6" style:font-size-asian="11pt" style:font-style-asian="normal" style:font-weight-asian="normal" style:font-size-complex="11pt" style:font-style-complex="normal" style:font-weight-complex="normal"/>
    </style:style>
    <style:style style:name="P291"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3d316" officeooo:paragraph-rsid="004cf54f" style:font-size-asian="11pt" style:font-style-asian="normal" style:font-weight-asian="normal" style:font-size-complex="11pt" style:font-style-complex="normal" style:font-weight-complex="normal"/>
    </style:style>
    <style:style style:name="P292"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4037b" officeooo:paragraph-rsid="0044037b" style:font-size-asian="11pt" style:font-style-asian="normal" style:font-weight-asian="normal" style:font-size-complex="11pt" style:font-style-complex="normal" style:font-weight-complex="normal"/>
    </style:style>
    <style:style style:name="P293"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40559" officeooo:paragraph-rsid="00440559" style:font-size-asian="11pt" style:font-style-asian="normal" style:font-weight-asian="normal" style:font-size-complex="11pt" style:font-style-complex="normal" style:font-weight-complex="normal"/>
    </style:style>
    <style:style style:name="P294"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4f995" officeooo:paragraph-rsid="0044f995" style:font-size-asian="11pt" style:font-style-asian="normal" style:font-weight-asian="normal" style:font-size-complex="11pt" style:font-style-complex="normal" style:font-weight-complex="normal"/>
    </style:style>
    <style:style style:name="P295"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5b4f6" officeooo:paragraph-rsid="0044f995" style:font-size-asian="11pt" style:font-style-asian="normal" style:font-weight-asian="normal" style:font-size-complex="11pt" style:font-style-complex="normal" style:font-weight-complex="normal"/>
    </style:style>
    <style:style style:name="P296"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5b4f6" officeooo:paragraph-rsid="0045b4f6" style:font-size-asian="11pt" style:font-style-asian="normal" style:font-weight-asian="normal" style:font-size-complex="11pt" style:font-style-complex="normal" style:font-weight-complex="normal"/>
    </style:style>
    <style:style style:name="P297"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71ca3" officeooo:paragraph-rsid="0045b4f6" style:font-size-asian="11pt" style:font-style-asian="normal" style:font-weight-asian="normal" style:font-size-complex="11pt" style:font-style-complex="normal" style:font-weight-complex="normal"/>
    </style:style>
    <style:style style:name="P298"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71ca3" officeooo:paragraph-rsid="00471ca3" style:font-size-asian="11pt" style:font-style-asian="normal" style:font-weight-asian="normal" style:font-size-complex="11pt" style:font-style-complex="normal" style:font-weight-complex="normal"/>
    </style:style>
    <style:style style:name="P299"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7b7cf" officeooo:paragraph-rsid="00471ca3" style:font-size-asian="11pt" style:font-style-asian="normal" style:font-weight-asian="normal" style:font-size-complex="11pt" style:font-style-complex="normal" style:font-weight-complex="normal"/>
    </style:style>
    <style:style style:name="P300"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7b7cf" officeooo:paragraph-rsid="0047b7cf" style:font-size-asian="11pt" style:font-style-asian="normal" style:font-weight-asian="normal" style:font-size-complex="11pt" style:font-style-complex="normal" style:font-weight-complex="normal"/>
    </style:style>
    <style:style style:name="P301"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7da8f" officeooo:paragraph-rsid="0047da8f" style:font-size-asian="11pt" style:font-style-asian="normal" style:font-weight-asian="normal" style:font-size-complex="11pt" style:font-style-complex="normal" style:font-weight-complex="normal"/>
    </style:style>
    <style:style style:name="P302"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93b74" officeooo:paragraph-rsid="00493b74" style:font-size-asian="11pt" style:font-style-asian="normal" style:font-weight-asian="normal" style:font-size-complex="11pt" style:font-style-complex="normal" style:font-weight-complex="normal"/>
    </style:style>
    <style:style style:name="P303"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a9cd6" officeooo:paragraph-rsid="00493b74" style:font-size-asian="11pt" style:font-style-asian="normal" style:font-weight-asian="normal" style:font-size-complex="11pt" style:font-style-complex="normal" style:font-weight-complex="normal"/>
    </style:style>
    <style:style style:name="P304"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a9cd6" officeooo:paragraph-rsid="004a9cd6" style:font-size-asian="11pt" style:font-style-asian="normal" style:font-weight-asian="normal" style:font-size-complex="11pt" style:font-style-complex="normal" style:font-weight-complex="normal"/>
    </style:style>
    <style:style style:name="P305"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cf54f" officeooo:paragraph-rsid="004b33f3" style:font-size-asian="11pt" style:font-style-asian="normal" style:font-weight-asian="normal" style:font-size-complex="11pt" style:font-style-complex="normal" style:font-weight-complex="normal"/>
    </style:style>
    <style:style style:name="P306"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cf54f" officeooo:paragraph-rsid="004cf54f" style:font-size-asian="11pt" style:font-style-asian="normal" style:font-weight-asian="normal" style:font-size-complex="11pt" style:font-style-complex="normal" style:font-weight-complex="normal"/>
    </style:style>
    <style:style style:name="P307"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e5c61" officeooo:paragraph-rsid="004e5c61" style:font-size-asian="11pt" style:font-style-asian="normal" style:font-weight-asian="normal" style:font-size-complex="11pt" style:font-style-complex="normal" style:font-weight-complex="normal"/>
    </style:style>
    <style:style style:name="P308"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f46eb" officeooo:paragraph-rsid="004f46eb" style:font-size-asian="11pt" style:font-style-asian="normal" style:font-weight-asian="normal" style:font-size-complex="11pt" style:font-style-complex="normal" style:font-weight-complex="normal"/>
    </style:style>
    <style:style style:name="P309"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4f46eb" officeooo:paragraph-rsid="00655f4e" style:font-size-asian="11pt" style:font-style-asian="normal" style:font-weight-asian="normal" style:font-size-complex="11pt" style:font-style-complex="normal" style:font-weight-complex="normal"/>
    </style:style>
    <style:style style:name="P310"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529d43" officeooo:paragraph-rsid="00519e2c" style:font-size-asian="11pt" style:font-style-asian="normal" style:font-weight-asian="normal" style:font-size-complex="11pt" style:font-style-complex="normal" style:font-weight-complex="normal"/>
    </style:style>
    <style:style style:name="P311"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529d43" officeooo:paragraph-rsid="00529d43" style:font-size-asian="11pt" style:font-style-asian="normal" style:font-weight-asian="normal" style:font-size-complex="11pt" style:font-style-complex="normal" style:font-weight-complex="normal"/>
    </style:style>
    <style:style style:name="P312"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5301b2" officeooo:paragraph-rsid="005301b2" style:font-size-asian="11pt" style:font-style-asian="normal" style:font-weight-asian="normal" style:font-size-complex="11pt" style:font-style-complex="normal" style:font-weight-complex="normal"/>
    </style:style>
    <style:style style:name="P313"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532c8b" officeooo:paragraph-rsid="00532c8b" style:font-size-asian="11pt" style:font-style-asian="normal" style:font-weight-asian="normal" style:font-size-complex="11pt" style:font-style-complex="normal" style:font-weight-complex="normal"/>
    </style:style>
    <style:style style:name="P314"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54ae1e" officeooo:paragraph-rsid="00532c8b" style:font-size-asian="11pt" style:font-style-asian="normal" style:font-weight-asian="normal" style:font-size-complex="11pt" style:font-style-complex="normal" style:font-weight-complex="normal"/>
    </style:style>
    <style:style style:name="P315"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54ae1e" officeooo:paragraph-rsid="0054ae1e" style:font-size-asian="11pt" style:font-style-asian="normal" style:font-weight-asian="normal" style:font-size-complex="11pt" style:font-style-complex="normal" style:font-weight-complex="normal"/>
    </style:style>
    <style:style style:name="P316"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5725db" officeooo:paragraph-rsid="0054ae1e" style:font-size-asian="11pt" style:font-style-asian="normal" style:font-weight-asian="normal" style:font-size-complex="11pt" style:font-style-complex="normal" style:font-weight-complex="normal"/>
    </style:style>
    <style:style style:name="P317"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5725db" officeooo:paragraph-rsid="005725db" style:font-size-asian="11pt" style:font-style-asian="normal" style:font-weight-asian="normal" style:font-size-complex="11pt" style:font-style-complex="normal" style:font-weight-complex="normal"/>
    </style:style>
    <style:style style:name="P318"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58eadc" officeooo:paragraph-rsid="0058eadc" style:font-size-asian="11pt" style:font-style-asian="normal" style:font-weight-asian="normal" style:font-size-complex="11pt" style:font-style-complex="normal" style:font-weight-complex="normal"/>
    </style:style>
    <style:style style:name="P319"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597604" officeooo:paragraph-rsid="00597604" style:font-size-asian="11pt" style:font-style-asian="normal" style:font-weight-asian="normal" style:font-size-complex="11pt" style:font-style-complex="normal" style:font-weight-complex="normal"/>
    </style:style>
    <style:style style:name="P320"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5a5057" officeooo:paragraph-rsid="00597604" style:font-size-asian="11pt" style:font-style-asian="normal" style:font-weight-asian="normal" style:font-size-complex="11pt" style:font-style-complex="normal" style:font-weight-complex="normal"/>
    </style:style>
    <style:style style:name="P321"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5a5057" officeooo:paragraph-rsid="005a5057" style:font-size-asian="11pt" style:font-style-asian="normal" style:font-weight-asian="normal" style:font-size-complex="11pt" style:font-style-complex="normal" style:font-weight-complex="normal"/>
    </style:style>
    <style:style style:name="P322"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5bdd26" officeooo:paragraph-rsid="005a5057" style:font-size-asian="11pt" style:font-style-asian="normal" style:font-weight-asian="normal" style:font-size-complex="11pt" style:font-style-complex="normal" style:font-weight-complex="normal"/>
    </style:style>
    <style:style style:name="P323"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5bdd26" officeooo:paragraph-rsid="005bdd26" style:font-size-asian="11pt" style:font-style-asian="normal" style:font-weight-asian="normal" style:font-size-complex="11pt" style:font-style-complex="normal" style:font-weight-complex="normal"/>
    </style:style>
    <style:style style:name="P324"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5bdd26" officeooo:paragraph-rsid="0060d8cb" style:font-size-asian="11pt" style:font-style-asian="normal" style:font-weight-asian="normal" style:font-size-complex="11pt" style:font-style-complex="normal" style:font-weight-complex="normal"/>
    </style:style>
    <style:style style:name="P325"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62d3ba" officeooo:paragraph-rsid="0062d3ba" style:font-size-asian="11pt" style:font-style-asian="normal" style:font-weight-asian="normal" style:font-size-complex="11pt" style:font-style-complex="normal" style:font-weight-complex="normal"/>
    </style:style>
    <style:style style:name="P326"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62fe26" officeooo:paragraph-rsid="0062fe26" style:font-size-asian="11pt" style:font-style-asian="normal" style:font-weight-asian="normal" style:font-size-complex="11pt" style:font-style-complex="normal" style:font-weight-complex="normal"/>
    </style:style>
    <style:style style:name="P327"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630660" officeooo:paragraph-rsid="00630660" style:font-size-asian="11pt" style:font-style-asian="normal" style:font-weight-asian="normal" style:font-size-complex="11pt" style:font-style-complex="normal" style:font-weight-complex="normal"/>
    </style:style>
    <style:style style:name="P328"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630660" officeooo:paragraph-rsid="0063c1a0" style:font-size-asian="11pt" style:font-style-asian="normal" style:font-weight-asian="normal" style:font-size-complex="11pt" style:font-style-complex="normal" style:font-weight-complex="normal"/>
    </style:style>
    <style:style style:name="P329"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630660" officeooo:paragraph-rsid="00655f4e" style:font-size-asian="11pt" style:font-style-asian="normal" style:font-weight-asian="normal" style:font-size-complex="11pt" style:font-style-complex="normal" style:font-weight-complex="normal"/>
    </style:style>
    <style:style style:name="P330" style:family="paragraph" style:parent-style-name="Standard">
      <loext:graphic-properties draw:fill="none"/>
      <style:paragraph-properties fo:margin-left="0.5in" fo:margin-right="0in" fo:text-indent="0in" style:auto-text-indent="false" fo:background-color="transparent"/>
      <style:text-properties fo:font-size="11pt" fo:font-style="normal" style:text-underline-style="none" fo:font-weight="normal" officeooo:rsid="00655f4e" officeooo:paragraph-rsid="00655f4e" style:font-size-asian="11pt" style:font-style-asian="normal" style:font-weight-asian="normal" style:font-size-complex="11pt" style:font-style-complex="normal" style:font-weight-complex="normal"/>
    </style:style>
    <style:style style:name="P331" style:family="paragraph" style:parent-style-name="Standard">
      <loext:graphic-properties draw:fill="none"/>
      <style:paragraph-properties fo:margin-left="0in" fo:margin-right="0in" fo:text-indent="0in" style:auto-text-indent="false" fo:background-color="transparent"/>
      <style:text-properties fo:font-size="11pt" fo:font-style="normal" style:text-underline-style="none" fo:font-weight="normal" officeooo:rsid="004f46eb" officeooo:paragraph-rsid="004f46eb" style:font-size-asian="11pt" style:font-style-asian="normal" style:font-weight-asian="normal" style:font-size-complex="11pt" style:font-style-complex="normal" style:font-weight-complex="normal"/>
    </style:style>
    <style:style style:name="P332" style:family="paragraph" style:parent-style-name="Standard">
      <loext:graphic-properties draw:fill="none"/>
      <style:paragraph-properties fo:margin-left="0in" fo:margin-right="0in" fo:text-indent="0in" style:auto-text-indent="false" fo:background-color="transparent"/>
      <style:text-properties fo:font-size="11pt" fo:font-style="normal" style:text-underline-style="none" fo:font-weight="normal" officeooo:rsid="004b33f3" officeooo:paragraph-rsid="004f46eb" style:font-size-asian="11pt" style:font-style-asian="normal" style:font-weight-asian="normal" style:font-size-complex="11pt" style:font-style-complex="normal" style:font-weight-complex="normal"/>
    </style:style>
    <style:style style:name="P333" style:family="paragraph" style:parent-style-name="Standard">
      <loext:graphic-properties draw:fill="none"/>
      <style:paragraph-properties fo:margin-left="0in" fo:margin-right="0in" fo:text-indent="0in" style:auto-text-indent="false" fo:background-color="transparent"/>
      <style:text-properties fo:font-size="11pt" fo:font-style="normal" style:text-underline-style="none" fo:font-weight="normal" officeooo:rsid="0060d8cb" officeooo:paragraph-rsid="0060d8cb" style:font-size-asian="11pt" style:font-style-asian="normal" style:font-weight-asian="normal" style:font-size-complex="11pt" style:font-style-complex="normal" style:font-weight-complex="normal"/>
    </style:style>
    <style:style style:name="P334" style:family="paragraph" style:parent-style-name="Standard">
      <loext:graphic-properties draw:fill="none"/>
      <style:paragraph-properties fo:margin-left="0in" fo:margin-right="0in" fo:text-indent="0in" style:auto-text-indent="false" fo:background-color="transparent"/>
      <style:text-properties fo:font-size="11pt" fo:font-style="normal" style:text-underline-style="none" fo:font-weight="normal" officeooo:rsid="0060d8cb" officeooo:paragraph-rsid="0063c1a0" style:font-size-asian="11pt" style:font-style-asian="normal" style:font-weight-asian="normal" style:font-size-complex="11pt" style:font-style-complex="normal" style:font-weight-complex="normal"/>
    </style:style>
    <style:style style:name="P335" style:family="paragraph" style:parent-style-name="Standard">
      <loext:graphic-properties draw:fill="none"/>
      <style:paragraph-properties fo:margin-left="0in" fo:margin-right="0in" fo:text-indent="0in" style:auto-text-indent="false" fo:background-color="transparent"/>
      <style:text-properties fo:font-size="11pt" fo:font-style="normal" style:text-underline-style="none" fo:font-weight="normal" officeooo:rsid="0060d8cb" officeooo:paragraph-rsid="00630660" style:font-size-asian="11pt" style:font-style-asian="normal" style:font-weight-asian="normal" style:font-size-complex="11pt" style:font-style-complex="normal" style:font-weight-complex="normal"/>
    </style:style>
    <style:style style:name="P336" style:family="paragraph" style:parent-style-name="Standard">
      <loext:graphic-properties draw:fill="none"/>
      <style:paragraph-properties fo:margin-left="0in" fo:margin-right="0in" fo:text-indent="0in" style:auto-text-indent="false" fo:background-color="transparent"/>
      <style:text-properties fo:font-size="11pt" fo:font-style="normal" style:text-underline-style="none" fo:font-weight="normal" officeooo:rsid="000e4f4b" officeooo:paragraph-rsid="0060d8cb" style:font-size-asian="11pt" style:font-style-asian="normal" style:font-weight-asian="normal" style:font-size-complex="11pt" style:font-style-complex="normal" style:font-weight-complex="normal"/>
    </style:style>
    <style:style style:name="P337" style:family="paragraph" style:parent-style-name="Standard">
      <loext:graphic-properties draw:fill="none"/>
      <style:paragraph-properties fo:margin-left="0in" fo:margin-right="0in" fo:text-indent="0in" style:auto-text-indent="false" fo:background-color="transparent"/>
      <style:text-properties fo:font-size="11pt" fo:font-style="italic" style:text-underline-style="none" fo:font-weight="normal" officeooo:rsid="0068cb42" officeooo:paragraph-rsid="00655f4e" style:font-size-asian="11pt" style:font-style-asian="italic" style:font-weight-asian="normal" style:font-size-complex="11pt" style:font-style-complex="italic" style:font-weight-complex="normal"/>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size="11pt" officeooo:rsid="0009a28d" style:font-size-asian="11pt" style:font-size-complex="11pt"/>
    </style:style>
    <style:style style:name="T4" style:family="text">
      <style:text-properties fo:font-size="11pt" officeooo:rsid="0009af5a" style:font-size-asian="11pt" style:font-size-complex="11pt"/>
    </style:style>
    <style:style style:name="T5" style:family="text">
      <style:text-properties fo:font-size="11pt" officeooo:rsid="000d5eb5" style:font-size-asian="11pt" style:font-size-complex="11pt"/>
    </style:style>
    <style:style style:name="T6" style:family="text">
      <style:text-properties fo:font-size="11pt" officeooo:rsid="000e4f4b" style:font-size-asian="11pt" style:font-size-complex="11pt"/>
    </style:style>
    <style:style style:name="T7" style:family="text">
      <style:text-properties fo:font-size="11pt" officeooo:rsid="00130f1f" style:font-size-asian="11pt" style:font-size-complex="11pt"/>
    </style:style>
    <style:style style:name="T8" style:family="text">
      <style:text-properties fo:font-size="11pt" officeooo:rsid="0013e740" style:font-size-asian="11pt" style:font-size-complex="11pt"/>
    </style:style>
    <style:style style:name="T9" style:family="text">
      <style:text-properties fo:font-size="11pt" officeooo:rsid="00149ffd" style:font-size-asian="11pt" style:font-size-complex="11pt"/>
    </style:style>
    <style:style style:name="T10" style:family="text">
      <style:text-properties fo:font-size="11pt" officeooo:rsid="00174376" style:font-size-asian="11pt" style:font-size-complex="11pt"/>
    </style:style>
    <style:style style:name="T11" style:family="text">
      <style:text-properties fo:font-size="11pt" officeooo:rsid="001598af" style:font-size-asian="11pt" style:font-size-complex="11pt"/>
    </style:style>
    <style:style style:name="T12" style:family="text">
      <style:text-properties fo:font-size="11pt" officeooo:rsid="0018606c" style:font-size-asian="11pt" style:font-size-complex="11pt"/>
    </style:style>
    <style:style style:name="T13" style:family="text">
      <style:text-properties fo:font-size="11pt" officeooo:rsid="001878e0" style:font-size-asian="11pt" style:font-size-complex="11pt"/>
    </style:style>
    <style:style style:name="T14" style:family="text">
      <style:text-properties fo:font-size="11pt" officeooo:rsid="0019efc8" style:font-size-asian="11pt" style:font-size-complex="11pt"/>
    </style:style>
    <style:style style:name="T15" style:family="text">
      <style:text-properties fo:font-size="11pt" officeooo:rsid="001a587f" style:font-size-asian="11pt" style:font-size-complex="11pt"/>
    </style:style>
    <style:style style:name="T16" style:family="text">
      <style:text-properties fo:font-size="11pt" officeooo:rsid="001ae8e6" style:font-size-asian="11pt" style:font-size-complex="11pt"/>
    </style:style>
    <style:style style:name="T17" style:family="text">
      <style:text-properties fo:font-size="11pt" officeooo:rsid="001d9701" style:font-size-asian="11pt" style:font-size-complex="11pt"/>
    </style:style>
    <style:style style:name="T18" style:family="text">
      <style:text-properties fo:font-size="11pt" officeooo:rsid="001ce640" style:font-size-asian="11pt" style:font-size-complex="11pt"/>
    </style:style>
    <style:style style:name="T19" style:family="text">
      <style:text-properties fo:font-size="11pt" officeooo:rsid="0020e4a8" style:font-size-asian="11pt" style:font-size-complex="11pt"/>
    </style:style>
    <style:style style:name="T20" style:family="text">
      <style:text-properties fo:font-size="11pt" officeooo:rsid="0024bf4b" style:font-size-asian="11pt" style:font-size-complex="11pt"/>
    </style:style>
    <style:style style:name="T21" style:family="text">
      <style:text-properties fo:font-size="11pt" officeooo:rsid="002a05b6" style:font-size-asian="11pt" style:font-size-complex="11pt"/>
    </style:style>
    <style:style style:name="T22" style:family="text">
      <style:text-properties fo:font-size="11pt" officeooo:rsid="002f3062" style:font-size-asian="11pt" style:font-size-complex="11pt"/>
    </style:style>
    <style:style style:name="T23" style:family="text">
      <style:text-properties fo:font-size="11pt" officeooo:rsid="00307539" style:font-size-asian="11pt" style:font-size-complex="11pt"/>
    </style:style>
    <style:style style:name="T24" style:family="text">
      <style:text-properties fo:font-size="11pt" officeooo:rsid="0034763f" style:font-size-asian="11pt" style:font-size-complex="11pt"/>
    </style:style>
    <style:style style:name="T25" style:family="text">
      <style:text-properties fo:font-size="11pt" officeooo:rsid="003c4d63" style:font-size-asian="11pt" style:font-size-complex="11pt"/>
    </style:style>
    <style:style style:name="T26" style:family="text">
      <style:text-properties fo:font-size="11pt" officeooo:rsid="003e14a1" style:font-size-asian="11pt" style:font-size-complex="11pt"/>
    </style:style>
    <style:style style:name="T27" style:family="text">
      <style:text-properties fo:font-size="11pt" officeooo:rsid="00403055" style:font-size-asian="11pt" style:font-size-complex="11pt"/>
    </style:style>
    <style:style style:name="T28" style:family="text">
      <style:text-properties fo:font-size="11pt" officeooo:rsid="0042147a" style:font-size-asian="11pt" style:font-size-complex="11pt"/>
    </style:style>
    <style:style style:name="T29" style:family="text">
      <style:text-properties fo:font-size="11pt" officeooo:rsid="004a9cd6" style:font-size-asian="11pt" style:font-size-complex="11pt"/>
    </style:style>
    <style:style style:name="T30" style:family="text">
      <style:text-properties fo:font-size="11pt" officeooo:rsid="004cf54f" style:font-size-asian="11pt" style:font-size-complex="11pt"/>
    </style:style>
    <style:style style:name="T31" style:family="text">
      <style:text-properties fo:font-size="11pt" officeooo:rsid="004e5c61" style:font-size-asian="11pt" style:font-size-complex="11pt"/>
    </style:style>
    <style:style style:name="T32" style:family="text">
      <style:text-properties fo:font-size="11pt" officeooo:rsid="004f46eb" style:font-size-asian="11pt" style:font-size-complex="11pt"/>
    </style:style>
    <style:style style:name="T33" style:family="text">
      <style:text-properties fo:font-size="11pt" officeooo:rsid="00507ed1" style:font-size-asian="11pt" style:font-size-complex="11pt"/>
    </style:style>
    <style:style style:name="T34" style:family="text">
      <style:text-properties fo:font-size="11pt" officeooo:rsid="005ee3ad" style:font-size-asian="11pt" style:font-size-complex="11pt"/>
    </style:style>
    <style:style style:name="T35" style:family="text">
      <style:text-properties fo:font-size="11pt" officeooo:rsid="0062fe26" style:font-size-asian="11pt" style:font-size-complex="11pt"/>
    </style:style>
    <style:style style:name="T36" style:family="text">
      <style:text-properties fo:font-size="11pt" officeooo:rsid="00630660" style:font-size-asian="11pt" style:font-size-complex="11pt"/>
    </style:style>
    <style:style style:name="T37" style:family="text">
      <style:text-properties fo:font-size="11pt" officeooo:rsid="0063c1a0" style:font-size-asian="11pt" style:font-size-complex="11pt"/>
    </style:style>
    <style:style style:name="T38" style:family="text">
      <style:text-properties fo:font-size="11pt" officeooo:rsid="00655f4e" style:font-size-asian="11pt" style:font-size-complex="11pt"/>
    </style:style>
    <style:style style:name="T39" style:family="text">
      <style:text-properties fo:font-size="11pt" officeooo:rsid="0068cb42" style:font-size-asian="11pt" style:font-size-complex="11pt"/>
    </style:style>
    <style:style style:name="T40" style:family="text">
      <style:text-properties fo:font-size="11pt" officeooo:rsid="0068d51c" style:font-size-asian="11pt" style:font-size-complex="11pt"/>
    </style:style>
    <style:style style:name="T41" style:family="text">
      <style:text-properties fo:font-size="11pt" style:font-size-asian="9.60000038146973pt" style:font-size-complex="11pt"/>
    </style:style>
    <style:style style:name="T42" style:family="text">
      <style:text-properties fo:font-size="11pt" fo:font-weight="normal" style:font-size-asian="9.60000038146973pt" style:font-weight-asian="normal" style:font-size-complex="11pt" style:font-weight-complex="normal"/>
    </style:style>
    <style:style style:name="T43" style:family="text">
      <style:text-properties fo:font-size="11pt" fo:font-weight="normal" officeooo:rsid="002f3062" style:font-size-asian="9.60000038146973pt" style:font-weight-asian="normal" style:font-size-complex="11pt" style:font-weight-complex="normal"/>
    </style:style>
    <style:style style:name="T44" style:family="text">
      <style:text-properties fo:font-size="11pt" fo:font-weight="normal" officeooo:rsid="002fbe49" style:font-size-asian="9.60000038146973pt" style:font-weight-asian="normal" style:font-size-complex="11pt" style:font-weight-complex="normal"/>
    </style:style>
    <style:style style:name="T45" style:family="text">
      <style:text-properties fo:font-size="11pt" fo:font-weight="normal" officeooo:rsid="00507535" style:font-size-asian="9.60000038146973pt" style:font-weight-asian="normal" style:font-size-complex="11pt" style:font-weight-complex="normal"/>
    </style:style>
    <style:style style:name="T46" style:family="text">
      <style:text-properties fo:font-size="11pt" fo:font-weight="normal" officeooo:rsid="00509370" style:font-size-asian="9.60000038146973pt" style:font-weight-asian="normal" style:font-size-complex="11pt" style:font-weight-complex="normal"/>
    </style:style>
    <style:style style:name="T47" style:family="text">
      <style:text-properties fo:font-size="11pt" fo:font-weight="normal" officeooo:rsid="0050f926" style:font-size-asian="9.60000038146973pt" style:font-weight-asian="normal" style:font-size-complex="11pt" style:font-weight-complex="normal"/>
    </style:style>
    <style:style style:name="T48" style:family="text">
      <style:text-properties fo:font-size="11pt" fo:font-weight="normal" officeooo:rsid="0062d3ba" style:font-size-asian="9.60000038146973pt" style:font-weight-asian="normal" style:font-size-complex="11pt" style:font-weight-complex="normal"/>
    </style:style>
    <style:style style:name="T49" style:family="text">
      <style:text-properties fo:font-size="11pt" fo:font-weight="normal" officeooo:rsid="0068cb42" style:font-size-asian="9.60000038146973pt" style:font-weight-asian="normal" style:font-size-complex="11pt" style:font-weight-complex="normal"/>
    </style:style>
    <style:style style:name="T50" style:family="text">
      <style:text-properties fo:font-size="11pt" fo:font-weight="normal" style:font-size-asian="11pt" style:font-weight-asian="normal" style:font-size-complex="11pt" style:font-weight-complex="normal"/>
    </style:style>
    <style:style style:name="T51" style:family="text">
      <style:text-properties fo:font-size="11pt" fo:font-weight="normal" officeooo:rsid="000d0856" style:font-size-asian="11pt" style:font-weight-asian="normal" style:font-size-complex="11pt" style:font-weight-complex="normal"/>
    </style:style>
    <style:style style:name="T52" style:family="text">
      <style:text-properties fo:font-size="11pt" fo:font-weight="normal" officeooo:rsid="000e4f4b" style:font-size-asian="11pt" style:font-weight-asian="normal" style:font-size-complex="11pt" style:font-weight-complex="normal"/>
    </style:style>
    <style:style style:name="T53" style:family="text">
      <style:text-properties fo:font-size="11pt" fo:font-weight="normal" officeooo:rsid="0010aaaa" style:font-size-asian="11pt" style:font-weight-asian="normal" style:font-size-complex="11pt" style:font-weight-complex="normal"/>
    </style:style>
    <style:style style:name="T54" style:family="text">
      <style:text-properties fo:font-size="11pt" fo:font-weight="normal" officeooo:rsid="00121234" style:font-size-asian="11pt" style:font-weight-asian="normal" style:font-size-complex="11pt" style:font-weight-complex="normal"/>
    </style:style>
    <style:style style:name="T55" style:family="text">
      <style:text-properties fo:font-size="11pt" fo:font-weight="normal" officeooo:rsid="00130f1f" style:font-size-asian="11pt" style:font-weight-asian="normal" style:font-size-complex="11pt" style:font-weight-complex="normal"/>
    </style:style>
    <style:style style:name="T56" style:family="text">
      <style:text-properties fo:font-size="11pt" fo:font-weight="normal" officeooo:rsid="0013e740" style:font-size-asian="11pt" style:font-weight-asian="normal" style:font-size-complex="11pt" style:font-weight-complex="normal"/>
    </style:style>
    <style:style style:name="T57" style:family="text">
      <style:text-properties fo:font-size="11pt" fo:font-weight="normal" officeooo:rsid="00149ffd" style:font-size-asian="11pt" style:font-weight-asian="normal" style:font-size-complex="11pt" style:font-weight-complex="normal"/>
    </style:style>
    <style:style style:name="T58" style:family="text">
      <style:text-properties fo:font-size="11pt" fo:font-weight="normal" officeooo:rsid="001598af" style:font-size-asian="11pt" style:font-weight-asian="normal" style:font-size-complex="11pt" style:font-weight-complex="normal"/>
    </style:style>
    <style:style style:name="T59" style:family="text">
      <style:text-properties fo:font-size="11pt" fo:font-weight="normal" officeooo:rsid="00174376" style:font-size-asian="11pt" style:font-weight-asian="normal" style:font-size-complex="11pt" style:font-weight-complex="normal"/>
    </style:style>
    <style:style style:name="T60" style:family="text">
      <style:text-properties fo:font-size="11pt" fo:font-weight="normal" officeooo:rsid="001797a8" style:font-size-asian="11pt" style:font-weight-asian="normal" style:font-size-complex="11pt" style:font-weight-complex="normal"/>
    </style:style>
    <style:style style:name="T61" style:family="text">
      <style:text-properties fo:font-size="11pt" fo:font-weight="normal" officeooo:rsid="0018606c" style:font-size-asian="11pt" style:font-weight-asian="normal" style:font-size-complex="11pt" style:font-weight-complex="normal"/>
    </style:style>
    <style:style style:name="T62" style:family="text">
      <style:text-properties fo:font-size="11pt" fo:font-weight="normal" officeooo:rsid="001878e0" style:font-size-asian="11pt" style:font-weight-asian="normal" style:font-size-complex="11pt" style:font-weight-complex="normal"/>
    </style:style>
    <style:style style:name="T63" style:family="text">
      <style:text-properties fo:font-size="11pt" fo:font-weight="normal" officeooo:rsid="0019efc8" style:font-size-asian="11pt" style:font-weight-asian="normal" style:font-size-complex="11pt" style:font-weight-complex="normal"/>
    </style:style>
    <style:style style:name="T64" style:family="text">
      <style:text-properties fo:font-size="11pt" fo:font-weight="normal" officeooo:rsid="001a587f" style:font-size-asian="11pt" style:font-weight-asian="normal" style:font-size-complex="11pt" style:font-weight-complex="normal"/>
    </style:style>
    <style:style style:name="T65" style:family="text">
      <style:text-properties fo:font-size="11pt" fo:font-weight="normal" officeooo:rsid="001ab89e" style:font-size-asian="11pt" style:font-weight-asian="normal" style:font-size-complex="11pt" style:font-weight-complex="normal"/>
    </style:style>
    <style:style style:name="T66" style:family="text">
      <style:text-properties fo:font-size="11pt" fo:font-weight="normal" officeooo:rsid="001ae8e6" style:font-size-asian="11pt" style:font-weight-asian="normal" style:font-size-complex="11pt" style:font-weight-complex="normal"/>
    </style:style>
    <style:style style:name="T67" style:family="text">
      <style:text-properties fo:font-size="11pt" fo:font-weight="normal" officeooo:rsid="001ce640" style:font-size-asian="11pt" style:font-weight-asian="normal" style:font-size-complex="11pt" style:font-weight-complex="normal"/>
    </style:style>
    <style:style style:name="T68" style:family="text">
      <style:text-properties fo:font-size="11pt" fo:font-weight="normal" officeooo:rsid="001d9701" style:font-size-asian="11pt" style:font-weight-asian="normal" style:font-size-complex="11pt" style:font-weight-complex="normal"/>
    </style:style>
    <style:style style:name="T69" style:family="text">
      <style:text-properties fo:font-size="11pt" fo:font-weight="normal" officeooo:rsid="001f57b3" style:font-size-asian="11pt" style:font-weight-asian="normal" style:font-size-complex="11pt" style:font-weight-complex="normal"/>
    </style:style>
    <style:style style:name="T70" style:family="text">
      <style:text-properties fo:font-size="11pt" fo:font-weight="normal" officeooo:rsid="0020e4a8" style:font-size-asian="11pt" style:font-weight-asian="normal" style:font-size-complex="11pt" style:font-weight-complex="normal"/>
    </style:style>
    <style:style style:name="T71" style:family="text">
      <style:text-properties fo:font-size="11pt" fo:font-weight="normal" officeooo:rsid="0024bf4b" style:font-size-asian="11pt" style:font-weight-asian="normal" style:font-size-complex="11pt" style:font-weight-complex="normal"/>
    </style:style>
    <style:style style:name="T72" style:family="text">
      <style:text-properties fo:font-size="11pt" fo:font-weight="normal" officeooo:rsid="0027bc52" style:font-size-asian="11pt" style:font-weight-asian="normal" style:font-size-complex="11pt" style:font-weight-complex="normal"/>
    </style:style>
    <style:style style:name="T73" style:family="text">
      <style:text-properties fo:font-size="11pt" fo:font-weight="normal" officeooo:rsid="002a05b6" style:font-size-asian="11pt" style:font-weight-asian="normal" style:font-size-complex="11pt" style:font-weight-complex="normal"/>
    </style:style>
    <style:style style:name="T74" style:family="text">
      <style:text-properties fo:font-size="11pt" fo:font-weight="normal" officeooo:rsid="0009a28d" style:font-size-asian="11pt" style:font-weight-asian="normal" style:font-size-complex="11pt" style:font-weight-complex="normal"/>
    </style:style>
    <style:style style:name="T75" style:family="text">
      <style:text-properties fo:font-size="11pt" fo:font-weight="normal" officeooo:rsid="002d577c" style:font-size-asian="11pt" style:font-weight-asian="normal" style:font-size-complex="11pt" style:font-weight-complex="normal"/>
    </style:style>
    <style:style style:name="T76" style:family="text">
      <style:text-properties fo:font-size="11pt" fo:font-weight="normal" officeooo:rsid="002f3062" style:font-size-asian="11pt" style:font-weight-asian="normal" style:font-size-complex="11pt" style:font-weight-complex="normal"/>
    </style:style>
    <style:style style:name="T77" style:family="text">
      <style:text-properties fo:font-size="11pt" fo:font-weight="normal" officeooo:rsid="002fbe49" style:font-size-asian="11pt" style:font-weight-asian="normal" style:font-size-complex="11pt" style:font-weight-complex="normal"/>
    </style:style>
    <style:style style:name="T78" style:family="text">
      <style:text-properties fo:font-size="11pt" fo:font-weight="normal" officeooo:rsid="00307539" style:font-size-asian="11pt" style:font-weight-asian="normal" style:font-size-complex="11pt" style:font-weight-complex="normal"/>
    </style:style>
    <style:style style:name="T79" style:family="text">
      <style:text-properties fo:font-size="11pt" fo:font-weight="normal" officeooo:rsid="00309520" style:font-size-asian="11pt" style:font-weight-asian="normal" style:font-size-complex="11pt" style:font-weight-complex="normal"/>
    </style:style>
    <style:style style:name="T80" style:family="text">
      <style:text-properties fo:font-size="11pt" fo:font-weight="normal" officeooo:rsid="0031b07c" style:font-size-asian="11pt" style:font-weight-asian="normal" style:font-size-complex="11pt" style:font-weight-complex="normal"/>
    </style:style>
    <style:style style:name="T81" style:family="text">
      <style:text-properties fo:font-size="11pt" fo:font-weight="normal" officeooo:rsid="0032b755" style:font-size-asian="11pt" style:font-weight-asian="normal" style:font-size-complex="11pt" style:font-weight-complex="normal"/>
    </style:style>
    <style:style style:name="T82" style:family="text">
      <style:text-properties fo:font-size="11pt" fo:font-weight="normal" officeooo:rsid="0034763f" style:font-size-asian="11pt" style:font-weight-asian="normal" style:font-size-complex="11pt" style:font-weight-complex="normal"/>
    </style:style>
    <style:style style:name="T83" style:family="text">
      <style:text-properties fo:font-size="11pt" fo:font-weight="normal" officeooo:rsid="003669b4" style:font-size-asian="11pt" style:font-weight-asian="normal" style:font-size-complex="11pt" style:font-weight-complex="normal"/>
    </style:style>
    <style:style style:name="T84" style:family="text">
      <style:text-properties fo:font-size="11pt" fo:font-weight="normal" officeooo:rsid="00367bf3" style:font-size-asian="11pt" style:font-weight-asian="normal" style:font-size-complex="11pt" style:font-weight-complex="normal"/>
    </style:style>
    <style:style style:name="T85" style:family="text">
      <style:text-properties fo:font-size="11pt" fo:font-weight="normal" officeooo:rsid="00368831" style:font-size-asian="11pt" style:font-weight-asian="normal" style:font-size-complex="11pt" style:font-weight-complex="normal"/>
    </style:style>
    <style:style style:name="T86" style:family="text">
      <style:text-properties fo:font-size="11pt" fo:font-weight="normal" officeooo:rsid="00376959" style:font-size-asian="11pt" style:font-weight-asian="normal" style:font-size-complex="11pt" style:font-weight-complex="normal"/>
    </style:style>
    <style:style style:name="T87" style:family="text">
      <style:text-properties fo:font-size="11pt" fo:font-weight="normal" officeooo:rsid="0038df74" style:font-size-asian="11pt" style:font-weight-asian="normal" style:font-size-complex="11pt" style:font-weight-complex="normal"/>
    </style:style>
    <style:style style:name="T88" style:family="text">
      <style:text-properties fo:font-size="11pt" fo:font-weight="normal" officeooo:rsid="0039b636" style:font-size-asian="11pt" style:font-weight-asian="normal" style:font-size-complex="11pt" style:font-weight-complex="normal"/>
    </style:style>
    <style:style style:name="T89" style:family="text">
      <style:text-properties fo:font-size="11pt" fo:font-weight="normal" officeooo:rsid="003a0d5c" style:font-size-asian="11pt" style:font-weight-asian="normal" style:font-size-complex="11pt" style:font-weight-complex="normal"/>
    </style:style>
    <style:style style:name="T90" style:family="text">
      <style:text-properties fo:font-size="11pt" fo:font-weight="normal" officeooo:rsid="003b543a" style:font-size-asian="11pt" style:font-weight-asian="normal" style:font-size-complex="11pt" style:font-weight-complex="normal"/>
    </style:style>
    <style:style style:name="T91" style:family="text">
      <style:text-properties fo:font-size="11pt" fo:font-weight="normal" officeooo:rsid="003c4d63" style:font-size-asian="11pt" style:font-weight-asian="normal" style:font-size-complex="11pt" style:font-weight-complex="normal"/>
    </style:style>
    <style:style style:name="T92" style:family="text">
      <style:text-properties fo:font-size="11pt" fo:font-weight="normal" officeooo:rsid="003f0bdb" style:font-size-asian="11pt" style:font-weight-asian="normal" style:font-size-complex="11pt" style:font-weight-complex="normal"/>
    </style:style>
    <style:style style:name="T93" style:family="text">
      <style:text-properties fo:font-size="11pt" fo:font-weight="normal" officeooo:rsid="00403055" style:font-size-asian="11pt" style:font-weight-asian="normal" style:font-size-complex="11pt" style:font-weight-complex="normal"/>
    </style:style>
    <style:style style:name="T94" style:family="text">
      <style:text-properties fo:font-size="11pt" fo:font-weight="normal" officeooo:rsid="0040e759" style:font-size-asian="11pt" style:font-weight-asian="normal" style:font-size-complex="11pt" style:font-weight-complex="normal"/>
    </style:style>
    <style:style style:name="T95" style:family="text">
      <style:text-properties fo:font-size="11pt" fo:font-weight="normal" officeooo:rsid="0042147a" style:font-size-asian="11pt" style:font-weight-asian="normal" style:font-size-complex="11pt" style:font-weight-complex="normal"/>
    </style:style>
    <style:style style:name="T96" style:family="text">
      <style:text-properties fo:font-size="11pt" fo:font-weight="normal" officeooo:rsid="004a9cd6" style:font-size-asian="11pt" style:font-weight-asian="normal" style:font-size-complex="11pt" style:font-weight-complex="normal"/>
    </style:style>
    <style:style style:name="T97" style:family="text">
      <style:text-properties fo:font-size="11pt" fo:font-weight="normal" officeooo:rsid="004b33f3" style:font-size-asian="11pt" style:font-weight-asian="normal" style:font-size-complex="11pt" style:font-weight-complex="normal"/>
    </style:style>
    <style:style style:name="T98" style:family="text">
      <style:text-properties fo:font-size="11pt" fo:font-weight="normal" officeooo:rsid="004cf54f" style:font-size-asian="11pt" style:font-weight-asian="normal" style:font-size-complex="11pt" style:font-weight-complex="normal"/>
    </style:style>
    <style:style style:name="T99" style:family="text">
      <style:text-properties fo:font-size="11pt" fo:font-weight="normal" officeooo:rsid="004e5c61" style:font-size-asian="11pt" style:font-weight-asian="normal" style:font-size-complex="11pt" style:font-weight-complex="normal"/>
    </style:style>
    <style:style style:name="T100" style:family="text">
      <style:text-properties fo:font-size="11pt" fo:font-weight="normal" officeooo:rsid="004f46eb" style:font-size-asian="11pt" style:font-weight-asian="normal" style:font-size-complex="11pt" style:font-weight-complex="normal"/>
    </style:style>
    <style:style style:name="T101" style:family="text">
      <style:text-properties fo:font-size="11pt" fo:font-weight="normal" officeooo:rsid="005dadd7" style:font-size-asian="11pt" style:font-weight-asian="normal" style:font-size-complex="11pt" style:font-weight-complex="normal"/>
    </style:style>
    <style:style style:name="T102" style:family="text">
      <style:text-properties fo:font-size="11pt" fo:font-weight="normal" officeooo:rsid="005ee3ad" style:font-size-asian="11pt" style:font-weight-asian="normal" style:font-size-complex="11pt" style:font-weight-complex="normal"/>
    </style:style>
    <style:style style:name="T103" style:family="text">
      <style:text-properties fo:font-size="11pt" fo:font-weight="normal" officeooo:rsid="0062fe26" style:font-size-asian="11pt" style:font-weight-asian="normal" style:font-size-complex="11pt" style:font-weight-complex="normal"/>
    </style:style>
    <style:style style:name="T104" style:family="text">
      <style:text-properties fo:font-size="11pt" fo:font-weight="normal" officeooo:rsid="00630660" style:font-size-asian="11pt" style:font-weight-asian="normal" style:font-size-complex="11pt" style:font-weight-complex="normal"/>
    </style:style>
    <style:style style:name="T105" style:family="text">
      <style:text-properties fo:font-size="11pt" fo:font-weight="normal" officeooo:rsid="0063c1a0" style:font-size-asian="11pt" style:font-weight-asian="normal" style:font-size-complex="11pt" style:font-weight-complex="normal"/>
    </style:style>
    <style:style style:name="T106" style:family="text">
      <style:text-properties fo:font-size="11pt" fo:font-weight="normal" officeooo:rsid="00655f4e" style:font-size-asian="11pt" style:font-weight-asian="normal" style:font-size-complex="11pt" style:font-weight-complex="normal"/>
    </style:style>
    <style:style style:name="T107" style:family="text">
      <style:text-properties fo:font-size="11pt" fo:font-weight="bold" style:font-size-asian="11pt" style:font-weight-asian="bold" style:font-size-complex="11pt" style:font-weight-complex="bold"/>
    </style:style>
    <style:style style:name="T108" style:family="text">
      <style:text-properties fo:font-size="11pt" fo:font-weight="bold" officeooo:rsid="0009af5a" style:font-size-asian="11pt" style:font-weight-asian="bold" style:font-size-complex="11pt" style:font-weight-complex="bold"/>
    </style:style>
    <style:style style:name="T109" style:family="text">
      <style:text-properties fo:font-size="12pt" style:font-size-asian="12pt" style:font-size-complex="12pt"/>
    </style:style>
    <style:style style:name="T110" style:family="text">
      <style:text-properties officeooo:rsid="002d577c"/>
    </style:style>
    <style:style style:name="T111" style:family="text">
      <style:text-properties officeooo:rsid="002f3062"/>
    </style:style>
    <style:style style:name="T112" style:family="text">
      <style:text-properties fo:font-weight="normal" style:font-weight-asian="normal" style:font-weight-complex="normal"/>
    </style:style>
    <style:style style:name="T113" style:family="text">
      <style:text-properties fo:font-weight="normal" officeooo:rsid="0040e759" style:font-weight-asian="normal" style:font-weight-complex="normal"/>
    </style:style>
    <style:style style:name="T114" style:family="text">
      <style:text-properties fo:font-weight="normal" officeooo:rsid="0042147a" style:font-weight-asian="normal" style:font-weight-complex="normal"/>
    </style:style>
    <style:style style:name="T115" style:family="text">
      <style:text-properties fo:font-weight="normal" officeooo:rsid="0044f995" style:font-weight-asian="normal" style:font-weight-complex="normal"/>
    </style:style>
    <style:style style:name="T116" style:family="text">
      <style:text-properties fo:font-weight="normal" officeooo:rsid="0045b4f6" style:font-weight-asian="normal" style:font-weight-complex="normal"/>
    </style:style>
    <style:style style:name="T117" style:family="text">
      <style:text-properties fo:font-weight="normal" officeooo:rsid="00471ca3" style:font-weight-asian="normal" style:font-weight-complex="normal"/>
    </style:style>
    <style:style style:name="T118" style:family="text">
      <style:text-properties fo:font-weight="normal" officeooo:rsid="0047b7cf" style:font-weight-asian="normal" style:font-weight-complex="normal"/>
    </style:style>
    <style:style style:name="T119" style:family="text">
      <style:text-properties fo:font-weight="normal" officeooo:rsid="004a9cd6" style:font-weight-asian="normal" style:font-weight-complex="normal"/>
    </style:style>
    <style:style style:name="T120" style:family="text">
      <style:text-properties fo:font-weight="normal" officeooo:rsid="004b33f3" style:font-weight-asian="normal" style:font-weight-complex="normal"/>
    </style:style>
    <style:style style:name="T121" style:family="text">
      <style:text-properties fo:font-weight="normal" officeooo:rsid="004cf54f" style:font-weight-asian="normal" style:font-weight-complex="normal"/>
    </style:style>
    <style:style style:name="T122" style:family="text">
      <style:text-properties fo:font-weight="normal" officeooo:rsid="004e5c61" style:font-weight-asian="normal" style:font-weight-complex="normal"/>
    </style:style>
    <style:style style:name="T123" style:family="text">
      <style:text-properties fo:font-weight="normal" officeooo:rsid="000e4f4b" style:font-weight-asian="normal" style:font-weight-complex="normal"/>
    </style:style>
    <style:style style:name="T124" style:family="text">
      <style:text-properties fo:font-weight="normal" officeooo:rsid="004f46eb" style:font-weight-asian="normal" style:font-weight-complex="normal"/>
    </style:style>
    <style:style style:name="T125" style:family="text">
      <style:text-properties fo:font-weight="normal" officeooo:rsid="00519e2c" style:font-weight-asian="normal" style:font-weight-complex="normal"/>
    </style:style>
    <style:style style:name="T126" style:family="text">
      <style:text-properties fo:font-weight="normal" officeooo:rsid="00529d43" style:font-weight-asian="normal" style:font-weight-complex="normal"/>
    </style:style>
    <style:style style:name="T127" style:family="text">
      <style:text-properties fo:font-weight="normal" officeooo:rsid="0054ae1e" style:font-weight-asian="normal" style:font-weight-complex="normal"/>
    </style:style>
    <style:style style:name="T128" style:family="text">
      <style:text-properties fo:font-weight="normal" officeooo:rsid="005725db" style:font-weight-asian="normal" style:font-weight-complex="normal"/>
    </style:style>
    <style:style style:name="T129" style:family="text">
      <style:text-properties fo:font-weight="normal" officeooo:rsid="005a5057" style:font-weight-asian="normal" style:font-weight-complex="normal"/>
    </style:style>
    <style:style style:name="T130" style:family="text">
      <style:text-properties fo:font-weight="normal" officeooo:rsid="005bdd26" style:font-weight-asian="normal" style:font-weight-complex="normal"/>
    </style:style>
    <style:style style:name="T131" style:family="text">
      <style:text-properties fo:font-weight="normal" officeooo:rsid="005dadd7" style:font-weight-asian="normal" style:font-weight-complex="normal"/>
    </style:style>
    <style:style style:name="T132" style:family="text">
      <style:text-properties fo:font-weight="normal" officeooo:rsid="0060d8cb" style:font-weight-asian="normal" style:font-weight-complex="normal"/>
    </style:style>
    <style:style style:name="T133" style:family="text">
      <style:text-properties fo:font-weight="normal" officeooo:rsid="0062d3ba" style:font-weight-asian="normal" style:font-weight-complex="normal"/>
    </style:style>
    <style:style style:name="T134" style:family="text">
      <style:text-properties fo:font-weight="normal" officeooo:rsid="0062fe26" style:font-weight-asian="normal" style:font-weight-complex="normal"/>
    </style:style>
    <style:style style:name="T135" style:family="text">
      <style:text-properties fo:font-weight="normal" officeooo:rsid="0063c1a0" style:font-weight-asian="normal" style:font-weight-complex="normal"/>
    </style:style>
    <style:style style:name="T136" style:family="text">
      <style:text-properties fo:font-weight="normal" officeooo:rsid="00655f4e" style:font-weight-asian="normal" style:font-weight-complex="normal"/>
    </style:style>
    <style:style style:name="T137" style:family="text">
      <style:text-properties fo:font-weight="normal" officeooo:rsid="0068cb42" style:font-weight-asian="normal" style:font-weight-complex="normal"/>
    </style:style>
    <style:style style:name="T138" style:family="text">
      <style:text-properties officeooo:rsid="0040e759"/>
    </style:style>
    <style:style style:name="T139" style:family="text">
      <style:text-properties officeooo:rsid="0044f995"/>
    </style:style>
    <style:style style:name="T140" style:family="text">
      <style:text-properties officeooo:rsid="00471ca3"/>
    </style:style>
    <style:style style:name="T141" style:family="text">
      <style:text-properties officeooo:rsid="004b33f3"/>
    </style:style>
    <style:style style:name="T142" style:family="text">
      <style:text-properties officeooo:rsid="004cf54f"/>
    </style:style>
    <style:style style:name="T143" style:family="text">
      <style:text-properties officeooo:rsid="004e5c61"/>
    </style:style>
    <style:style style:name="T144" style:family="text">
      <style:text-properties fo:font-style="italic" fo:font-weight="normal" style:font-style-asian="italic" style:font-weight-asian="normal" style:font-style-complex="italic" style:font-weight-complex="normal"/>
    </style:style>
    <style:style style:name="T145" style:family="text">
      <style:text-properties fo:font-style="italic" fo:font-weight="normal" officeooo:rsid="004f46eb" style:font-style-asian="italic" style:font-weight-asian="normal" style:font-style-complex="italic" style:font-weight-complex="normal"/>
    </style:style>
    <style:style style:name="T146" style:family="text">
      <style:text-properties fo:font-style="italic" fo:font-weight="normal" officeooo:rsid="0063c1a0" style:font-style-asian="italic" style:font-weight-asian="normal" style:font-style-complex="italic" style:font-weight-complex="normal"/>
    </style:style>
    <style:style style:name="T147" style:family="text">
      <style:text-properties fo:font-style="italic" fo:font-weight="normal" officeooo:rsid="00655f4e" style:font-style-asian="italic" style:font-weight-asian="normal" style:font-style-complex="italic" style:font-weight-complex="normal"/>
    </style:style>
    <style:style style:name="T148" style:family="text">
      <style:text-properties fo:font-style="normal" style:font-style-asian="normal" style:font-style-complex="normal"/>
    </style:style>
    <style:style style:name="T149" style:family="text">
      <style:text-properties fo:font-style="normal" officeooo:rsid="0062fe26" style:font-style-asian="normal" style:font-style-complex="normal"/>
    </style:style>
    <style:style style:name="T150" style:family="text">
      <style:text-properties fo:font-style="normal" officeooo:rsid="004f46eb" style:font-style-asian="normal" style:font-style-complex="normal"/>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bold" officeooo:rsid="0062fe26" style:font-style-asian="normal" style:font-weight-asian="bold" style:font-style-complex="normal" style:font-weight-complex="bold"/>
    </style:style>
    <style:style style:name="T153" style:family="text">
      <style:text-properties officeooo:rsid="004f46eb"/>
    </style:style>
    <style:style style:name="T154" style:family="text">
      <style:text-properties officeooo:rsid="00507ed1"/>
    </style:style>
    <style:style style:name="T155" style:family="text">
      <style:text-properties officeooo:rsid="005725db"/>
    </style:style>
    <style:style style:name="T156" style:family="text">
      <style:text-properties officeooo:rsid="000e4f4b"/>
    </style:style>
    <style:style style:name="T157" style:family="text">
      <style:text-properties officeooo:rsid="0066bbdf"/>
    </style:style>
    <style:style style:name="T158" style:family="text">
      <style:text-properties officeooo:rsid="0068cb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Quest 1: <text:s/>Start the game</text:p>
      <text:list xml:id="list3046117930" text:style-name="L1">
        <text:list-item>
          <text:p text:style-name="P249"><text:span text:style-name="T1">Characters</text:span>: <text:span text:style-name="T2">Mom, Dad, Stephanie (sister)</text:span></text:p>
        </text:list-item>
        <text:list-item>
          <text:p text:style-name="P250">Transition: <text:span text:style-name="T42">Go to sleep</text:span></text:p>
        </text:list-item>
        <text:list-item>
          <text:p text:style-name="P250"><text:span text:style-name="T109">Objective:</text:span><text:span text:style-name="T41"> <text:s/></text:span><text:span text:style-name="T42">Introduce the family and begin establishing the family dynamic and relationships between them (mostly the player and Stephanie). <text:s/>Introduce game controls and word battling system with Stephanie.</text:span></text:p>
        </text:list-item>
        <text:list-item>
          <text:p text:style-name="P254">Scene Area Restrictions: <text:span text:style-name="T42">Inside the players house</text:span></text:p>
        </text:list-item>
        <text:list-item>
          <text:p text:style-name="P258">Sides Available: <text:span text:style-name="T42">game console with single game.</text:span></text:p>
        </text:list-item>
      </text:list>
      <text:p text:style-name="P5"/>
      <text:p text:style-name="P6"><text:span text:style-name="T1">Scene</text:span>: <text:span text:style-name="T2">Starts off in the player's living room of the front door open and no one</text:span><text:span text:style-name="T3">s</text:span><text:span text:style-name="T2"> in the room. <text:s/>The sister walks in and stops in the center of the room then the dad walks in followed by the mom then finally the player walks in and shuts the door. <text:s/>The family just came back from the store. They bought school supplies. </text:span><text:span text:style-name="T3">School will start soon.</text:span></text:p>
      <text:p text:style-name="P11"/>
      <text:p text:style-name="P10">Check points:</text:p>
      <text:p text:style-name="P10"/>
      <text:p text:style-name="P7"><text:span text:style-name="T108">Checkpoint 1:</text:span><text:span text:style-name="T4"> </text:span><text:span text:style-name="T5">(mandatory) </text:span><text:span text:style-name="T4">The scene opens with directed dialogue:</text:span></text:p>
      <text:p text:style-name="P8"><text:span text:style-name="T4"><text:tab/></text:span><text:span text:style-name="T107">Req:</text:span><text:span text:style-name="T2"> none</text:span></text:p>
      <text:p text:style-name="P8"><text:span text:style-name="T2"><text:tab/></text:span><text:span text:style-name="T107">Pass:</text:span><text:span text:style-name="T2"> Finish dialogue</text:span></text:p>
      <text:p text:style-name="P12"><text:tab/></text:p>
      <text:p text:style-name="P15"><text:span text:style-name="T107">Mom: </text:span><text:span text:style-name="T50">Well, we did it. <text:s/>That wasn’t too bad now was it?</text:span></text:p>
      <text:p text:style-name="P59"><text:tab/></text:p>
      <text:p text:style-name="P21"><text:span text:style-name="T107">Dad: <text:s/></text:span><text:span text:style-name="T50">Not bad at all. <text:s/>Even got some good deals with the back to school sales going on. <text:s/>#new_textbox# #art_sarcastic1# It was more trouble getting everyone in the car than the actual shopping. <text:s/>You know, with all the whining and complaining that came along with the shopping trip.</text:span></text:p>
      <text:p text:style-name="P59"/>
      <text:p text:style-name="P22"><text:span text:style-name="T2">Stephanie: </text:span><text:span text:style-name="T50"><text:s/>#art_annoyed# Alright, alright. I’m sorry, but I was in the middle of an important phone call with Michelle.</text:span></text:p>
      <text:p text:style-name="P60"/>
      <text:p text:style-name="P22"><text:span text:style-name="T2">Player:</text:span><text:span text:style-name="T50"> #art_sarcastic# Yeah, a real important phone call. It was a matter of life and death there wasn’t it.</text:span></text:p>
      <text:p text:style-name="P60"/>
      <text:p text:style-name="P22"><text:span text:style-name="T2">Stephanie: </text:span><text:span text:style-name="T50">#art_annoyed#</text:span><text:span text:style-name="T2"> </text:span><text:span text:style-name="T50">Shut-up, you don’t even know. <text:s/>Besides I clearly remember you crying about having to quit your precious little game before you can save it. #art_default# I would say what I was doing was a little more important </text:span><text:span text:style-name="T51">than some lame video game.</text:span></text:p>
      <text:p text:style-name="P60"/>
      <text:p text:style-name="P22"><text:span text:style-name="T2">Player:</text:span><text:span text:style-name="T50"> #art_eyeroll# Okay, okay, princess …</text:span></text:p>
      <text:p text:style-name="P60"/>
      <text:p text:style-name="P22"><text:span text:style-name="T2">Dad:</text:span><text:span text:style-name="T50"> Put a sock in it you two. #new_textbox# Who cares. #new_textbox# Let’s just move on already.</text:span></text:p>
      <text:p text:style-name="P60"/>
      <text:p text:style-name="P23"><text:span text:style-name="T2">Stephanie: </text:span><text:span text:style-name="T50">Fine. #new_textbox# It’s probably for the best.</text:span></text:p>
      <text:p text:style-name="P61"/>
      <text:p text:style-name="P23"><text:span text:style-name="T2">Player:</text:span><text:span text:style-name="T50"> Oi</text:span></text:p>
      <text:p text:style-name="P61"/>
      <text:p text:style-name="P24"><text:span text:style-name="T2">Mom: “</text:span><text:span text:style-name="T50">Player_name,” I need you to read over that bulling notice today. <text:s/>It is required that all students read it before the start of school. </text:span></text:p>
      <text:p text:style-name="P62"/>
      <text:p text:style-name="P24"><text:span text:style-name="T2">Player:</text:span><text:span text:style-name="T50"> Sigh, but mom…</text:span></text:p>
      <text:p text:style-name="P62"/>
      <text:p text:style-name="P24"><text:span text:style-name="T2">Mom:</text:span><text:span text:style-name="T50"> Nope. <text:s/>I don’t want to hear it. #new_textbox# Pretend that your freedom is dependent on it. <text:s/></text:span><text:span text:style-name="T52">#new_textbox# #art_angry# because it is..</text:span></text:p>
      <text:p text:style-name="P63"><text:soft-page-break/></text:p>
      <text:p text:style-name="P25"><text:span text:style-name="T6">P</text:span><text:span text:style-name="T2">layer: </text:span><text:span text:style-name="T50">#art_annoyed#</text:span><text:span text:style-name="T2"> </text:span><text:span text:style-name="T50">Fine. I’ll do it.</text:span></text:p>
      <text:p text:style-name="P61"/>
      <text:p text:style-name="P64">Mom walks to the kitchen and stands at the counter. </text:p>
      <text:p text:style-name="P26"><text:span text:style-name="T50">Dad walks to the </text:span><text:span text:style-name="T72">computer desk and sits down.</text:span></text:p>
      <text:p text:style-name="P64">Stephanie walks to her room and stands in front of the mirror/dresser or something like that.</text:p>
      <text:p text:style-name="P65">The player is free to explore the house</text:p>
      <text:p text:style-name="P93"/>
      <text:p text:style-name="P180"><text:span text:style-name="T2">Checkpoint 2: </text:span><text:span text:style-name="T50">(optional) learn inventory navigation controls</text:span></text:p>
      <text:p text:style-name="P203"><text:span text:style-name="T50"><text:tab/></text:span><text:span text:style-name="T6">Req:</text:span><text:span text:style-name="T52"> none</text:span></text:p>
      <text:p text:style-name="P203"><text:span text:style-name="T52"><text:tab/></text:span><text:span text:style-name="T6">Pass:</text:span><text:span text:style-name="T52"> read pamphlet</text:span></text:p>
      <text:p text:style-name="P19"/>
      <text:p text:style-name="P65">The player interacts with a pamphlet in his room and triggers a tutorial</text:p>
      <text:p text:style-name="P65">The pamphlet walk through provide pictures along with the instructions</text:p>
      <text:p text:style-name="P65"/>
      <text:p text:style-name="P31"><text:span text:style-name="T2">Pamphlet: </text:span><text:span text:style-name="T50">Learn the wonders of your inner inventory and menu systems. <text:s/>A quick guide through the basics and all you need to know by Hindren Balbog</text:span></text:p>
      <text:p text:style-name="P95"/>
      <text:p text:style-name="P31"><text:span text:style-name="T2">Yes/No Choice: </text:span><text:span text:style-name="T50">Start menu tutorial. Yes/No</text:span></text:p>
      <text:p text:style-name="P95"/>
      <text:p text:style-name="P31"><text:span text:style-name="T2">Pamphlet:</text:span><text:span text:style-name="T50"> You can access the menu screen by pressing (I, X, triangle)</text:span></text:p>
      <text:p text:style-name="P95"/>
      <text:p text:style-name="P32"><text:span text:style-name="T2">Pamphlet:</text:span><text:span text:style-name="T50"> The Character menu screen displays your party member on the left and list the available options on the right</text:span></text:p>
      <text:p text:style-name="P96"/>
      <text:p text:style-name="P32"><text:span text:style-name="T2">Pamphlet:</text:span><text:span text:style-name="T50"> Selecting the Inventory option will bring you to the item display menu that your party currently has. <text:s/>You can select an item to use, discard an item, or sort you inventory. </text:span><text:span text:style-name="T53">(show image)</text:span></text:p>
      <text:p text:style-name="P96"/>
      <text:p text:style-name="P33"><text:span text:style-name="T2">Pamphlet: </text:span><text:span text:style-name="T50">The Wardrobe option allows you to equip and unequip items from your team members. <text:s/>You can change your outfit, weapons, armor, and accessories.</text:span></text:p>
      <text:p text:style-name="P97"/>
      <text:p text:style-name="P33"><text:span text:style-name="T2">Pamphlet:</text:span><text:span text:style-name="T50"> The Resume option allow you to look at your teams skills, stats, and personalities. <text:s/>This is where you can find how much exp you need to gain a new level or shill.</text:span></text:p>
      <text:p text:style-name="P97"/>
      <text:p text:style-name="P34"><text:span text:style-name="T2">Pamphlet:</text:span><text:span text:style-name="T50"> The Contact List option displays all of the people that you know and information about them. <text:s/>You can also see the types of relationships you have with them and even a bit about their personalities.</text:span></text:p>
      <text:p text:style-name="P98"/>
      <text:p text:style-name="P57"><text:span text:style-name="T2">Pamphlet: </text:span><text:span text:style-name="T50">The Cards option allows you to view your card collection, build decks, and discard unwanted cards. <text:s/>#new_textbox# This option is only available if you have cards to look at.</text:span></text:p>
      <text:p text:style-name="P98"/>
      <text:p text:style-name="P34"><text:span text:style-name="T2">Pamphlet:</text:span><text:span text:style-name="T50"> The Config Option allows you to change some display option in the game.</text:span></text:p>
      <text:p text:style-name="P98"/>
      <text:p text:style-name="P34"><text:span text:style-name="T2">Pamphlet:</text:span><text:span text:style-name="T50"> The Save/Load option allow you to save your progress or load a saved file. <text:s/>Note that you can <text:s/>only save a save point locatons.</text:span></text:p>
      <text:p text:style-name="P98"/>
      <text:p text:style-name="P34"><text:span text:style-name="T2">Pamphlet:</text:span><text:span text:style-name="T50"> The last option, the Quit option </text:span><text:span text:style-name="T54">allows you to exit the electrical bit-wise pretend game plane of existence and return to the physical plane that you come from by quitting the game. Do this if you’re bored with the game or it’s late and you have work in the morning.</text:span></text:p>
      <text:p text:style-name="P99"/>
      <text:p text:style-name="P35"><text:span text:style-name="T2">Pamphlet:</text:span><text:span text:style-name="T50"> Congratulations, you are now a character menu master. <text:s/>Now go mess around with stuff.</text:span></text:p>
      <text:p text:style-name="P100"/>
      <text:p text:style-name="P182"><text:span text:style-name="T2">Checkpoint </text:span><text:span text:style-name="T7">3</text:span><text:span text:style-name="T2">: </text:span><text:span text:style-name="T50">(</text:span><text:span text:style-name="T55">mandatory</text:span><text:span text:style-name="T50">) </text:span><text:span text:style-name="T55">Read the bulling notice on the player’s desk</text:span></text:p>
      <text:p text:style-name="P204"><text:soft-page-break/><text:span text:style-name="T50"><text:tab/></text:span><text:span text:style-name="T6">Req:</text:span><text:span text:style-name="T52"> </text:span><text:span text:style-name="T55">checkpoint </text:span><text:span text:style-name="T68">1</text:span></text:p>
      <text:p text:style-name="P204"><text:span text:style-name="T52"><text:tab/></text:span><text:span text:style-name="T6">Pass:</text:span><text:span text:style-name="T52"> </text:span><text:span text:style-name="T55">finish </text:span><text:span text:style-name="T52">read</text:span><text:span text:style-name="T55">ing</text:span><text:span text:style-name="T52"> </text:span><text:span text:style-name="T55">notice tutorial</text:span></text:p>
      <text:p text:style-name="P94"/>
      <text:p text:style-name="P36"><text:span text:style-name="T2">Notice</text:span><text:span text:style-name="T50">: Welcome back to another fine year at John Beau Gregory Academy. <text:s/>This year promises to be another successful one with the help of all of our fine students like you. </text:span></text:p>
      <text:p text:style-name="P101"/>
      <text:p text:style-name="P36"><text:span text:style-name="T2">Notice</text:span><text:span text:style-name="T50">: It has come to the attention of the school administration that acts of peer pressure and bulling have reached unacceptable levels of at John Beau Gregory Academy.</text:span></text:p>
      <text:p text:style-name="P101"/>
      <text:p text:style-name="P36"><text:span text:style-name="T2">Notice</text:span><text:span text:style-name="T50">: We humbly ask every student to please read this notice thoroughly and us it as a guide when presented with questionable circumstances.</text:span></text:p>
      <text:p text:style-name="P101"/>
      <text:p text:style-name="P37"><text:span text:style-name="T2">Notice</text:span><text:span text:style-name="T50">: </text:span><text:span text:style-name="T56">Sometimes everyone is face with social challenges and differences of opinions with their peers and others alike. <text:s/></text:span></text:p>
      <text:p text:style-name="P102"/>
      <text:p text:style-name="P37"><text:span text:style-name="T8">Notice</text:span><text:span text:style-name="T56">: More often than not conflicts can be resolved before they even start. #new_textbox# It depends on you. #new_textbox# <text:s/>If you feel a conflict about to arise, you can likely stop it by using your head and choosing your words carefully. </text:span></text:p>
      <text:p text:style-name="P102"/>
      <text:p text:style-name="P37"><text:span text:style-name="T8">Notice</text:span><text:span text:style-name="T56">: (use combat pic) When talking to a person a potential conflict </text:span><text:span text:style-name="T57">may arise, you will likely get a warning dialogue message about the potential conflict along with some options on which reply you would like to say to the aggressive person.\</text:span></text:p>
      <text:p text:style-name="P103"/>
      <text:p text:style-name="P38"><text:span text:style-name="T9">Notice</text:span><text:span text:style-name="T57">: Some replies might prevent the conflict from happening while others may not. #new_textbox# There are times when no reply will prevent the conflict. This is not always the case. <text:s/>Choosing the option “start a fight” will always result in a verbal conflict.</text:span></text:p>
      <text:p text:style-name="P104"/>
      <text:p text:style-name="P38"><text:span text:style-name="T2">Notice</text:span><text:span text:style-name="T50">: <text:s/></text:span><text:span text:style-name="T57">It is important to note that some responses can give you an edge during the conflict and others may give your opponent the advantage. <text:s/>Pay attention to the conversation leading up to the conflict to and how the person you are arguing with acts to best figure out how to use your words effectively. </text:span></text:p>
      <text:p text:style-name="P104"/>
      <text:p text:style-name="P38"><text:span text:style-name="T9">Notice</text:span><text:span text:style-name="T57">: If the conflict is resolved with out the argument combat, then </text:span><text:span text:style-name="T58">no harm done. <text:s/>#new_textbox# There will be no winner or loser. Nevertheless you will still gain experience points and the outcome of resolved will help shape your character stats and attitude.</text:span></text:p>
      <text:p text:style-name="P105"/>
      <text:p text:style-name="P39"><text:span text:style-name="T11">Notice</text:span><text:span text:style-name="T58">: When a squabble does occur, you and your team will be forced to battle with the opposing side using words and your wit.</text:span></text:p>
      <text:p text:style-name="P106"/>
      <text:p text:style-name="P39"><text:span text:style-name="T11">Notice</text:span><text:span text:style-name="T58">: During a battle, each person will have the opportunity to say their bit in a turn order </text:span><text:span text:style-name="T59">as an action</text:span><text:span text:style-name="T58">. </text:span><text:span text:style-name="T59">#new_textbox# Each action can target one or more characters depending on the move used.</text:span></text:p>
      <text:p text:style-name="P107"/>
      <text:p text:style-name="P40"><text:span text:style-name="T10">Notice</text:span><text:span text:style-name="T59">: Each person has a “will” to continue the conflict. #new_textbox# To win a conflict, you must render all of your opponents wills to zero. <text:s/>If your team’s wills are reduced to zero then you lose the conflict.</text:span></text:p>
      <text:p text:style-name="P108"/>
      <text:p text:style-name="P40"><text:span text:style-name="T2">Notice</text:span><text:span text:style-name="T50">: </text:span><text:span text:style-name="T59">Winning a conflict will grant exp and gains and also have some bearing on how the opponent(s)’</text:span></text:p>
      <text:p text:style-name="P108">relationships with you and your team members grow.</text:p>
      <text:p text:style-name="P108"/>
      <text:p text:style-name="P40"><text:span text:style-name="T2">Notice</text:span><text:span text:style-name="T50">: </text:span><text:span text:style-name="T59">It is important to choose your tactics wisely in that winning conflicts with characters in ways that go against their personalty types can negatively effect your relationship with them.</text:span></text:p>
      <text:p text:style-name="P108"/>
      <text:p text:style-name="P40"><text:span text:style-name="T2">Notice</text:span><text:span text:style-name="T50">: </text:span><text:span text:style-name="T59">You might form an enemy with someone rather than gaining their respect. </text:span></text:p>
      <text:p text:style-name="P108"/>
      <text:p text:style-name="P41"><text:soft-page-break/><text:span text:style-name="T10">Notice:</text:span><text:span text:style-name="T59"> </text:span><text:span text:style-name="T60">There are three main types of action moves that can be used during a conflict. #new_textbox# The first is the Attack (ATK) action which is an attempt to lower the targets will. #new_textbox# the next is the Defensive (DEF) action that attempts to heal a target’s will or lessen damage taken to a targets will </text:span><text:span text:style-name="T61">#new_textbox# Lastly is the Resolve (RES) Conflict action that attempts to end the conflict in the most peaceful or neutral way as possible.</text:span></text:p>
      <text:p text:style-name="P109"/>
      <text:p text:style-name="P42"><text:span text:style-name="T12">Notice:</text:span><text:span text:style-name="T61"> The Resolve Conflict actions are a form of attack that try to end the battle before the opponents’ will reaches zero. <text:s/>#new_textbox# This move is harder to make successful and also counts as a win for the team that pulls it off. <text:s/>#new_textbox# When a resolve conflict is successful, it produces the least relationship influence between characters</text:span></text:p>
      <text:p text:style-name="P110"/>
      <text:p text:style-name="P42"><text:span text:style-name="T12">Notice</text:span><text:span text:style-name="T61">: As you and your team gain xp points and levels, new actions can be gained. <text:s/>#new_textbox# The available actions that can be acquired depends on your characters personal skill. <text:s/>#new_textbox# An example is person with better wisdom to understand the target will be better at Mocking them and a person who has a silk tongue would be better at persuading a target. #new_textbox# The silk tongue person will gain more persuasive combat options than mocking combat options.</text:span></text:p>
      <text:p text:style-name="P110"/>
      <text:p text:style-name="P43"><text:span text:style-name="T12">Notice</text:span><text:span text:style-name="T61">: </text:span><text:span text:style-name="T62">It is important to note that attack and def actions effect everyone a little differently. <text:s/>#new_textbox# An insult attack might be very effective against one target by greatly reducing their will to continue. <text:s/>Another target might be resilient, immune to, or even get a boost from an insult during a conflict. #new_textbox# Choose your words carefully and don’t insult teachers!!</text:span></text:p>
      <text:p text:style-name="P111"/>
      <text:p text:style-name="P43"><text:span text:style-name="T13">Notice</text:span><text:span text:style-name="T62">: Not all conflicts are the same. <text:s/>Some are arguments, other insult battles, or getting information from a reluctant person, persuading someone to do something, trying to pass off a lie, try to cheer someone up, trying to be funny, and many other possible scenarios. <text:s/>#new_textbox# </text:span><text:span text:style-name="T63">You might even find yourself in a romance battle. <text:s/>YIKES!! #new_textbox# H</text:span><text:span text:style-name="T62">aving your team specialize in a single combat style could be a mistake </text:span><text:span text:style-name="T63">in the long run.</text:span></text:p>
      <text:p text:style-name="P112"/>
      <text:p text:style-name="P44"><text:span text:style-name="T14">Notice</text:span><text:span text:style-name="T63">: </text:span><text:span text:style-name="T64">You can’t win them all and that is okay. <text:s/>#new_textbox# <text:s/>What does it mean to lose a battle? #new_textbox# Losing a conflict results in losing a small amount of xp, perhaps losing some confidence, and your relationship with the opponents will reflect the loss. <text:s/>#new_textbox# This is not always a bad thing.</text:span></text:p>
      <text:p text:style-name="P113"/>
      <text:p text:style-name="P45"><text:span text:style-name="T15">Notice</text:span><text:span text:style-name="T64">: </text:span><text:span text:style-name="T65">Your overall reputation with your peers and beyond will be formed partly by your success in the art of dealing with verbal conflicts. #new_textbox# You should keep this in the back of your mind before you just start button mashing during a conflict.</text:span></text:p>
      <text:p text:style-name="P114"/>
      <text:p text:style-name="P45"><text:span text:style-name="T2">Notice</text:span><text:span text:style-name="T50">: </text:span><text:span text:style-name="T65">We here at John Beau Gregory Academy know that it takes a community to create a legacy of success. <text:s/>#new_textbox# </text:span><text:span text:style-name="T66">Our students are our greatest asset and our future. We hope that everyone considers how others feel when confronted with a social conflict #new_textbox# <text:s/>and let’s not forget to study, study, study!!</text:span></text:p>
      <text:p text:style-name="P115"/>
      <text:p text:style-name="P46"><text:span text:style-name="T16">Notice</text:span><text:span text:style-name="T66">: In closing, it is my pleasure to welcome you all to another great year and know that success is not measure by your achievements, but rather if you get back up when you fail. #new_textbox# Signed Madvelle Abgelferdi</text:span></text:p>
      <text:p text:style-name="P116"/>
      <text:p text:style-name="P47"><text:span text:style-name="T2">Player</text:span><text:span text:style-name="T50">: <text:s/></text:span><text:span text:style-name="T67">Well, I read through that garbage. <text:s/>I guess I can go tell mom the good news.</text:span></text:p>
      <text:p text:style-name="P117"/>
      <text:p text:style-name="P183"><text:span text:style-name="T2">Checkpoint </text:span><text:span text:style-name="T17">4</text:span><text:span text:style-name="T2">: </text:span><text:span text:style-name="T50">(</text:span><text:span text:style-name="T55">mandatory</text:span><text:span text:style-name="T50">) </text:span><text:span text:style-name="T70">Tell mom you read the paper.</text:span></text:p>
      <text:p text:style-name="P205"><text:span text:style-name="T50"><text:tab/></text:span><text:span text:style-name="T6">Req:</text:span><text:span text:style-name="T52"> </text:span><text:span text:style-name="T55">checkpoint 3</text:span></text:p>
      <text:p text:style-name="P205"><text:span text:style-name="T52"><text:tab/></text:span><text:span text:style-name="T6">Pass:</text:span><text:span text:style-name="T52"> </text:span><text:span text:style-name="T55">finish </text:span><text:span text:style-name="T68">conversation</text:span></text:p>
      <text:p text:style-name="P118"/>
      <text:p text:style-name="P48"><text:soft-page-break/><text:span text:style-name="T18">P</text:span><text:span text:style-name="T2">layer:</text:span><text:span text:style-name="T50"> Mom, I’ve finished reading through that bologna bullying notice that the School is forcing everyone to read.</text:span></text:p>
      <text:p text:style-name="P120"/>
      <text:p text:style-name="P48"><text:span text:style-name="T2">Mom:</text:span><text:span text:style-name="T50"> Alright mr. #new_textbox# I don’t need all that sass. #new-textbox# Do me a favor, make sure your sister has read over her preliminary assignment also. </text:span></text:p>
      <text:p text:style-name="P120"/>
      <text:p text:style-name="P48"><text:span text:style-name="T2">Mom</text:span><text:span text:style-name="T50">: I know you guys don’t think reading contracts that you sign up for is important, but hopefully I can train you to read everything and be as informed as possible before you agree to any terms or start classes.</text:span></text:p>
      <text:p text:style-name="P120"/>
      <text:p text:style-name="P48"><text:span text:style-name="T2">Player</text:span><text:span text:style-name="T50">: I didn’t sigh up </text:span><text:span text:style-name="T69">to go to #art_annoy# John </text:span><text:span text:style-name="T70">Beau Gregory Academy, you did. <text:s/>#new-textbox# Maybe you should read it.</text:span></text:p>
      <text:p text:style-name="P121"/>
      <text:p text:style-name="P122">Mom: #art_annoy# Ooo, your gonna get it if you don’t watch that smart mouth of yours. <text:s/>#new_textbox# Get out of here and go make sure your sister read her assignment.</text:p>
      <text:p text:style-name="P122"/>
      <text:p text:style-name="P184"><text:span text:style-name="T2">Checkpoint </text:span><text:span text:style-name="T19">5</text:span><text:span text:style-name="T2">: </text:span><text:span text:style-name="T50">(</text:span><text:span text:style-name="T55">mandatory</text:span><text:span text:style-name="T50">) </text:span><text:span text:style-name="T70">Make sure Stephanie reads her </text:span></text:p>
      <text:p text:style-name="P206"><text:span text:style-name="T50"><text:tab/></text:span><text:span text:style-name="T6">Req:</text:span><text:span text:style-name="T52"> </text:span><text:span text:style-name="T55">checkpoint </text:span><text:span text:style-name="T71">4</text:span></text:p>
      <text:p text:style-name="P206"><text:span text:style-name="T52"><text:tab/></text:span><text:span text:style-name="T6">Pass:</text:span><text:span text:style-name="T52"> </text:span><text:span text:style-name="T55">finish </text:span><text:span text:style-name="T68">conversation</text:span></text:p>
      <text:p text:style-name="P226"/>
      <text:p text:style-name="P17"><text:span text:style-name="T68">S</text:span><text:span text:style-name="T50">tephanie’s door is unlocked and opened.</text:span></text:p>
      <text:p text:style-name="P66"/>
      <text:p text:style-name="P49"><text:span text:style-name="T2">Player: </text:span><text:span text:style-name="T50">Hey mom asked me to make sure you are reading your school assignment or whatever it is.</text:span></text:p>
      <text:p text:style-name="P122"/>
      <text:p text:style-name="P49"><text:span text:style-name="T2">Player: </text:span><text:span text:style-name="T50">Oh, your on the phone again. <text:s/>What a shock.</text:span></text:p>
      <text:p text:style-name="P122"/>
      <text:p text:style-name="P49"><text:span text:style-name="T2">Stephanie: </text:span><text:span text:style-name="T50">Oh! I know right! I was all like O.M.G. about it and all. I just couldn’t believe it. #new_textbox# Hehehehe… yeah, yeah. OH! You’ll never guess what I heard about him… </text:span></text:p>
      <text:p text:style-name="P122"/>
      <text:p text:style-name="P49"><text:span text:style-name="T2">Player</text:span><text:span text:style-name="T50">: Stephanie!</text:span></text:p>
      <text:p text:style-name="P122"/>
      <text:p text:style-name="P49"><text:span text:style-name="T2">Stephanie</text:span><text:span text:style-name="T50">: Ahh.. What!? #new_textbox# Hey can you hold on for a second Michelle, my brother’s in my room for some reason.</text:span></text:p>
      <text:p text:style-name="P122"><text:s/></text:p>
      <text:p text:style-name="P50"><text:span text:style-name="T2">Stephanie</text:span><text:span text:style-name="T50">: What do you want?</text:span></text:p>
      <text:p text:style-name="P123"/>
      <text:p text:style-name="P50"><text:span text:style-name="T2">Player:</text:span><text:span text:style-name="T50"> Mom asked me to make sure you read over your assignment for school. <text:s/>#new_textbox# Well did you?</text:span></text:p>
      <text:p text:style-name="P123"/>
      <text:p text:style-name="P50"><text:span text:style-name="T2">Stephanie: </text:span><text:span text:style-name="T50">I’m kind of on the phone right now, do you mind?</text:span></text:p>
      <text:p text:style-name="P123"/>
      <text:p text:style-name="P50"><text:span text:style-name="T2">Player:</text:span><text:span text:style-name="T50"> I don’t really care about you being on the phone. <text:s/>You’re always on the phone. <text:s/>#new_textbox# Did you read the stupid assignment or not?</text:span></text:p>
      <text:p text:style-name="P123"/>
      <text:p text:style-name="P50"><text:span text:style-name="T2">Stephanie:</text:span><text:span text:style-name="T50"> #art_annoy# Why do you care so much? Why are you acting like mom’s little henchman? Why are you in my room!?</text:span></text:p>
      <text:p text:style-name="P122"/>
      <text:p text:style-name="P50"><text:span text:style-name="T2">Player: (choice): </text:span><text:span text:style-name="T20">(combat here)</text:span></text:p>
      <text:list xml:id="list2459425011" text:style-name="L2">
        <text:list-item>
          <text:p text:style-name="P262">Are you to stupid to read an assignment? Do you even know how to read? (argument-harder)</text:p>
        </text:list-item>
        <text:list-item>
          <text:p text:style-name="P262">You should probably read it. Mom is breathing down my neck because of you. (argument-easy)</text:p>
        </text:list-item>
        <text:list-item>
          <text:p text:style-name="P262">Look, I don’t care if you don’t want to read it. <text:s/>Lie to me so I can tell mom you did. (no battle, neg relationship)</text:p>
        </text:list-item>
        <text:list-item>
          <text:p text:style-name="P263"><text:soft-page-break/>Why don’t you just read your assignment and get it over with. <text:s/>I’m sure Michelle will still be there when you’re done. (argument-easy-defensive)</text:p>
        </text:list-item>
      </text:list>
      <text:p text:style-name="P124"/>
      <text:p text:style-name="P124">IF PLAYER WINS:</text:p>
      <text:p text:style-name="P51"><text:span text:style-name="T2">Stephanie</text:span><text:span text:style-name="T50">: Fine, I’ll read the assignment. <text:s/>#new_textbox# Hey Michelle. I have to go. My mom is making me work. #new_textbox# Yeah, I know. #new_textbox# Yeah… #new_textbox# Yeah …</text:span></text:p>
      <text:p text:style-name="P124"><text:s/>#new_textbox# Yeah… #new_textbox# Okay, bye. <text:s/>I’ll call you when I’m done.</text:p>
      <text:p text:style-name="P119"/>
      <text:p text:style-name="P51"><text:span text:style-name="T18">S</text:span><text:span text:style-name="T2">tephanie:</text:span><text:span text:style-name="T50"> There are you happy? <text:s/>#new_textbox# Go tell mom that I’m #art_annoy# reading my assignment and leave me to it.</text:span></text:p>
      <text:p text:style-name="P124"/>
      <text:p text:style-name="P124">IF PLAYER LOSES:</text:p>
      <text:p text:style-name="P51"><text:span text:style-name="T2">Stephanie</text:span><text:span text:style-name="T50">: Alright momma’s boy, hold back your tears just a little bit longer, go tell mom that I’ll have my assignment read before I go to bed. <text:s/>#new_textbox# Now get out of my room and go cry in your own room. </text:span></text:p>
      <text:p text:style-name="P124"/>
      <text:p text:style-name="P185"><text:span text:style-name="T2">Checkpoint </text:span><text:span text:style-name="T20">6</text:span><text:span text:style-name="T2">: </text:span><text:span text:style-name="T50">(</text:span><text:span text:style-name="T71">optional</text:span><text:span text:style-name="T50">) </text:span><text:span text:style-name="T71">Tell mom about Stephanie</text:span><text:span text:style-name="T70"> </text:span></text:p>
      <text:p text:style-name="P207"><text:span text:style-name="T50"><text:tab/></text:span><text:span text:style-name="T6">Req:</text:span><text:span text:style-name="T52"> </text:span><text:span text:style-name="T55">checkpoint </text:span><text:span text:style-name="T71">5</text:span></text:p>
      <text:p text:style-name="P207"><text:span text:style-name="T52"><text:tab/></text:span><text:span text:style-name="T6">Pass:</text:span><text:span text:style-name="T52"> </text:span><text:span text:style-name="T55">finish </text:span><text:span text:style-name="T68">conversation</text:span></text:p>
      <text:p text:style-name="P238"/>
      <text:p text:style-name="P29"><text:span text:style-name="T2">Player: (Choice)</text:span><text:span text:style-name="T50">: </text:span></text:p>
      <text:list xml:id="list4151802992" text:style-name="L3">
        <text:list-item>
          <text:p text:style-name="P264">Stephanie’s reading her paperwork right now </text:p>
        </text:list-item>
        <text:list-item>
          <text:p text:style-name="P264">Stephanie said she’ll read it later. (Lose only)</text:p>
        </text:list-item>
        <text:list-item>
          <text:p text:style-name="P264">(Lie) Stephanie said she wasn’t doing it and to get out of her room</text:p>
        </text:list-item>
      </text:list>
      <text:p text:style-name="P20"/>
      <text:p text:style-name="P29"><text:span text:style-name="T2">Mom:</text:span><text:span text:style-name="T50"> (good): Thanks for helping me out. <text:s/>#new_textbox# </text:span><text:span text:style-name="T72">Don’t forget to wash up before you go to bed.</text:span></text:p>
      <text:p text:style-name="P125"/>
      <text:p text:style-name="P29"><text:span text:style-name="T2">Mom:</text:span><text:span text:style-name="T50"> (later): Later! <text:s/>She said She’ll read it later!? #new_textbox# We’ll see how she likes </text:span></text:p>
      <text:p text:style-name="P125"/>
      <text:p text:style-name="P29"><text:span text:style-name="T2">Mom:</text:span><text:span text:style-name="T50"> (Bad): What has gotten into that girl. <text:s/>#new_textbox# I swear you kids will be the death of me.</text:span></text:p>
      <text:p text:style-name="P125"/>
      <text:p text:style-name="P30"><text:span text:style-name="T2">Mom</text:span><text:span text:style-name="T50">: Don’t forget to wash up before you go to bed. <text:s/>#new_textbox# I want you to start going to bed earlier. School is about to start, so no more staying up until 3 in the morning.</text:span></text:p>
      <text:p text:style-name="P67"/>
      <text:p text:style-name="P186"><text:span text:style-name="T2">Checkpoint </text:span><text:span text:style-name="T21">7</text:span><text:span text:style-name="T2">: </text:span><text:span text:style-name="T50">(</text:span><text:span text:style-name="T71">optional</text:span><text:span text:style-name="T50">) </text:span><text:span text:style-name="T73">Talk to Dad</text:span></text:p>
      <text:p text:style-name="P208"><text:span text:style-name="T50"><text:tab/></text:span><text:span text:style-name="T6">Req:</text:span><text:span text:style-name="T52"> </text:span><text:span text:style-name="T55">checkpoint </text:span><text:span text:style-name="T73">1</text:span></text:p>
      <text:p text:style-name="P208"><text:span text:style-name="T52"><text:tab/></text:span><text:span text:style-name="T6">Pass:</text:span><text:span text:style-name="T52"> </text:span><text:span text:style-name="T55">finish </text:span><text:span text:style-name="T68">conversation</text:span></text:p>
      <text:p text:style-name="P227"/>
      <text:p text:style-name="P16"><text:span text:style-name="T68">P</text:span><text:span text:style-name="T50">layer: Hey, dad whatcha up to? <text:s/>Working again?</text:span></text:p>
      <text:p text:style-name="P126"/>
      <text:p text:style-name="P126">Dad: Yeah, you know it. Work, work work. <text:s/>That’s what I do. <text:s/>#new_textbox# It’s okay, I like it. <text:s/>I don’t know what I’d do if I didn’t have any work to do. <text:s/>#new_textbox# I think I’d go crazy.</text:p>
      <text:p text:style-name="P126"/>
      <text:p text:style-name="P126">Player: What are you working on?</text:p>
      <text:p text:style-name="P126"/>
      <text:p text:style-name="P126">Dad: #art_sarcastic# Do you really want to know or are you just being nice?</text:p>
      <text:p text:style-name="P126"/>
      <text:p text:style-name="P126">Player: …</text:p>
      <text:p text:style-name="P126"/>
      <text:p text:style-name="P126">Dad: Well, don’t twist my arm. I’ll tell you. <text:s/>#new_textbox# I’m trying to figure out an efficient method to extract sentiment analysis through type text to better build rapport between this chatbot my company is producing and the end users. </text:p>
      <text:p text:style-name="P126"><text:soft-page-break/></text:p>
      <text:p text:style-name="P126">Dad: <text:s/>#art_happy# Isn’t that just interesting?</text:p>
      <text:p text:style-name="P126"/>
      <text:p text:style-name="P126">Player: Uhmm. <text:s/>Yep. <text:s/>Sounds great. I think.</text:p>
      <text:p text:style-name="P239"/>
      <text:p text:style-name="P187"><text:span text:style-name="T2">Checkpoint </text:span><text:span text:style-name="T21">7</text:span><text:span text:style-name="T2">: </text:span><text:span text:style-name="T50">(</text:span><text:span text:style-name="T75">mandatory</text:span><text:span text:style-name="T50">) </text:span><text:span text:style-name="T75">Go to Sleep</text:span></text:p>
      <text:p text:style-name="P209"><text:span text:style-name="T50"><text:tab/></text:span><text:span text:style-name="T6">Req:</text:span><text:span text:style-name="T52"> </text:span><text:span text:style-name="T55">checkpoint </text:span><text:span text:style-name="T75">5</text:span></text:p>
      <text:p text:style-name="P209"><text:span text:style-name="T52"><text:tab/></text:span><text:span text:style-name="T6">Pass:</text:span><text:span text:style-name="T52"> </text:span><text:span text:style-name="T55">finish </text:span><text:span text:style-name="T68">conversation</text:span></text:p>
      <text:p text:style-name="P228"/>
      <text:p text:style-name="P27"><text:span text:style-name="T68">G</text:span><text:span text:style-name="T50">o to bed to trigger the next day.</text:span></text:p>
      <text:p text:style-name="P68"/>
      <text:p text:style-name="P68"/>
      <text:p text:style-name="P2">Quest <text:span text:style-name="T110">2</text:span>: <text:s/><text:span text:style-name="T111">Meet Bennett</text:span></text:p>
      <text:list xml:id="list3442836691" text:style-name="L4">
        <text:list-item>
          <text:p text:style-name="P265"><text:span text:style-name="T1">Characters</text:span>: <text:span text:style-name="T2">Mom, Dad, Stephanie (sister), </text:span><text:span text:style-name="T22">Bennett (Brock)</text:span></text:p>
        </text:list-item>
        <text:list-item>
          <text:p text:style-name="P251">Transition: <text:span text:style-name="T43">Enter Bennett’s house for sleep over</text:span></text:p>
        </text:list-item>
        <text:list-item>
          <text:p text:style-name="P251"><text:span text:style-name="T109">Objective:</text:span><text:span text:style-name="T41"> <text:s/></text:span><text:span text:style-name="T42">Introduce the </text:span><text:span text:style-name="T43">Bennett</text:span><text:span text:style-name="T42"> </text:span><text:span text:style-name="T43">and </text:span><text:span text:style-name="T42">establishing </text:span><text:span text:style-name="T43">the player and his</text:span><text:span text:style-name="T42"> relationship. <text:s/>Introduce </text:span><text:span text:style-name="T44">neighborhood up to Bennett’s house</text:span><text:span text:style-name="T42"> and </text:span><text:span text:style-name="T44">poke around outside of the house</text:span><text:span text:style-name="T42">.</text:span></text:p>
        </text:list-item>
        <text:list-item>
          <text:p text:style-name="P255">Scene Area Restrictions: <text:span text:style-name="T42">Inside/</text:span><text:span text:style-name="T44">outside</text:span><text:span text:style-name="T42"> the player’s house </text:span><text:span text:style-name="T44">and neighborhood up to Bennett’s house</text:span></text:p>
        </text:list-item>
        <text:list-item>
          <text:p text:style-name="P259">Sides Available: <text:span text:style-name="T42">game console with single game.</text:span></text:p>
        </text:list-item>
      </text:list>
      <text:p text:style-name="P9"/>
      <text:p text:style-name="P28"><text:span text:style-name="T2">Scene</text:span><text:span text:style-name="T50">: </text:span><text:span text:style-name="T76">Starts with the player waking up in the morning</text:span><text:span text:style-name="T74">. <text:s/></text:span><text:span text:style-name="T78">When the player enters the living room area, Mom gives the player a book on Training the mind, seventh grade success. (contains info on skill development) </text:span><text:span text:style-name="T77">After the player roams around the house doing five quest markers, Bennett shows up to hang out.</text:span><text:span text:style-name="T78"> Bennett wants to play</text:span></text:p>
      <text:p text:style-name="P69"/>
      <text:p text:style-name="P188"><text:span text:style-name="T2">Checkpoint </text:span><text:span text:style-name="T23">1</text:span><text:span text:style-name="T2">: </text:span><text:span text:style-name="T50">(</text:span><text:span text:style-name="T78">Optional</text:span><text:span text:style-name="T50">) </text:span><text:span text:style-name="T78">Play video game</text:span></text:p>
      <text:p text:style-name="P210"><text:span text:style-name="T50"><text:tab/></text:span><text:span text:style-name="T6">Req:</text:span><text:span text:style-name="T52"> </text:span><text:span text:style-name="T78">none</text:span></text:p>
      <text:p text:style-name="P210"><text:span text:style-name="T52"><text:tab/></text:span><text:span text:style-name="T6">Pass:</text:span><text:span text:style-name="T52"> </text:span><text:span text:style-name="T78">turn on console</text:span></text:p>
      <text:p text:style-name="P229"/>
      <text:p text:style-name="P70">Play video game in room.</text:p>
      <text:p text:style-name="P70"/>
      <text:p text:style-name="P188"><text:span text:style-name="T2">Checkpoint </text:span><text:span text:style-name="T23">2</text:span><text:span text:style-name="T2">: </text:span><text:span text:style-name="T50">(</text:span><text:span text:style-name="T78">Mandatory</text:span><text:span text:style-name="T50">) </text:span><text:span text:style-name="T78">Get tutorial information about skill development</text:span></text:p>
      <text:p text:style-name="P210"><text:span text:style-name="T50"><text:tab/></text:span><text:span text:style-name="T6">Req:</text:span><text:span text:style-name="T52"> </text:span><text:span text:style-name="T82">none</text:span></text:p>
      <text:p text:style-name="P210"><text:span text:style-name="T52"><text:tab/></text:span><text:span text:style-name="T6">Pass:</text:span><text:span text:style-name="T52"> </text:span><text:span text:style-name="T55">finish </text:span><text:span text:style-name="T68">conversation</text:span></text:p>
      <text:p text:style-name="P229"/>
      <text:p text:style-name="P70">Enter the living room for the first time that day.</text:p>
      <text:p text:style-name="P70"/>
      <text:p text:style-name="P52"><text:span text:style-name="T2">Mom: </text:span><text:span text:style-name="T79">Good morning “player-name”. <text:s/>I got you something. </text:span></text:p>
      <text:p text:style-name="P127"/>
      <text:p text:style-name="P71">Give player the book.</text:p>
      <text:p text:style-name="P71"/>
      <text:p text:style-name="P53"><text:span text:style-name="T2">Player: </text:span><text:span text:style-name="T50">What is it? … #new_textbox# Oh, a book. <text:s/>Thanks, I guess.</text:span></text:p>
      <text:p text:style-name="P128"/>
      <text:p text:style-name="P53"><text:span text:style-name="T2">Mom: </text:span><text:span text:style-name="T50">That’s not just any book. <text:s/>That the book will teach how to train your skills and better yourself. #new_textbox# You are starting seventh grade in the a week. <text:s/>It’s time for you to start preparing yourself for adult life.</text:span></text:p>
      <text:p text:style-name="P128"/>
      <text:p text:style-name="P53"><text:span text:style-name="T2">Player: </text:span><text:span text:style-name="T50">#art_</text:span><text:span text:style-name="T80">sad</text:span><text:span text:style-name="T50">#</text:span><text:span text:style-name="T2"> </text:span><text:span text:style-name="T50">Mooommm … </text:span><text:span text:style-name="T80">#new_textbox# </text:span><text:span text:style-name="T81">Do I really have to do school work on my vacation? #new_textbox# Schools is starting next week! I’ll be drowning in homework soon enough. </text:span></text:p>
      <text:p text:style-name="P129"/>
      <text:p text:style-name="P54"><text:span text:style-name="T2">Mom: </text:span><text:span text:style-name="T50">Oh, alright. #new_textbox# You don’t have to read it now, but I think you should. <text:s/>#new_textbox# You might find that it can really help you be successful.</text:span></text:p>
      <text:p text:style-name="P130"><text:soft-page-break/></text:p>
      <text:p text:style-name="P54"><text:span text:style-name="T2">Player: </text:span><text:span text:style-name="T50">Don’t worry, I’ll read it. #new_textbox# Sometime … #new_textbox# maybe.</text:span></text:p>
      <text:p text:style-name="P130"/>
      <text:p text:style-name="P54"><text:span text:style-name="T2">Mom: </text:span><text:span text:style-name="T50">Sigh, </text:span><text:span text:style-name="T82">What am I going to do with you.</text:span></text:p>
      <text:p text:style-name="P131"/>
      <text:p text:style-name="P189"><text:span text:style-name="T2">Checkpoint </text:span><text:span text:style-name="T24">3</text:span><text:span text:style-name="T2">: </text:span><text:span text:style-name="T50">(</text:span><text:span text:style-name="T82">Optional</text:span><text:span text:style-name="T50">) </text:span><text:span text:style-name="T78"><text:s/>skill development </text:span><text:span text:style-name="T82">book</text:span></text:p>
      <text:p text:style-name="P211"><text:span text:style-name="T50"><text:tab/></text:span><text:span text:style-name="T6">Req:</text:span><text:span text:style-name="T52"> </text:span><text:span text:style-name="T82">none</text:span></text:p>
      <text:p text:style-name="P211"><text:span text:style-name="T52"><text:tab/></text:span><text:span text:style-name="T6">Pass:</text:span><text:span text:style-name="T52"> </text:span><text:span text:style-name="T55">finish </text:span><text:span text:style-name="T68">conversation</text:span></text:p>
      <text:p text:style-name="P230"/>
      <text:p text:style-name="P55"><text:span text:style-name="T23">B</text:span><text:span text:style-name="T2">ook: </text:span><text:span text:style-name="T50">Training your Mind, Learning Skills through experience. By Brenda Brigmann.</text:span></text:p>
      <text:p text:style-name="P132"/>
      <text:p text:style-name="P55"><text:span text:style-name="T23">B</text:span><text:span text:style-name="T2">ook:</text:span><text:span text:style-name="T50"> </text:span><text:span text:style-name="T84">In this book we will answer the question,</text:span><text:span text:style-name="T50"> </text:span><text:span text:style-name="T84">w</text:span><text:span text:style-name="T50">hat are Skills? </text:span><text:span text:style-name="T84">and</text:span><text:span text:style-name="T50"> </text:span><text:span text:style-name="T85">how to build them up. </text:span><text:span text:style-name="T50">#new_textbox# Every Character has </text:span><text:span text:style-name="T83">stats</text:span><text:span text:style-name="T50"> that help them complete tasks </text:span><text:span text:style-name="T83">and define who they are</text:span><text:span text:style-name="T50">. <text:s/>Some skills help social situations, some physical situations, some help other aspects of life. #new_texttbox# You can locate you and your team’s skills by accessing your Character menu and selecting Resume</text:span></text:p>
      <text:p text:style-name="P132"/>
      <text:p text:style-name="P55"><text:span text:style-name="T23">B</text:span><text:span text:style-name="T2">ook:</text:span><text:span text:style-name="T50"> </text:span><text:span text:style-name="T85">The first skill on our list is </text:span><text:span text:style-name="T84">Con</text:span><text:span text:style-name="T85">fidence. #new_textbox# Confidence is an important skill that determines how brave you are in social and nonsocial situations. <text:s/>#new_textbox# Ultimately, confidence is the ability to overcome fear and be self assured in what you do. #new_textbox# You can build confidence by doing tasks that require you to move outside of your comfort zone. <text:s/>#new_textbox# Be aware that tasks that go beyond your confidence level will be unavailable to you.</text:span></text:p>
      <text:p text:style-name="P132"/>
      <text:p text:style-name="P55"><text:span text:style-name="T23">B</text:span><text:span text:style-name="T2">ook:</text:span><text:span text:style-name="T50"> </text:span><text:span text:style-name="T86">Speech or the art of speaking is a critical skill for those interested in debate, persuasion, eloquence, <text:s/>and manipulation. #new_textbox# <text:s/>The best way to improve this skill is to practice, practice, practice. <text:s/>#</text:span><text:span text:style-name="T87">new_textbox</text:span><text:span text:style-name="T86"># </text:span><text:span text:style-name="T87">Participate in debates, pick options that options that require persuading, eloquence, debate, and manipulation. </text:span></text:p>
      <text:p text:style-name="P133"/>
      <text:p text:style-name="P55"><text:span text:style-name="T23">B</text:span><text:span text:style-name="T2">ook:</text:span><text:span text:style-name="T50"> </text:span><text:span text:style-name="T87">Appearance is another type of skill. <text:s/>This </text:span><text:span text:style-name="T88">is one that you cannot learn through books or study for. Everyone was born with a certain portion of appearance #new_textbox# <text:s/>Appearance can be improved by your outfit and your physical fitness. #new_textbox# Often other qualities like confidence or speech can boost appearance.</text:span></text:p>
      <text:p text:style-name="P134"/>
      <text:p text:style-name="P55"><text:span text:style-name="T23">B</text:span><text:span text:style-name="T2">ook:</text:span><text:span text:style-name="T50"> </text:span><text:span text:style-name="T88">Keeness is the next attribute. <text:s/>#new_textbox# <text:s/>The keeness </text:span><text:span text:style-name="T89">translates into quick thinking. Those that are very keen can improve almost any situation and are never left speechless.</text:span></text:p>
      <text:p text:style-name="P135"/>
      <text:p text:style-name="P55"><text:span text:style-name="T23">B</text:span><text:span text:style-name="T2">ook:</text:span><text:span text:style-name="T50"> </text:span><text:span text:style-name="T89">Wisdom is the ability to see the bigger picture and make meaningful choices that impact a situation as a whole and not just the immediate</text:span></text:p>
      <text:p text:style-name="P135"/>
      <text:p text:style-name="P55"><text:span text:style-name="T23">B</text:span><text:span text:style-name="T2">ook:</text:span><text:span text:style-name="T50"> </text:span><text:span text:style-name="T89">Athletics is simply physical fitness. <text:s/>This attribute directly effects the appearance attribute. #new_textbox# Athletics can be gained by playing sports, exercising, skateboarding or martial arts.</text:span></text:p>
      <text:p text:style-name="P135"/>
      <text:p text:style-name="P56"><text:span text:style-name="T23">B</text:span><text:span text:style-name="T2">ook:</text:span><text:span text:style-name="T50"> </text:span><text:span text:style-name="T89">Academics is the skill that boosts critical thinking, logical thinking, </text:span><text:span text:style-name="T90">and overall book smarts. #new_textbox# You can improve academics by studying.</text:span></text:p>
      <text:p text:style-name="P136"><text:s/></text:p>
      <text:p text:style-name="P55"><text:span text:style-name="T23">B</text:span><text:span text:style-name="T2">ook:</text:span><text:span text:style-name="T50"> </text:span><text:span text:style-name="T90">Focus is the attribute that allows you to concentrate on a task. <text:s/>#new_textbox# focus is the gate way to mastering many other skills through practicing and training.</text:span></text:p>
      <text:p text:style-name="P137"/>
      <text:p text:style-name="P55"><text:span text:style-name="T23">B</text:span><text:span text:style-name="T2">ook:</text:span><text:span text:style-name="T50"> </text:span><text:span text:style-name="T90">Resolution is similar to focus, where focus give the ability to concentrate on a task for longer periods of time, resolution measures how determined your character is in completing tasks. #new_textbox# you can raise resolution by seeing tasks through to the end.</text:span></text:p>
      <text:p text:style-name="P137"/>
      <text:p text:style-name="P55"><text:span text:style-name="T23">B</text:span><text:span text:style-name="T2">ook:</text:span><text:span text:style-name="T50"> </text:span><text:span text:style-name="T90">Social rank is not a skill, but rather a gauge to see how popular you are with your peers.</text:span></text:p>
      <text:p text:style-name="P132"/>
      <text:p text:style-name="P55"><text:soft-page-break/><text:span text:style-name="T23">B</text:span><text:span text:style-name="T2">ook:</text:span><text:span text:style-name="T50"> </text:span><text:span text:style-name="T90">All skills </text:span><text:span text:style-name="T91">except appearance </text:span><text:span text:style-name="T90">can be </text:span><text:span text:style-name="T91">learned through training manuals, chores, tasks, jobs, activities, combat, and other elements of the game. <text:s/>#new_textbox# Some challenges have threshold values that correspond to stat levels. <text:s/>If you do not have a high enough rank in the required skill, you will not be able to choose that option or do that task.</text:span></text:p>
      <text:p text:style-name="P138"/>
      <text:p text:style-name="P181"><text:span text:style-name="T2">Checkpoint </text:span><text:span text:style-name="T25">4</text:span><text:span text:style-name="T2">: </text:span><text:span text:style-name="T50">(</text:span><text:span text:style-name="T82">Optional</text:span><text:span text:style-name="T50">) </text:span><text:span text:style-name="T78"><text:s/></text:span><text:span text:style-name="T91">Go outside </text:span><text:span text:style-name="T92">and look at the spot where the club house is</text:span></text:p>
      <text:p text:style-name="P212"><text:span text:style-name="T50"><text:tab/></text:span><text:span text:style-name="T6">Req:</text:span><text:span text:style-name="T52"> </text:span><text:span text:style-name="T82">none</text:span></text:p>
      <text:p text:style-name="P212"><text:span text:style-name="T52"><text:tab/></text:span><text:span text:style-name="T6">Pass:</text:span><text:span text:style-name="T52"> </text:span><text:span text:style-name="T92">interact with the club house</text:span></text:p>
      <text:p text:style-name="P231"/>
      <text:p text:style-name="P18"><text:span text:style-name="T68">G</text:span><text:span text:style-name="T50">o outside and click on the clubhouse ladder.</text:span></text:p>
      <text:p text:style-name="P268"/>
      <text:p text:style-name="P58"><text:span text:style-name="T2">Player: </text:span><text:span text:style-name="T50">The club house. <text:s/>I don’t really want to go up there.</text:span></text:p>
      <text:p text:style-name="P72"/>
      <text:p text:style-name="P181"><text:span text:style-name="T2">Checkpoint </text:span><text:span text:style-name="T25">5</text:span><text:span text:style-name="T2">: </text:span><text:span text:style-name="T50">(</text:span><text:span text:style-name="T82">Optional</text:span><text:span text:style-name="T50">) </text:span><text:span text:style-name="T78"><text:s/></text:span><text:span text:style-name="T91">Go outside </text:span><text:span text:style-name="T92">click on the junk area by the fake back door.</text:span></text:p>
      <text:p text:style-name="P212"><text:span text:style-name="T50"><text:tab/></text:span><text:span text:style-name="T6">Req:</text:span><text:span text:style-name="T52"> </text:span><text:span text:style-name="T82">none</text:span></text:p>
      <text:p text:style-name="P212"><text:span text:style-name="T52"><text:tab/></text:span><text:span text:style-name="T6">Pass:</text:span><text:span text:style-name="T52"> </text:span><text:span text:style-name="T93">interact with the junk pile.</text:span></text:p>
      <text:p text:style-name="P231"/>
      <text:p text:style-name="P140">Player: <text:span text:style-name="T112">There is nothing very useful here. <text:s/>Just a bunch of lawn junk.</text:span></text:p>
      <text:p text:style-name="P73"/>
      <text:p text:style-name="P190"><text:span text:style-name="T2">Checkpoint </text:span><text:span text:style-name="T26">6</text:span><text:span text:style-name="T2">: </text:span><text:span text:style-name="T50">(</text:span><text:span text:style-name="T82">Optional</text:span><text:span text:style-name="T50">) </text:span><text:span text:style-name="T78"><text:s/></text:span><text:span text:style-name="T91">Go outside </text:span><text:span text:style-name="T92">and click on the wall.</text:span></text:p>
      <text:p text:style-name="P213"><text:span text:style-name="T50"><text:tab/></text:span><text:span text:style-name="T6">Req:</text:span><text:span text:style-name="T52"> </text:span><text:span text:style-name="T82">none</text:span></text:p>
      <text:p text:style-name="P213"><text:span text:style-name="T52"><text:tab/></text:span><text:span text:style-name="T6">Pass:</text:span><text:span text:style-name="T52"> </text:span><text:span text:style-name="T93">interact with the wall</text:span></text:p>
      <text:p text:style-name="P232"/>
      <text:p text:style-name="P140">Player: <text:span text:style-name="T112">The wall. <text:s/>#new_textbox# It’s no fun hangin around here by myself.</text:span></text:p>
      <text:p text:style-name="P73"/>
      <text:p text:style-name="P190"><text:span text:style-name="T2">Checkpoint </text:span><text:span text:style-name="T26">7</text:span><text:span text:style-name="T2">: </text:span><text:span text:style-name="T50">(</text:span><text:span text:style-name="T82">Optional</text:span><text:span text:style-name="T50">) </text:span><text:span text:style-name="T78"><text:s/></text:span><text:span text:style-name="T91">Go </text:span><text:span text:style-name="T93">to grandma’s patio area and click on the swing.</text:span></text:p>
      <text:p text:style-name="P213"><text:span text:style-name="T50"><text:tab/></text:span><text:span text:style-name="T6">Req:</text:span><text:span text:style-name="T52"> </text:span><text:span text:style-name="T82">none</text:span></text:p>
      <text:p text:style-name="P213"><text:span text:style-name="T52"><text:tab/></text:span><text:span text:style-name="T6">Pass:</text:span><text:span text:style-name="T52"> </text:span><text:span text:style-name="T93">Swing on the swing</text:span></text:p>
      <text:p text:style-name="P232"/>
      <text:p text:style-name="P142">Notice: <text:span text:style-name="T112">would you like to swing on THE SWING. → yes/no</text:span></text:p>
      <text:p text:style-name="P73"/>
      <text:p text:style-name="P190"><text:span text:style-name="T2">Checkpoint </text:span><text:span text:style-name="T26">8</text:span><text:span text:style-name="T2">: </text:span><text:span text:style-name="T50">(</text:span><text:span text:style-name="T82">Optional</text:span><text:span text:style-name="T50">) </text:span><text:span text:style-name="T78"><text:s/></text:span><text:span text:style-name="T91">Go outside </text:span><text:span text:style-name="T93">and try to open the little back water heater cabin behind grandma’s house</text:span></text:p>
      <text:p text:style-name="P213"><text:span text:style-name="T50"><text:tab/></text:span><text:span text:style-name="T6">Req:</text:span><text:span text:style-name="T52"> </text:span><text:span text:style-name="T82">none</text:span></text:p>
      <text:p text:style-name="P213"><text:span text:style-name="T52"><text:tab/></text:span><text:span text:style-name="T6">Pass:</text:span><text:span text:style-name="T52"> </text:span><text:span text:style-name="T93">interact with water heater cabin.</text:span></text:p>
      <text:p text:style-name="P232"/>
      <text:p text:style-name="P141">Notice: <text:span text:style-name="T112">The door jiggles but it wont open.</text:span></text:p>
      <text:p text:style-name="P284"/>
      <text:p text:style-name="P141">Player: <text:span text:style-name="T112">I wonder what’s in here. </text:span></text:p>
      <text:p text:style-name="P139"/>
      <text:p text:style-name="P192"><text:span text:style-name="T2">Checkpoint </text:span><text:span text:style-name="T27">9</text:span><text:span text:style-name="T2">: </text:span><text:span text:style-name="T50">(</text:span><text:span text:style-name="T82">Optional</text:span><text:span text:style-name="T50">) </text:span><text:span text:style-name="T78"><text:s/></text:span><text:span text:style-name="T91">Go </text:span><text:span text:style-name="T93">to the laundry room.</text:span></text:p>
      <text:p text:style-name="P214"><text:span text:style-name="T50"><text:tab/></text:span><text:span text:style-name="T6">Req:</text:span><text:span text:style-name="T52"> </text:span><text:span text:style-name="T82">none</text:span></text:p>
      <text:p text:style-name="P214"><text:span text:style-name="T52"><text:tab/></text:span><text:span text:style-name="T6">Pass:</text:span><text:span text:style-name="T52"> </text:span><text:span text:style-name="T93">enter the laundry room</text:span></text:p>
      <text:p text:style-name="P74"/>
      <text:p text:style-name="P192"><text:span text:style-name="T2">Checkpoint </text:span><text:span text:style-name="T27">10</text:span><text:span text:style-name="T2">: </text:span><text:span text:style-name="T50">(</text:span><text:span text:style-name="T82">Optional</text:span><text:span text:style-name="T50">) </text:span><text:span text:style-name="T78"><text:s/></text:span><text:span text:style-name="T91">Go </text:span><text:span text:style-name="T93">to the Garage.</text:span></text:p>
      <text:p text:style-name="P214"><text:span text:style-name="T50"><text:tab/></text:span><text:span text:style-name="T6">Req:</text:span><text:span text:style-name="T52"> </text:span><text:span text:style-name="T82">none</text:span></text:p>
      <text:p text:style-name="P214"><text:span text:style-name="T52"><text:tab/></text:span><text:span text:style-name="T6">Pass:</text:span><text:span text:style-name="T52"> </text:span><text:span text:style-name="T93">enter the garage.</text:span></text:p>
      <text:p text:style-name="P233"/>
      <text:p text:style-name="P142">Notice: <text:span text:style-name="T112">would you like to swing on THE SWING. → yes/no</text:span></text:p>
      <text:p text:style-name="P74"/>
      <text:p text:style-name="P192"><text:span text:style-name="T2">Checkpoint </text:span><text:span text:style-name="T27">11</text:span><text:span text:style-name="T2">: </text:span><text:span text:style-name="T50">(</text:span><text:span text:style-name="T95">Mandatory</text:span><text:span text:style-name="T50">) </text:span><text:span text:style-name="T78"><text:s/></text:span><text:span text:style-name="T94">Meet Bennett</text:span><text:span text:style-name="T93">.</text:span></text:p>
      <text:p text:style-name="P214"><text:span text:style-name="T50"><text:tab/></text:span><text:span text:style-name="T6">Req:</text:span><text:span text:style-name="T52"> </text:span><text:span text:style-name="T93">complete 5 quests out of 1-10 and enter the car port.</text:span></text:p>
      <text:p text:style-name="P214"><text:span text:style-name="T52"><text:tab/></text:span><text:span text:style-name="T6">Pass:</text:span><text:span text:style-name="T52"> </text:span><text:span text:style-name="T93">Finish conversation with </text:span></text:p>
      <text:p text:style-name="P233"/>
      <text:p text:style-name="P80"><text:soft-page-break/>The player walks up to car port next to the front door and Bennett calls out to him. <text:s/>The player freezes as Bennett walks up and start the conversation.</text:p>
      <text:p text:style-name="P142"/>
      <text:p text:style-name="P142"><text:span text:style-name="T138">Bennett</text:span>: <text:span text:style-name="T113">Hey! #player_name#. Wait up! </text:span></text:p>
      <text:p text:style-name="P285"/>
      <text:p text:style-name="P80">Bennett walks up to the player</text:p>
      <text:p text:style-name="P80"/>
      <text:p text:style-name="P143">Bennett: <text:span text:style-name="T112">Hey.</text:span></text:p>
      <text:p text:style-name="P286"/>
      <text:p text:style-name="P143">Player: <text:span text:style-name="T112">Yo.</text:span></text:p>
      <text:p text:style-name="P286"/>
      <text:p text:style-name="P143">Bennett: <text:span text:style-name="T112">What ya up to?</text:span></text:p>
      <text:p text:style-name="P286"/>
      <text:p text:style-name="P143">Player: <text:span text:style-name="T112">Nothing really.</text:span></text:p>
      <text:p text:style-name="P286"/>
      <text:p text:style-name="P143">Bennett: <text:span text:style-name="T112">Me either. <text:s/>Let’s do something. #new_textbox# You wanna play a cheese game.</text:span></text:p>
      <text:p text:style-name="P286"/>
      <text:p text:style-name="P143">Player: <text:s/><text:span text:style-name="T112">I don’t know, don’t you think we are getting a little old for that?</text:span></text:p>
      <text:p text:style-name="P286"/>
      <text:p text:style-name="P143">Bennett: <text:span text:style-name="T112">Nope! #new_textbox# </text:span><text:span text:style-name="T114">#art_smile# I’ll be a thief! #new_textbox# I’m a steal all the magic stones.</text:span></text:p>
      <text:p text:style-name="P287"/>
      <text:p text:style-name="P144">Player: <text:span text:style-name="T112">Uhhmm: (choice):</text:span></text:p>
      <text:p text:style-name="P288"><text:tab/>I guess I’ll be a fighter then.</text:p>
      <text:p text:style-name="P288"><text:tab/>I’ll be the mage!</text:p>
      <text:p text:style-name="P288"><text:tab/>This is stupid. I don’t want to play pretend.</text:p>
      <text:p text:style-name="P74"/>
      <text:p text:style-name="P74"/>
      <text:p text:style-name="P193"><text:span text:style-name="T2">Checkpoint </text:span><text:span text:style-name="T27">1</text:span><text:span text:style-name="T28">2</text:span><text:span text:style-name="T2">: </text:span><text:span text:style-name="T50">(</text:span><text:span text:style-name="T95">Optional</text:span><text:span text:style-name="T50">) </text:span><text:span text:style-name="T78"><text:s/></text:span><text:span text:style-name="T95">Play the cheese game with</text:span><text:span text:style-name="T94"> Bennett</text:span><text:span text:style-name="T93">.</text:span></text:p>
      <text:p text:style-name="P215"><text:span text:style-name="T50"><text:tab/></text:span><text:span text:style-name="T6">Req:</text:span><text:span text:style-name="T52"> </text:span><text:span text:style-name="T95">Select the fighter or the mage option for cheese game</text:span></text:p>
      <text:p text:style-name="P215"><text:span text:style-name="T52"><text:tab/></text:span><text:span text:style-name="T6">Pass:</text:span><text:span text:style-name="T52"> </text:span><text:span text:style-name="T93">Finish conversation with </text:span></text:p>
      <text:p text:style-name="P234"/>
      <text:p text:style-name="P82">Bennett will follow the player around. <text:s/>Click on bushes to initiate combat. Four bushes for combat. One in players yard and three in grandma’s yard. Exit cheese game by clicking on bush and select quit cheese game. </text:p>
      <text:p text:style-name="P82"/>
      <text:p text:style-name="P82">Gain: athletics++, Relationship with Bennett++, Immature ++</text:p>
      <text:p text:style-name="P82"/>
      <text:p text:style-name="P145">Bennett: <text:span text:style-name="T112">Alright! Let’s go find some weapons.</text:span></text:p>
      <text:p text:style-name="P289"/>
      <text:p text:style-name="P145">Check 1: <text:span text:style-name="T112">Click on lawn junk;</text:span></text:p>
      <text:p text:style-name="P289"/>
      <text:p text:style-name="P145">Bennett: <text:span text:style-name="T112">I got mine. It’s a dagger! (pulls out a short stick)</text:span></text:p>
      <text:p text:style-name="P289"/>
      <text:p text:style-name="P145">Player: <text:span text:style-name="T112">I’ll use this one then. <text:s/>(pulls out longer stick sword or staff depending)</text:span></text:p>
      <text:p text:style-name="P289"/>
      <text:p text:style-name="P145">Bennett: <text:span text:style-name="T112">Let’s go fight some monster bushes. #new_textbox# I wanna get some treasure!</text:span></text:p>
      <text:p text:style-name="P289"/>
      <text:p text:style-name="P149">Check 2-A: <text:span text:style-name="T140">interact with any bush</text:span><text:span text:style-name="T112"> (all dialogue)</text:span></text:p>
      <text:p text:style-name="P292"/>
      <text:p text:style-name="P149">Bennett: <text:span text:style-name="T112">A horrible slime monster! #new_textbox# <text:s/>#art_serious# You will regret the day you stood in our way! #new_textbox# #art_smile# Hey that rhymed!</text:span></text:p>
      <text:p text:style-name="P292"/>
      <text:p text:style-name="P149"><text:soft-page-break/>Player: <text:s/><text:span text:style-name="T112">Yahh! Let’s build up some experience points! #new_textbox# Go first. <text:s/>Thieves are quick.</text:span></text:p>
      <text:p text:style-name="P292"/>
      <text:p text:style-name="P150">Bennett: <text:span text:style-name="T112">Right! #new_textbox# I’ll do mug attack. <text:s/>#new_textbox# Watch me slice em and steal from it! #new_textbox# Ayyaaahh!! (figure moves at bush makes sound effect) #new_textbox# What I’d steal from it?</text:span></text:p>
      <text:p text:style-name="P293"/>
      <text:p text:style-name="P150">Player<text:span text:style-name="T112">: Uhhmm… → A potion/Some Gold/Couldn’t steal from it.</text:span></text:p>
      <text:p text:style-name="P293"/>
      <text:p text:style-name="P150">Bennett: <text:span text:style-name="T112">Nice. (or) Dammit!</text:span></text:p>
      <text:p text:style-name="P293"/>
      <text:p text:style-name="P151">Player: <text:span text:style-name="T112">I’ll hit it with (my sword or a fire bolt)! #new_textbox# hhiyyahhh! Or Woosh! </text:span><text:span text:style-name="T115">BOOM!</text:span><text:span text:style-name="T112"> </text:span><text:span text:style-name="T115">#new_textbox# It took some damage.</text:span></text:p>
      <text:p text:style-name="P294"/>
      <text:p text:style-name="P151"><text:span text:style-name="T139">Player:</text:span><text:span text:style-name="T115"> <text:s/>It’s his turn! #new_textbox# (choose) He bites you with his horrible poisonous slime mouth (or) He slashes me with his razor sharp slime spikes. (or) He shoots acid at us both! We take some acid damage. (or) He attacks you but dodge him with your cat like reflexes!</text:span></text:p>
      <text:p text:style-name="P81"/>
      <text:p text:style-name="P152">Bennett: <text:span text:style-name="T112">Arrgghhh (or) Oh yeah! #new_textbox# It’s my turn! I’m gonna do the triple slicer! #new_textbox# Shing! Shing! Shing! </text:span></text:p>
      <text:p text:style-name="P294"/>
      <text:p text:style-name="P152">Player: <text:span text:style-name="T116">You get splashed with green slime blood as you slice him up! </text:span></text:p>
      <text:p text:style-name="P295"/>
      <text:p text:style-name="P153">Bennett: <text:span text:style-name="T112">Ha haa! #new_textbox# Take that you little bitch!</text:span></text:p>
      <text:p text:style-name="P296"/>
      <text:p text:style-name="P153">Player:<text:span text:style-name="T112"> It’s my turn! I’ll hit him with a (power slash/Flare arrow) #new_textbox# SHING! (or) BANG! #new_textbox# <text:s/>He got (slashed or burned) badly. <text:s/></text:span></text:p>
      <text:p text:style-name="P296"/>
      <text:p text:style-name="P153">Bennett: <text:span text:style-name="T112"><text:s/>He’s looking pretty bad! #new_textbox# It’s his turn! #new_textbox# He attack you but you manage to dodge at the last second!</text:span></text:p>
      <text:p text:style-name="P296"/>
      <text:p text:style-name="P153">Bennett: <text:span text:style-name="T112"><text:s/>It’s my turn! #new_textbox# I’ll finish him with a mega limit attack. #new_textbox# Yahhh!! </text:span></text:p>
      <text:p text:style-name="P296"/>
      <text:p text:style-name="P153">Player<text:span text:style-name="T112">: </text:span><text:span text:style-name="T117">With that hit, he dies. #new_textbox# We gain 100 experience points and 25 gold.</text:span></text:p>
      <text:p text:style-name="P297"/>
      <text:p text:style-name="P154">Bennett: (victory music) <text:span text:style-name="T112">Dun dun dun dun nuuh nun nuuh nuuh nuuh</text:span></text:p>
      <text:p text:style-name="P298"/>
      <text:p text:style-name="P154">Check 2-B: Interact with a bush that hasn’t been defeated: </text:p>
      <text:p text:style-name="P298"/>
      <text:p text:style-name="P154">Player: <text:span text:style-name="T112">Look, It’s a treasure chest!</text:span></text:p>
      <text:p text:style-name="P298"/>
      <text:p text:style-name="P154">Bennett: <text:span text:style-name="T112">Yeah, this is what I live for. #new_textbox# The treasure will be mine.</text:span></text:p>
      <text:p text:style-name="P298"/>
      <text:p text:style-name="P154">Player: <text:span text:style-name="T112">Ahh! Look out! It’s a mimic monster in disguise!</text:span></text:p>
      <text:p text:style-name="P298"/>
      <text:p text:style-name="P154">Bennett: <text:span text:style-name="T112">Instead of picking the lock I’ll stab it with my triple slicer! #new_textbox# shing shing shing</text:span></text:p>
      <text:p text:style-name="P298"/>
      <text:p text:style-name="P154">Player: <text:span text:style-name="T112">Oooh a critical hit! #new_textbox# I’ll hit him with (limit slash/Magic Explosion)! #new_textbox# </text:span><text:span text:style-name="T118">Wham/BOOM!</text:span></text:p>
      <text:p text:style-name="P299"/>
      <text:p text:style-name="P155">Bennett:<text:span text:style-name="T112"> You finished him off!</text:span></text:p>
      <text:p text:style-name="P300"/>
      <text:p text:style-name="P155">Player: <text:span text:style-name="T112">Yeah, we got 75 experience points and 100 gold.</text:span></text:p>
      <text:p text:style-name="P300"/>
      <text:p text:style-name="P155"><text:soft-page-break/>Check 2-C Boss fight!</text:p>
      <text:p text:style-name="P155"/>
      <text:p text:style-name="P155">Player: <text:span text:style-name="T112">Bennett, look out. Here comes the boss. #new_textbox# It’s a fire dragon!</text:span></text:p>
      <text:p text:style-name="P300"/>
      <text:p text:style-name="P156">Bennett: <text:span text:style-name="T112">I’m gonna use my Ice Dagger Attack! #new_textbox# Ice Daaaaggerrrr!</text:span></text:p>
      <text:p text:style-name="P301"/>
      <text:p text:style-name="P156">Player: <text:span text:style-name="T112">Take my (Frost sword stab/ Frozen Blast spell)! #new_textbox# The fire dragon took damage from our attacks but it’s his turn. </text:span></text:p>
      <text:p text:style-name="P301"/>
      <text:p text:style-name="P156">Player: <text:span text:style-name="T112">The dragon</text:span></text:p>
      <text:p text:style-name="P301"><text:tab/>Bites me with his powerful jaws</text:p>
      <text:p text:style-name="P301"><text:tab/>Attacks you with with his claws</text:p>
      <text:p text:style-name="P301"><text:tab/>Hits us both with a wing attack</text:p>
      <text:p text:style-name="P301"><text:tab/>Hit us with his fire breath.</text:p>
      <text:p text:style-name="P301"/>
      <text:p text:style-name="P156">Player: <text:span text:style-name="T112">You take damage/ I take damage/ We take damage!</text:span></text:p>
      <text:p text:style-name="P301"/>
      <text:p text:style-name="P156">Bennett: <text:span text:style-name="T112">It’s time to stop playing around! <text:s/>It’s time for my ultra ice attack! <text:s/>Here we go! #new_textbox# MEGA! ULTRA! ICE! BLADE COMBO!!! #new_textbox# Shing shwing slash wham shing crunch bang pow BOOM! #new_textbox# It took all my magic points but I did it!</text:span></text:p>
      <text:p text:style-name="P301"/>
      <text:p text:style-name="P157">Player<text:span text:style-name="T112">: Well, I’ll use my (ultimate slash of the heavens/ Final ice meteor attack) #new_textbox# HEAVEN SLASH! (or) I SUMMON THE ICE METEOR!! #new_textbox# the fire dragon took a lot of damage from our attacks but he still has some fight left.</text:span></text:p>
      <text:p text:style-name="P302"/>
      <text:p text:style-name="P157">Player: <text:span text:style-name="T112">The fire dragon is getting ready to do his final attack! #new_textbox# He </text:span></text:p>
      <text:p text:style-name="P302"><text:tab/>Summons a fire wave that hits us both</text:p>
      <text:p text:style-name="P302"><text:tab/>Charges up a super hot blast of fire breath that blasts us</text:p>
      <text:p text:style-name="P302"><text:tab/>causes the ground to open and lava shoots out at us.</text:p>
      <text:p text:style-name="P302"/>
      <text:p text:style-name="P157">Player:<text:span text:style-name="T112"> Then the dragon falls down dead. #new_textbox# We take loads of damage and barely make it out alive. <text:s/>#</text:span><text:span text:style-name="T119">new_textbox</text:span><text:span text:style-name="T112"># </text:span><text:span text:style-name="T119">We gain, uhhm. <text:s/>I don’t know. How about 1000 experience points and gold.</text:span></text:p>
      <text:p text:style-name="P303"/>
      <text:p text:style-name="P158">Bennett: <text:span text:style-name="T112">Yeah, we gain a level from that battle. #new_textbox# I’m gonna spend my points in damage dealing.</text:span></text:p>
      <text:p text:style-name="P304"/>
      <text:p text:style-name="P158">Player:<text:span text:style-name="T112"> Yeah. <text:s/>#new_textbox# I’m bored of playing this cheese game. <text:s/>Let’s do something else.</text:span></text:p>
      <text:p text:style-name="P304"/>
      <text:p text:style-name="P158"/>
      <text:p text:style-name="P194"><text:span text:style-name="T2">Checkpoint </text:span><text:span text:style-name="T27">1</text:span><text:span text:style-name="T29">3</text:span><text:span text:style-name="T2">: </text:span><text:span text:style-name="T50">(</text:span><text:span text:style-name="T96">Mandatory</text:span><text:span text:style-name="T50">) </text:span><text:span text:style-name="T78"><text:s/></text:span><text:span text:style-name="T96">Go inside with Bennett</text:span><text:span text:style-name="T93">.</text:span></text:p>
      <text:p text:style-name="P216"><text:span text:style-name="T50"><text:tab/></text:span><text:span text:style-name="T6">Req:</text:span><text:span text:style-name="T52"> </text:span><text:span text:style-name="T96">Select the I don’t want to play the </text:span><text:span text:style-name="T95">cheese game </text:span><text:span text:style-name="T96">or finish the cheese game.</text:span></text:p>
      <text:p text:style-name="P216"><text:span text:style-name="T52"><text:tab/></text:span><text:span text:style-name="T6">Pass:</text:span><text:span text:style-name="T52"> </text:span><text:span text:style-name="T93">Finish conversation with </text:span><text:span text:style-name="T97">Bennett </text:span><text:span text:style-name="T93"><text:s/></text:span></text:p>
      <text:p text:style-name="P235"/>
      <text:p text:style-name="P83">Bennett will follow the player aroun<text:span text:style-name="T141">d when not in conversation</text:span></text:p>
      <text:p text:style-name="P83"/>
      <text:p text:style-name="P146">Bennett: <text:span text:style-name="T120">Awwhh. #new_textbox# I like playing cheese games. #new_textbox# What do you want to do then.</text:span></text:p>
      <text:p text:style-name="P290"/>
      <text:p text:style-name="P159">Player: <text:span text:style-name="T112">I don’t know. Maybe we can go in and play real games, </text:span><text:span text:style-name="T121">or well video games. <text:s/></text:span></text:p>
      <text:p text:style-name="P305"/>
      <text:p text:style-name="P160">Bennett:<text:span text:style-name="T112"> Alright. I guess so.</text:span></text:p>
      <text:p text:style-name="P306"/>
      <text:p text:style-name="P306"/>
      <text:p text:style-name="P195"><text:soft-page-break/><text:span text:style-name="T2">Checkpoint </text:span><text:span text:style-name="T27">1</text:span><text:span text:style-name="T30">4</text:span><text:span text:style-name="T2">: </text:span><text:span text:style-name="T50">(</text:span><text:span text:style-name="T96">Mandatory</text:span><text:span text:style-name="T50">) </text:span><text:span text:style-name="T78"><text:s/></text:span><text:span text:style-name="T98">Play video games</text:span><text:span text:style-name="T96"> with Bennett</text:span><text:span text:style-name="T93">.</text:span></text:p>
      <text:p text:style-name="P217"><text:span text:style-name="T50"><text:tab/></text:span><text:span text:style-name="T6">Req:</text:span><text:span text:style-name="T52"> </text:span><text:span text:style-name="T96">Select the I don’t want to play the </text:span><text:span text:style-name="T95">cheese game </text:span><text:span text:style-name="T96">or finish the cheese game.</text:span></text:p>
      <text:p text:style-name="P217"><text:span text:style-name="T52"><text:tab/></text:span><text:span text:style-name="T6">Pass:</text:span><text:span text:style-name="T52"> </text:span><text:span text:style-name="T93">Finish </text:span><text:span text:style-name="T98">a game</text:span><text:span text:style-name="T93"> with </text:span><text:span text:style-name="T97">Bennett. </text:span><text:span text:style-name="T93"><text:s/></text:span></text:p>
      <text:p text:style-name="P236"/>
      <text:p text:style-name="P84">Bennett will follow the player aroun<text:span text:style-name="T141">d when not in conversation. <text:s/></text:span><text:span text:style-name="T142">Play game console.</text:span></text:p>
      <text:p text:style-name="P84"/>
      <text:p text:style-name="P147">Bennett: <text:span text:style-name="T120">Awwhh. #new_textbox# I like playing cheese games. #new_textbox# What do you want to do then.</text:span></text:p>
      <text:p text:style-name="P291"/>
      <text:p text:style-name="P291"/>
      <text:p text:style-name="P196"><text:span text:style-name="T2">Checkpoint </text:span><text:span text:style-name="T27">1</text:span><text:span text:style-name="T31">5</text:span><text:span text:style-name="T2">: </text:span><text:span text:style-name="T50">(</text:span><text:span text:style-name="T96">Mandatory</text:span><text:span text:style-name="T50">) </text:span><text:span text:style-name="T78"><text:s/></text:span><text:span text:style-name="T99">Go to</text:span><text:span text:style-name="T96"> Bennett’</text:span><text:span text:style-name="T99">s house for Sleep over</text:span><text:span text:style-name="T93">.</text:span></text:p>
      <text:p text:style-name="P218"><text:span text:style-name="T50"><text:tab/></text:span><text:span text:style-name="T6">Req:</text:span><text:span text:style-name="T52"> </text:span><text:span text:style-name="T96">Select the I don’t want to play the </text:span><text:span text:style-name="T95">cheese game </text:span><text:span text:style-name="T96">or finish the cheese game.</text:span></text:p>
      <text:p text:style-name="P218"><text:span text:style-name="T52"><text:tab/></text:span><text:span text:style-name="T6">Pass:</text:span><text:span text:style-name="T52"> </text:span><text:span text:style-name="T93">Finish </text:span><text:span text:style-name="T98">a game</text:span><text:span text:style-name="T93"> with </text:span><text:span text:style-name="T97">Bennett. </text:span><text:span text:style-name="T93"><text:s/></text:span></text:p>
      <text:p text:style-name="P237"/>
      <text:p text:style-name="P85">Bennett will follow the player aroun<text:span text:style-name="T141">d when not in conversation. <text:s/></text:span><text:span text:style-name="T143">After exiting the game</text:span><text:span text:style-name="T142">.</text:span></text:p>
      <text:p text:style-name="P85"/>
      <text:p text:style-name="P86">Gains video gamer++</text:p>
      <text:p text:style-name="P85"/>
      <text:p text:style-name="P148">Bennett: <text:span text:style-name="T122">Hey, you wanna come sleep over at my house tonight?</text:span></text:p>
      <text:p text:style-name="P307"/>
      <text:p text:style-name="P161">Player: <text:span text:style-name="T112">Sure, I’ll have to go ask my mom though.</text:span></text:p>
      <text:p text:style-name="P307"/>
      <text:p text:style-name="P86">Interact with Mom.</text:p>
      <text:p text:style-name="P86"/>
      <text:p text:style-name="P161">Player: <text:span text:style-name="T112">Mom, can I go sleep over at Bennett’s house?</text:span></text:p>
      <text:p text:style-name="P307"/>
      <text:p text:style-name="P161">Mom: <text:span text:style-name="T112"><text:s/>Sure, it’s fine with me as long as it’s okay with Bennett’s Mom.</text:span></text:p>
      <text:p text:style-name="P307"/>
      <text:p text:style-name="P161">Bennett: <text:span text:style-name="T112">Oh it’s okay, I already asked her.</text:span></text:p>
      <text:p text:style-name="P307"/>
      <text:p text:style-name="P161">Mom: <text:span text:style-name="T112">Alright then.</text:span></text:p>
      <text:p text:style-name="P307"/>
      <text:p text:style-name="P86">Player and Bennett walk away.</text:p>
      <text:p text:style-name="P86"/>
      <text:p text:style-name="P161">Bennett: <text:span text:style-name="T112">I didn’t ask yet, but I’m sure she’ll say yeah.</text:span></text:p>
      <text:p text:style-name="P307"/>
      <text:p text:style-name="P161">Player: <text:span text:style-name="T112">I figured as much.</text:span></text:p>
      <text:p text:style-name="P307"/>
      <text:p text:style-name="P161">Bennett: <text:span text:style-name="T112">Hee <text:s/>hee. <text:s/>Let’s go to my house.</text:span></text:p>
      <text:p text:style-name="P307"/>
      <text:p text:style-name="P162">Player: <text:s/><text:span text:style-name="T112">O Yeah Boi! #new_textbox# Let’s get out of here.</text:span></text:p>
      <text:p text:style-name="P308"/>
      <text:p text:style-name="P308"/>
      <text:p text:style-name="P197"><text:span text:style-name="T2">Checkpoint </text:span><text:span text:style-name="T27">1</text:span><text:span text:style-name="T32">6</text:span><text:span text:style-name="T2">: </text:span><text:span text:style-name="T50">(</text:span><text:span text:style-name="T96">Mandatory</text:span><text:span text:style-name="T50">) </text:span><text:span text:style-name="T78"><text:s/></text:span><text:span text:style-name="T100">Enter Bennett’s house</text:span><text:span text:style-name="T93">.</text:span></text:p>
      <text:p text:style-name="P219"><text:span text:style-name="T50"><text:tab/></text:span><text:span text:style-name="T6">Req:</text:span><text:span text:style-name="T52"> </text:span><text:span text:style-name="T100">complete checkpoint 15</text:span></text:p>
      <text:p text:style-name="P240"><text:span text:style-name="T123"><text:tab/>Pass: </text:span><text:span text:style-name="T124">enter house</text:span></text:p>
      <text:p text:style-name="P331"/>
      <text:p text:style-name="P240"><text:span text:style-name="T124"><text:tab/></text:span><text:span text:style-name="T145">End Quest 2.</text:span><text:span text:style-name="T120"> </text:span></text:p>
      <text:p text:style-name="P332"/>
      <text:p text:style-name="P332"/>
      <text:p text:style-name="P332"/>
      <text:p text:style-name="P332"/>
      <text:p text:style-name="P332"/>
      <text:p text:style-name="P3"><text:soft-page-break/>Quest <text:span text:style-name="T154">3</text:span>: <text:s/><text:span text:style-name="T153">Sleep over at</text:span><text:span text:style-name="T111"> Bennett’</text:span><text:span text:style-name="T153">s House</text:span></text:p>
      <text:list xml:id="list1899731532" text:style-name="L5">
        <text:list-item>
          <text:p text:style-name="P266"><text:span text:style-name="T1">Characters</text:span>: <text:span text:style-name="T153">Katherine (</text:span><text:span text:style-name="T32">Cathy)</text:span><text:span text:style-name="T2">, </text:span><text:span text:style-name="T32">Weston (Wesl</text:span><text:span text:style-name="T33">e</text:span><text:span text:style-name="T32">y)</text:span><text:span text:style-name="T2">, </text:span><text:span text:style-name="T32">Breellee</text:span><text:span text:style-name="T2"> (sister), </text:span><text:span text:style-name="T22">Bennett (Brock)</text:span></text:p>
        </text:list-item>
        <text:list-item>
          <text:p text:style-name="P252">Transition: <text:span text:style-name="T45">Start Exploration of Property quest</text:span></text:p>
        </text:list-item>
        <text:list-item>
          <text:p text:style-name="P252"><text:span text:style-name="T109">Objective:</text:span><text:span text:style-name="T41"> <text:s/></text:span><text:span text:style-name="T42">Introduce </text:span><text:span text:style-name="T43">Bennett’</text:span><text:span text:style-name="T46">s family</text:span><text:span text:style-name="T42"> </text:span><text:span text:style-name="T43">and </text:span><text:span text:style-name="T42">establishing </text:span><text:span text:style-name="T46">the strange </text:span><text:span text:style-name="T47">and </text:span><text:span text:style-name="T46">awkward</text:span><text:span text:style-name="T43"> </text:span><text:span text:style-name="T42">relationship </text:span><text:span text:style-name="T47">his family has</text:span><text:span text:style-name="T42">. <text:s/></text:span><text:span text:style-name="T47">The sequence should build the characters</text:span><text:span text:style-name="T42">.</text:span></text:p>
        </text:list-item>
        <text:list-item>
          <text:p text:style-name="P256">Scene Area Restrictions: <text:span text:style-name="T42">Inside </text:span><text:span text:style-name="T47">Bennett</text:span><text:span text:style-name="T42">’s house</text:span></text:p>
        </text:list-item>
        <text:list-item>
          <text:p text:style-name="P260">Sides Available: <text:span text:style-name="T42">game console with game. </text:span><text:span text:style-name="T48">(Maybe a Pokemon like game.)</text:span></text:p>
        </text:list-item>
      </text:list>
      <text:p text:style-name="P13"/>
      <text:p text:style-name="P75"><text:span text:style-name="T120">Scene: </text:span><text:span text:style-name="T125">The player enters Bennett’s house and it looks like the 70s with dark paneling walls, gross carpet and dark wood everything. Kathrine is sitting on the couch in a moo-moo and two dogs are laying on the floor. Bennett immediately asks if the player can sleep over. <text:s/>The night just gets stranger from there.</text:span></text:p>
      <text:p text:style-name="P271"/>
      <text:p text:style-name="P198"><text:span text:style-name="T2">Checkpoint </text:span><text:span text:style-name="T27">1</text:span><text:span text:style-name="T2">: </text:span><text:span text:style-name="T50">(</text:span><text:span text:style-name="T96">Mandatory</text:span><text:span text:style-name="T50">) </text:span><text:span text:style-name="T78"><text:s/></text:span><text:span text:style-name="T101">Meet Kathrine and Weston</text:span><text:span text:style-name="T93">.</text:span></text:p>
      <text:p text:style-name="P220"><text:span text:style-name="T50"><text:tab/></text:span><text:span text:style-name="T6">Req:</text:span><text:span text:style-name="T52"> </text:span><text:span text:style-name="T101">Start Quest 3</text:span></text:p>
      <text:p text:style-name="P241"><text:span text:style-name="T123"><text:tab/></text:span><text:span text:style-name="T156">Pass</text:span><text:span text:style-name="T123">: </text:span><text:span text:style-name="T131">Finish Dialogue with Weston</text:span></text:p>
      <text:p text:style-name="P271"/>
      <text:p text:style-name="P272">Bennett walks into the living room with the player following behind.</text:p>
      <text:p text:style-name="P271"/>
      <text:p text:style-name="P163">Bennett:<text:span text:style-name="T112"> <text:s/>Mom, can #player_name# <text:s/></text:span><text:span text:style-name="T126">spend the night. <text:s/>#new_textbox# He asked his mom and she said It was okay with her.</text:span></text:p>
      <text:p text:style-name="P310"/>
      <text:p text:style-name="P164">Katherine:<text:span text:style-name="T112"> <text:s/>I don’t know Bennett. #new_textbox# #player_name# is that true?</text:span></text:p>
      <text:p text:style-name="P311"/>
      <text:p text:style-name="P164">Player:<text:span text:style-name="T112"> Yes ma’am. She said I could.</text:span></text:p>
      <text:p text:style-name="P311"/>
      <text:p text:style-name="P164">Katherine: <text:span text:style-name="T112">Huuhh… I guess so. <text:s/>#new_textbox# Bennett you need to be quiet tonight. I have a headache and I’m tired. #new_textbox# I’m going to go lay down in a little while.</text:span></text:p>
      <text:p text:style-name="P311"/>
      <text:p text:style-name="P164">Bennett: <text:span text:style-name="T112">Alright. I …</text:span></text:p>
      <text:p text:style-name="P311"/>
      <text:p text:style-name="P164">Breellee: <text:span text:style-name="T112">MOM! I’M READY MOM</text:span></text:p>
      <text:p text:style-name="P311"/>
      <text:p text:style-name="P164">Katherine: <text:span text:style-name="T112">I’LL BE THERE IN A MINUTE HONEY. (The player’s character shakes when this displays)</text:span></text:p>
      <text:p text:style-name="P311"/>
      <text:p text:style-name="P164">Bennett: <text:span text:style-name="T112">She better be wearing clothes this time.</text:span></text:p>
      <text:p text:style-name="P311"/>
      <text:p text:style-name="P164">Katherine:<text:span text:style-name="T112"> BENNETT! (player shakes again) You be nice to her. <text:s/>She’s only five years old and she doesn’t know better! She needs me to apply cream to her skin condition and its easier to do it after her bath.</text:span></text:p>
      <text:p text:style-name="P273"/>
      <text:p text:style-name="P165">Player: <text:span text:style-name="T112">…</text:span></text:p>
      <text:p text:style-name="P312"/>
      <text:p text:style-name="P165">Breellee: <text:span text:style-name="T112"><text:s/>MOM! COME ON!</text:span></text:p>
      <text:p text:style-name="P312"/>
      <text:p text:style-name="P165">Katherine: <text:span text:style-name="T112">I’M COMING! <text:s/>(player shakes again) JUST SIT ON THE BED AND WAIT! #new_textbox# Sigh, I’ve got to go take care of Breellee. <text:s/>You better behave okay.</text:span></text:p>
      <text:p text:style-name="P312"/>
      <text:p text:style-name="P165">Bennett: <text:span text:style-name="T112">Yeah, yeah, I’ll be good.</text:span></text:p>
      <text:p text:style-name="P312"/>
      <text:p text:style-name="P166">Katherine: <text:span text:style-name="T112">Alright.</text:span></text:p>
      <text:p text:style-name="P313"/>
      <text:p text:style-name="P274"><text:soft-page-break/>Katherine gets up and waddles to the back.</text:p>
      <text:p text:style-name="P274"/>
      <text:p text:style-name="P166">Player: <text:span text:style-name="T112">Uhhm.. Why is your mom going lay down so early, is she sick?</text:span></text:p>
      <text:p text:style-name="P313"/>
      <text:p text:style-name="P166">Bennett: <text:span text:style-name="T112">No, she always lays around in her room. She’s not sick.</text:span></text:p>
      <text:p text:style-name="P313"/>
      <text:p text:style-name="P166">Player: <text:span text:style-name="T112">Okay. <text:s/>Does your sister run around naked very often?</text:span></text:p>
      <text:p text:style-name="P313"/>
      <text:p text:style-name="P166">Bennett: <text:span text:style-name="T112">Sometimes. #new_textbox# <text:s/>She has a skin condition and needs some cream stuff every night. #new_textbox# Forget about her. She’s so annoying.</text:span></text:p>
      <text:p text:style-name="P313"/>
      <text:p text:style-name="P166">Katherine: <text:span text:style-name="T127">BENNETT! (the player jumps, The house shakes) YOUR FATHERS COMING HOME IN A LITTLE WHILE SO DON’T BOTHER HIM.</text:span></text:p>
      <text:p text:style-name="P314"/>
      <text:p text:style-name="P167">Bennett: <text:span text:style-name="T112">ALRIGHT MOM.</text:span></text:p>
      <text:p text:style-name="P315"/>
      <text:p text:style-name="P167">Player: <text:span text:style-name="T112">Dude, whats with all the yelling here?</text:span></text:p>
      <text:p text:style-name="P315"/>
      <text:p text:style-name="P167">Bennett: <text:span text:style-name="T112">What yelling? #new_textbox# Ah, don’t worry about it. Let go play over here.</text:span></text:p>
      <text:p text:style-name="P315"/>
      <text:p text:style-name="P275">Bennett takes off towards the pool table </text:p>
      <text:p text:style-name="P275"/>
      <text:p text:style-name="P167">Bennett: <text:span text:style-name="T112">Ya ya ya! Gonna spank yo butt! (says while running towards the pool table)</text:span></text:p>
      <text:p text:style-name="P312"/>
      <text:p text:style-name="P275">The player waits a moment walks after Bennett</text:p>
      <text:p text:style-name="P312"/>
      <text:p text:style-name="P167">Player: <text:span text:style-name="T112">Look at that pool table.</text:span></text:p>
      <text:p text:style-name="P315"/>
      <text:p text:style-name="P167">Bennett: <text:span text:style-name="T112">Yeah, let’s play.</text:span></text:p>
      <text:p text:style-name="P315"/>
      <text:p text:style-name="P167">Player: <text:span text:style-name="T112">I don’t know how to play pool.</text:span></text:p>
      <text:p text:style-name="P315"/>
      <text:p text:style-name="P167">Bennett: <text:span text:style-name="T112">Me either. <text:s/>#new_textbox# Let’s just roll the balls at each other’s balls or sum thin.</text:span></text:p>
      <text:p text:style-name="P315"/>
      <text:p text:style-name="P167">Player: <text:span text:style-name="T112">Okay. Sure why not.</text:span></text:p>
      <text:p text:style-name="P315"/>
      <text:p text:style-name="P275">Bennett slams a ball into another causing a ball to fly off the table and crash.</text:p>
      <text:p text:style-name="P275"/>
      <text:p text:style-name="P167">Weston: <text:span text:style-name="T112">Hey! What are you boys doing at my pool table.</text:span></text:p>
      <text:p text:style-name="P315"/>
      <text:p text:style-name="P275">Weston move on into view.</text:p>
      <text:p text:style-name="P275"/>
      <text:p text:style-name="P167"><text:span text:style-name="T112"><text:s/></text:span><text:span text:style-name="T155">Weston: </text:span><text:span text:style-name="T128">Who are you?</text:span></text:p>
      <text:p text:style-name="P316"/>
      <text:p text:style-name="P168">Player: <text:span text:style-name="T112">I’m #player_name# sir. #new_textbox# I’m Bennett’s friend from down the street.</text:span></text:p>
      <text:p text:style-name="P317"/>
      <text:p text:style-name="P168">Weston: <text:span text:style-name="T112">You must be spending the night then. <text:s/>#new_textbox# <text:s/>Don’t you know it’s rude to come to someone’s house and break other peoples things.</text:span></text:p>
      <text:p text:style-name="P317"/>
      <text:p text:style-name="P168">Player: <text:span text:style-name="T112">Well, it was Ben, uhhm… #new_textbox# Sorry Sir, It won’t happen again.</text:span></text:p>
      <text:p text:style-name="P317"/>
      <text:p text:style-name="P169">Weston: <text:span text:style-name="T112">Well, that’s better. <text:s/>#new_textbox# You see that Bennett. <text:s/>Your friend here is brave enough to own up to his actions. <text:s/>#new_textbox# It takes real moral fiber to do that. <text:s/>Actions have coincidences </text:span><text:soft-page-break/><text:span text:style-name="T112">though. #new_textbox# I’ve seen men get their jaws broken for much less than messing with another man’s pool table. </text:span></text:p>
      <text:p text:style-name="P318"/>
      <text:p text:style-name="P170">Weston: <text:span text:style-name="T112">Bennett, #Player_name# Have you ever been in a bar fight</text:span></text:p>
      <text:p text:style-name="P170">Player: <text:span text:style-name="T112">No, I mean I just turn 13 so..</text:span></text:p>
      <text:p text:style-name="P319"/>
      <text:p text:style-name="P170">Weston: <text:span text:style-name="T112">DON’T BE A SMART ASS! (player jumps) #new_textbox# I think I need to school you boys on respect and the harsh reality of the world. <text:s/>#new_textbox# You disrespect a man and he’ll kick your teeth in. <text:s/>If you talk to his girl he’ll probably stab you to death. #new_textbox# When you hurt a man’s pride and disrespect him, you </text:span><text:span text:style-name="T129">should</text:span><text:span text:style-name="T112"> expect the worst. #new_textbox# You better watch yourselves or you may end up on the business </text:span><text:span text:style-name="T129">end</text:span><text:span text:style-name="T112"> of a knife. </text:span><text:span text:style-name="T129">#new_textbox# Has anyone pulled a knife on you yet?</text:span></text:p>
      <text:p text:style-name="P320"/>
      <text:p text:style-name="P171">Bennett: <text:span text:style-name="T112">Nope, I don’t think… no.</text:span></text:p>
      <text:p text:style-name="P321"/>
      <text:p text:style-name="P171">Player: (<text:span text:style-name="T112">Gulp) no … sir…</text:span></text:p>
      <text:p text:style-name="P321"/>
      <text:p text:style-name="P171">Weston: <text:span text:style-name="T112">I had a knife pulled on me three times in my youth. <text:s/>#new_textbox# When they strike, you want to block with your forearm. #new_textbox# <text:s/>It’ll hurt like a mother but it is the best place to get hit if you have to get hit. #new_textbox# Come here and look at these scars on my arms. #new_textbox# I SAID COME HERE! (player jumps again)</text:span></text:p>
      <text:p text:style-name="P321"/>
      <text:p text:style-name="P276">The player and Bennett walks towards Weston</text:p>
      <text:p text:style-name="P276"/>
      <text:p text:style-name="P171">Player: <text:span text:style-name="T112">Oh …</text:span></text:p>
      <text:p text:style-name="P321"/>
      <text:p text:style-name="P171">Weston: <text:span text:style-name="T112"><text:s/>I was luck to get out alive. <text:s/>#new_textbox# Sometimes it is better to swallow your pride and run for it than to get gutted like a pig. #new_textbox# You listen to me, you disrespect a man or his woman and he’ll cut your throat and kick you until you bleed to death! </text:span><text:span text:style-name="T130">#new_textbox# That’s why it’s important to know your friends and be careful who you hang around with. #new_textbox# Most importantly always respect a man, his woman, and his stuff. #new_textbox# You can start by respecting my stuff and not f&amp;%#&amp;!* up my pool table!</text:span></text:p>
      <text:p text:style-name="P322"/>
      <text:p text:style-name="P172">Bennett: <text:span text:style-name="T112">Alright dad, we’ll be good.</text:span></text:p>
      <text:p text:style-name="P323"/>
      <text:p text:style-name="P172">Weston: <text:span text:style-name="T112">Alright. <text:s/>I’m going in the back. <text:s/>I don’t want to have to come out here.</text:span></text:p>
      <text:p text:style-name="P323"/>
      <text:p text:style-name="P277">Weston walks off towards the living room.</text:p>
      <text:p text:style-name="P277"/>
      <text:p text:style-name="P172">Bennett: <text:span text:style-name="T112">Alright, where were we. #new_textbox# Oh yeah, we’re knocking the balls.</text:span></text:p>
      <text:p text:style-name="P323"/>
      <text:p text:style-name="P172">Player: <text:span text:style-name="T112">I don’t really want to mess around with the pool table anymore. <text:s/>#new_textbox# How about we do something else.</text:span></text:p>
      <text:p text:style-name="P323"/>
      <text:p text:style-name="P172">Bennett: <text:span text:style-name="T112">Pshh, alright. <text:s/>#new_textbox# Ooo how about we go play some video games in my room!</text:span></text:p>
      <text:p text:style-name="P323"/>
      <text:p text:style-name="P172">Player: <text:span text:style-name="T112">Heck yeah, let’s do it!</text:span></text:p>
      <text:p text:style-name="P323"/>
      <text:p text:style-name="P323"/>
      <text:p text:style-name="P199"><text:span text:style-name="T2">Checkpoint </text:span><text:span text:style-name="T34">2</text:span><text:span text:style-name="T2">: </text:span><text:span text:style-name="T50">(</text:span><text:span text:style-name="T96">Mandatory</text:span><text:span text:style-name="T50">) </text:span><text:span text:style-name="T78"><text:s/></text:span><text:span text:style-name="T100">Bennett’s </text:span><text:span text:style-name="T102">room</text:span><text:span text:style-name="T93">.</text:span></text:p>
      <text:p text:style-name="P221"><text:span text:style-name="T50"><text:tab/></text:span><text:span text:style-name="T6">Req:</text:span><text:span text:style-name="T52"> </text:span><text:span text:style-name="T100">complete checkpoint 1</text:span></text:p>
      <text:p text:style-name="P242"><text:span text:style-name="T123"><text:tab/></text:span><text:span text:style-name="T156">Pass</text:span><text:span text:style-name="T123">: </text:span><text:span text:style-name="T132">Finish word combat with Bennett and Breellee</text:span></text:p>
      <text:p text:style-name="P333"/>
      <text:p text:style-name="P87"><text:soft-page-break/>The player gains the freed to roam around Bennett’s house. <text:s/>Next dialogue sequence starts when the player enters Bennett’s room.</text:p>
      <text:p text:style-name="P278"/>
      <text:p text:style-name="P173">Bennett: <text:span text:style-name="T133">I wanna play Fighter Toads or maybe Monisaur</text:span><text:span text:style-name="T112">.</text:span></text:p>
      <text:p text:style-name="P324"/>
      <text:p text:style-name="P174">Player: <text:span text:style-name="T112">Let’s play something two player.</text:span></text:p>
      <text:p text:style-name="P325"/>
      <text:p text:style-name="P174">Bennett: <text:span text:style-name="T112">Hmmm… (</text:span><text:span text:style-name="T144">Bennett rummages through his games.</text:span><text:span text:style-name="T112">)</text:span></text:p>
      <text:p text:style-name="P325"/>
      <text:p text:style-name="P279">Breellee walks in</text:p>
      <text:p text:style-name="P279"/>
      <text:p text:style-name="P174">Breellee: <text:span text:style-name="T112">Hey, I want to play with you guys.</text:span></text:p>
      <text:p text:style-name="P325"/>
      <text:p text:style-name="P174">Bennett: <text:span text:style-name="T112">Get out Breellee!</text:span></text:p>
      <text:p text:style-name="P325"/>
      <text:p text:style-name="P174">Breellee: <text:span text:style-name="T112">But I want to play! <text:s/>#new_textbox# <text:s/>It’s no fair! You get to have a friend over and I don’t have anyone to play with. #new_textbox# I’m staying and that’s that!</text:span></text:p>
      <text:p text:style-name="P325"/>
      <text:p text:style-name="P174">Bennett: <text:span text:style-name="T112">Breellee, go away! #player_name# and I don’t want you in here. <text:s/></text:span></text:p>
      <text:p text:style-name="P325"/>
      <text:p text:style-name="P174">Player: <text:span text:style-name="T112">(choice)</text:span></text:p>
      <text:p text:style-name="P325"><text:tab/>Don’t bring me into this. (Breellee +)</text:p>
      <text:p text:style-name="P325"><text:tab/>You’re a little to young Breellee. (breellee --)</text:p>
      <text:p text:style-name="P325"><text:tab/>I don’t care if she stays. (Breellee ++)</text:p>
      <text:p text:style-name="P325"/>
      <text:p text:style-name="P175">Bennett: <text:span text:style-name="T112">You don’t have to be nice to her (or) See! We Don’t want you here! (or) Well I don’t want you here, so leave.</text:span></text:p>
      <text:p text:style-name="P325"/>
      <text:p text:style-name="P175">Breellee: <text:span text:style-name="T112">I’m not! I’m not! I’m not! I’M NOT!!!</text:span></text:p>
      <text:p text:style-name="P326"/>
      <text:p text:style-name="P280">word battle with Bennett and Breellee</text:p>
      <text:p text:style-name="P333"><text:tab/></text:p>
      <text:p text:style-name="P336"><text:s/></text:p>
      <text:p text:style-name="P200"><text:span text:style-name="T2">Checkpoint </text:span><text:span text:style-name="T35">3</text:span><text:span text:style-name="T2">: </text:span><text:span text:style-name="T50">(</text:span><text:span text:style-name="T103">Optional</text:span><text:span text:style-name="T50">) </text:span><text:span text:style-name="T78"><text:s/></text:span><text:span text:style-name="T100">Bennett’s </text:span><text:span text:style-name="T104">wins the battle</text:span><text:span text:style-name="T93">.</text:span></text:p>
      <text:p text:style-name="P222"><text:span text:style-name="T50"><text:tab/></text:span><text:span text:style-name="T6">Req:</text:span><text:span text:style-name="T52"> </text:span><text:span text:style-name="T100">complete checkpoint </text:span><text:span text:style-name="T103">2 and Bennett wins the battle</text:span></text:p>
      <text:p text:style-name="P243"><text:span text:style-name="T123"><text:tab/></text:span><text:span text:style-name="T156">Pass</text:span><text:span text:style-name="T123">: </text:span><text:span text:style-name="T134">Breellee dialogue and action</text:span></text:p>
      <text:p text:style-name="P334"/>
      <text:p text:style-name="P280">Breellee runs out of the room</text:p>
      <text:p text:style-name="P281"/>
      <text:p text:style-name="P88"><text:span text:style-name="T152">Breellee:</text:span><text:span text:style-name="T149"> </text:span><text:span text:style-name="T150"><text:s/></text:span><text:span text:style-name="T149">MOM BENNETT WONT LET ME PLAY!</text:span></text:p>
      <text:p text:style-name="P326"/>
      <text:p text:style-name="P77"><text:span text:style-name="T148">Bennett: </text:span><text:span text:style-name="T151">And stay out you little butt sniffer! #new_textbox# She is so annoying.</text:span></text:p>
      <text:p text:style-name="P326"/>
      <text:p text:style-name="P78"><text:span text:style-name="T148">Player: </text:span><text:span text:style-name="T151">If you say so.</text:span></text:p>
      <text:p text:style-name="P327"/>
      <text:p text:style-name="P78"><text:span text:style-name="T148">Bennett: </text:span><text:span text:style-name="T151">Yeah, she is. <text:s/>Trust me.</text:span></text:p>
      <text:p text:style-name="P327"/>
      <text:p text:style-name="P282">Bennett walks towards the game console</text:p>
      <text:p text:style-name="P282"/>
      <text:p text:style-name="P201"><text:span text:style-name="T2">Checkpoint </text:span><text:span text:style-name="T36">4</text:span><text:span text:style-name="T2">: </text:span><text:span text:style-name="T50">(</text:span><text:span text:style-name="T103">Optional</text:span><text:span text:style-name="T50">) </text:span><text:span text:style-name="T78"><text:s/></text:span><text:span text:style-name="T100">B</text:span><text:span text:style-name="T104">reellee wins</text:span><text:span text:style-name="T93">.</text:span></text:p>
      <text:p text:style-name="P223"><text:span text:style-name="T50"><text:tab/></text:span><text:span text:style-name="T6">Req:</text:span><text:span text:style-name="T52"> </text:span><text:span text:style-name="T100">complete checkpoint </text:span><text:span text:style-name="T103">2 and B</text:span><text:span text:style-name="T105">reellee</text:span><text:span text:style-name="T103"> wins the battle</text:span></text:p>
      <text:p text:style-name="P244"><text:span text:style-name="T123"><text:tab/></text:span><text:span text:style-name="T156">Pass</text:span><text:span text:style-name="T123">: </text:span><text:span text:style-name="T134">Breellee dialogue and action</text:span></text:p>
      <text:p text:style-name="P335"/>
      <text:p text:style-name="P89"><text:soft-page-break/></text:p>
      <text:p text:style-name="P176">Breellee: <text:span text:style-name="T112">I’m gonna stay right here and Scream until you let me stay! #new_textbox# AAAAAHHHHHH!!!</text:span></text:p>
      <text:p text:style-name="P327"/>
      <text:p text:style-name="P176">Bennett: <text:span text:style-name="T112">All right! All right you can stay. Just shut up! (</text:span><text:span text:style-name="T144">plays while Breellee’s text box is still showing</text:span><text:span text:style-name="T112">)</text:span></text:p>
      <text:p text:style-name="P327"/>
      <text:p text:style-name="P90">A brief pause happens here</text:p>
      <text:p text:style-name="P327"/>
      <text:p text:style-name="P327"/>
      <text:p text:style-name="P202"><text:span text:style-name="T2">Checkpoint </text:span><text:span text:style-name="T37">5</text:span><text:span text:style-name="T2">: </text:span><text:span text:style-name="T50">(</text:span><text:span text:style-name="T105">Mandatory</text:span><text:span text:style-name="T50">) </text:span><text:span text:style-name="T78"><text:s/></text:span><text:span text:style-name="T105">Kathrine’s Yell</text:span><text:span text:style-name="T93">.</text:span></text:p>
      <text:p text:style-name="P224"><text:span text:style-name="T50"><text:tab/></text:span><text:span text:style-name="T6">Req:</text:span><text:span text:style-name="T52"> </text:span><text:span text:style-name="T100">complete checkpoint </text:span><text:span text:style-name="T105">3 or 4</text:span><text:span text:style-name="T103"> </text:span></text:p>
      <text:p text:style-name="P245"><text:span text:style-name="T123"><text:tab/></text:span><text:span text:style-name="T156">Pass</text:span><text:span text:style-name="T123">: </text:span><text:span text:style-name="T134">Breellee dialogue and action</text:span></text:p>
      <text:p text:style-name="P247"/>
      <text:p text:style-name="P177"><text:span text:style-name="T146">The house shakes violently and</text:span><text:span text:style-name="T112"> </text:span><text:span text:style-name="T135">both the player and Bennett fall over.</text:span></text:p>
      <text:p text:style-name="P328"/>
      <text:p text:style-name="P176">Kathrine: B-E-N-N-E-T-T! </text:p>
      <text:p text:style-name="P327"/>
      <text:p text:style-name="P91">The screen keeps shaking while the screen fades to black</text:p>
      <text:p text:style-name="P91"/>
      <text:p text:style-name="P79">Player: <text:span text:style-name="T112">Choice:</text:span></text:p>
      <text:p text:style-name="P79"><text:span text:style-name="T112"><text:tab/></text:span><text:span text:style-name="T151">Maybe we should just go to bed. <text:s/>(wisdom ++)</text:span></text:p>
      <text:p text:style-name="P330"><text:tab/>We should sit and play a game quietly (bravery ++)</text:p>
      <text:p text:style-name="P327"/>
      <text:p text:style-name="P191"><text:span text:style-name="T2">Checkpoint </text:span><text:span text:style-name="T38">6</text:span><text:span text:style-name="T2">: </text:span><text:span text:style-name="T50">(</text:span><text:span text:style-name="T106">Optional</text:span><text:span text:style-name="T50">) </text:span><text:span text:style-name="T78"><text:s/></text:span><text:span text:style-name="T106">Play a game</text:span><text:span text:style-name="T93">.</text:span></text:p>
      <text:p text:style-name="P225"><text:span text:style-name="T50"><text:tab/></text:span><text:span text:style-name="T6">Req:</text:span><text:span text:style-name="T52"> </text:span><text:span text:style-name="T100">complete checkpoint </text:span><text:span text:style-name="T106">5 and select play quietly</text:span></text:p>
      <text:p text:style-name="P246"><text:span text:style-name="T123"><text:tab/></text:span><text:span text:style-name="T156">Pass</text:span><text:span text:style-name="T123">: </text:span><text:span text:style-name="T136">Quit the game.</text:span></text:p>
      <text:p text:style-name="P248"/>
      <text:p text:style-name="P178"><text:span text:style-name="T147">Play a console mini game</text:span><text:span text:style-name="T135">. </text:span><text:span text:style-name="T136">Gaming ++</text:span></text:p>
      <text:p text:style-name="P329"/>
      <text:p text:style-name="P191"><text:span text:style-name="T2">Checkpoint </text:span><text:span text:style-name="T38">7</text:span><text:span text:style-name="T2">: </text:span><text:span text:style-name="T50">(</text:span><text:span text:style-name="T106">Mandatory</text:span><text:span text:style-name="T50">) </text:span><text:span text:style-name="T78"><text:s/></text:span><text:span text:style-name="T106">Free roam of the house</text:span><text:span text:style-name="T93">.</text:span></text:p>
      <text:p text:style-name="P225"><text:span text:style-name="T50"><text:tab/></text:span><text:span text:style-name="T6">Req:</text:span><text:span text:style-name="T52"> </text:span><text:span text:style-name="T100">complete checkpoint </text:span><text:span text:style-name="T106">5 </text:span></text:p>
      <text:p text:style-name="P246"><text:span text:style-name="T123"><text:tab/></text:span><text:span text:style-name="T156">Pass</text:span><text:span text:style-name="T123">: </text:span><text:span text:style-name="T136">Leave Bennett’s house.</text:span></text:p>
      <text:p text:style-name="P248"/>
      <text:p text:style-name="P91">The scene fades back into color <text:span text:style-name="T157">and the player is alone in Bennett’s bedroom. <text:s/>The player has freedom to explore the house. <text:s/>I’ll add random conversation with everyone and elements to interact with. (including the dogs). <text:s/>I want to capture the grossness of the house.</text:span></text:p>
      <text:p text:style-name="P91"/>
      <text:p text:style-name="P92">When the player tries to leave the house, the player freezes and Bennett moves towards the player.</text:p>
      <text:p text:style-name="P92"/>
      <text:p text:style-name="P179">Bennett: <text:span text:style-name="T137">Hey, you leaven</text:span><text:span text:style-name="T112">. <text:s/></text:span><text:span text:style-name="T137">#new_textbox# I’ll come over later. <text:s/>Maybe after I eat.</text:span></text:p>
      <text:p text:style-name="P309"/>
      <text:p text:style-name="P337"/>
      <text:p text:style-name="P4">Quest <text:span text:style-name="T158">4</text:span>: <text:s/><text:span text:style-name="T158">Neighborhood exploration and Meeting Parker</text:span></text:p>
      <text:list xml:id="list3069898902" text:style-name="L6">
        <text:list-item>
          <text:p text:style-name="P267"><text:span text:style-name="T1">Characters</text:span>: <text:span text:style-name="T158">Mom, Dad, Stephanie</text:span><text:span text:style-name="T2">, </text:span><text:span text:style-name="T22">Bennett (Brock),</text:span><text:span text:style-name="T39">Pa</text:span><text:span text:style-name="T40">r</text:span><text:span text:style-name="T39">ker</text:span></text:p>
        </text:list-item>
        <text:list-item>
          <text:p text:style-name="P253">Transition: <text:span text:style-name="T45">?</text:span></text:p>
        </text:list-item>
        <text:list-item>
          <text:p text:style-name="P253"><text:span text:style-name="T109">Objective:</text:span><text:span text:style-name="T41"> <text:s/></text:span><text:span text:style-name="T49">Explore the neighborhood a bit, learn some skills, and meet Parker</text:span><text:span text:style-name="T42">.</text:span></text:p>
        </text:list-item>
        <text:list-item>
          <text:p text:style-name="P257">Scene Area Restrictions: <text:span text:style-name="T42">?</text:span></text:p>
        </text:list-item>
        <text:list-item>
          <text:p text:style-name="P261">Sides Available: <text:span text:style-name="T42">?</text:span></text:p>
        </text:list-item>
      </text:list>
      <text:p text:style-name="P14"/>
      <text:p text:style-name="P76"><text:span text:style-name="T120">Scene: </text:span><text:span text:style-name="T137">go home</text:span><text:span text:style-name="T125">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4T11:06:35.646000000</meta:creation-date>
    <dc:date>2021-07-19T21:36:37.114000000</dc:date>
    <meta:editing-duration>P1DT11H50M42S</meta:editing-duration>
    <meta:editing-cycles>23</meta:editing-cycles>
    <meta:generator>LibreOffice/7.1.2.2$Windows_X86_64 LibreOffice_project/8a45595d069ef5570103caea1b71cc9d82b2aae4</meta:generator>
    <meta:document-statistic meta:table-count="0" meta:image-count="0" meta:object-count="0" meta:page-count="18" meta:paragraph-count="437" meta:word-count="6456" meta:character-count="38197" meta:non-whitespace-character-count="31875"/>
  </office:meta>
</office:document-meta>
</file>